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000000100A4495A58.png" manifest:media-type="image/png"/>
  <manifest:file-entry manifest:full-path="Pictures/1000000100000103000001165C9B26D2.png" manifest:media-type="image/png"/>
  <manifest:file-entry manifest:full-path="Pictures/10000001000000F2000000C22C50D6D5.png" manifest:media-type="image/png"/>
  <manifest:file-entry manifest:full-path="Pictures/1000000100000103000000F0B9DA922C.png" manifest:media-type="image/png"/>
  <manifest:file-entry manifest:full-path="Pictures/100000010000012C0000012C23150FFD.png" manifest:media-type="image/png"/>
  <manifest:file-entry manifest:full-path="Pictures/100000010000010000000100697BCBA2.png" manifest:media-type="image/png"/>
  <manifest:file-entry manifest:full-path="Pictures/100000010000010000000100246102AC.png" manifest:media-type="image/png"/>
  <manifest:file-entry manifest:full-path="Pictures/100000010000010000000100D51511BB.png" manifest:media-type="image/png"/>
  <manifest:file-entry manifest:full-path="Pictures/1000000100000100000001009E26EBA6.png" manifest:media-type="image/png"/>
  <manifest:file-entry manifest:full-path="Pictures/100000010000010000000100BA7411A2.png" manifest:media-type="image/png"/>
  <manifest:file-entry manifest:full-path="Pictures/100000010000012C0000012C13779555.png" manifest:media-type="image/png"/>
  <manifest:file-entry manifest:full-path="Pictures/100000010000010000000100212B5436.png" manifest:media-type="image/png"/>
  <manifest:file-entry manifest:full-path="Pictures/100000010000008C000000EC4D05B1A5.png" manifest:media-type="image/png"/>
  <manifest:file-entry manifest:full-path="Pictures/10002C8200001A9000001A90A2170336.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GRESSIVE" svg:font-family="AGRESSIVE" style:font-pitch="variable"/>
    <style:font-face style:name="Aptos" svg:font-family="Aptos" style:font-pitch="variable"/>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wiss" style:font-pitch="variable"/>
    <style:font-face style:name="Aptos3" svg:font-family="Aptos" style:font-family-generic="system" style:font-pitch="variable"/>
    <style:font-face style:name="Architects Daughter" svg:font-family="'Architects Daughter'" style:font-family-generic="system" style:font-pitch="variable"/>
    <style:font-face style:name="Arial" svg:font-family="Arial"/>
    <style:font-face style:name="Arial Nova" svg:font-family="'Arial Nova'" style:font-pitch="variable"/>
    <style:font-face style:name="Arial1" svg:font-family="Arial" style:font-family-generic="system" style:font-pitch="variable"/>
    <style:font-face style:name="Calibri" svg:font-family="Calibri"/>
    <style:font-face style:name="Calibri1" svg:font-family="Calibri" style:font-family-generic="roman"/>
    <style:font-face style:name="Comic Sans MS" svg:font-family="'Comic Sans MS'"/>
    <style:font-face style:name="Comic Sans MS1" svg:font-family="'Comic Sans MS'" style:font-family-generic="system" style:font-pitch="variable"/>
    <style:font-face style:name="Consolas" svg:font-family="Consolas" style:font-family-generic="swiss" style:font-pitch="fixed"/>
    <style:font-face style:name="Courier New" svg:font-family="'Courier New'"/>
    <style:font-face style:name="Courier New1" svg:font-family="'Courier New'" style:font-family-generic="modern" style:font-pitch="fixed"/>
    <style:font-face style:name="D050000L" svg:font-family="D050000L" style:font-adornments="Regular"/>
    <style:font-face style:name="Datacron" svg:font-family="Datacron" style:font-pitch="variable"/>
    <style:font-face style:name="Designer Block" svg:font-family="'Designer Block'" style:font-pitch="variable"/>
    <style:font-face style:name="Ethnocentric Rg" svg:font-family="'Ethnocentric Rg'" style:font-pitch="variable"/>
    <style:font-face style:name="Ink Free" svg:font-family="'Ink Free'" style:font-adornments="Negrita" style:font-pitch="variable"/>
    <style:font-face style:name="Jupiter" svg:font-family="Jupiter" style:font-pitch="variable"/>
    <style:font-face style:name="League Spartan Medium" svg:font-family="'League Spartan Medium'" style:font-adornments="Normal" style:font-pitch="variable"/>
    <style:font-face style:name="Liberation Mono" svg:font-family="'Liberation Mono'" style:font-family-generic="modern" style:font-pitch="fixed"/>
    <style:font-face style:name="MV Boli" svg:font-family="'MV Boli'" style:font-pitch="variable"/>
    <style:font-face style:name="Montserrat" svg:font-family="Montserrat"/>
    <style:font-face style:name="Montserrat Medium" svg:font-family="'Montserrat Medium'"/>
    <style:font-face style:name="Montserrat Medium1" svg:font-family="'Montserrat Medium'" style:font-family-generic="system" style:font-pitch="variable"/>
    <style:font-face style:name="Montserrat SemiBold" svg:font-family="'Montserrat SemiBold'"/>
    <style:font-face style:name="Montserrat SemiBold1" svg:font-family="'Montserrat SemiBold'" style:font-family-generic="system" style:font-pitch="variable"/>
    <style:font-face style:name="Montserrat1" svg:font-family="Montserrat" style:font-family-generic="system" style:font-pitch="variable"/>
    <style:font-face style:name="Noto Mono" svg:font-family="'Noto Mono'" style:font-pitch="fixed"/>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OpenSymbol1" svg:font-family="OpenSymbol" style:font-adornments="Regular"/>
    <style:font-face style:name="SF Alien Encounters" svg:font-family="'SF Alien Encounters'" style:font-pitch="variable"/>
    <style:font-face style:name="Symbol" svg:font-family="Symbol" style:font-charset="x-symbol"/>
    <style:font-face style:name="Ubuntu" svg:font-family="Ubuntu"/>
    <style:font-face style:name="Ubuntu Sans" svg:font-family="'Ubuntu Sans'" style:font-family-generic="swiss"/>
    <style:font-face style:name="Ubuntu Sans Mono" svg:font-family="'Ubuntu Sans Mono'" style:font-family-generic="swiss" style:font-pitch="fixed"/>
    <style:font-face style:name="Ubuntu Sans1" svg:font-family="'Ubuntu Sans'" style:font-family-generic="swiss" style:font-pitch="variable"/>
    <style:font-face style:name="Ubuntu1" svg:font-family="Ubuntu" style:font-pitch="variable"/>
    <style:font-face style:name="Wingdings" svg:font-family="Wingdings" style:font-charset="x-symbol"/>
  </office:font-face-decls>
  <office:automatic-styles>
    <style:style style:name="Tabla7" style:family="table">
      <style:table-properties style:width="11.299cm" fo:margin-left="-0.716cm" table:align="left" style:writing-mode="lr-tb"/>
    </style:style>
    <style:style style:name="Tabla7.A" style:family="table-column">
      <style:table-column-properties style:column-width="3.9cm"/>
    </style:style>
    <style:style style:name="Tabla7.B" style:family="table-column">
      <style:table-column-properties style:column-width="1.48cm"/>
    </style:style>
    <style:style style:name="Tabla7.1" style:family="table-row">
      <style:table-row-properties style:min-row-height="0.501cm"/>
    </style:style>
    <style:style style:name="Tabla7.A1" style:family="table-cell">
      <style:table-cell-properties style:vertical-align="middle" fo:padding="0cm" fo:border="none"/>
    </style:style>
    <style:style style:name="Tabla7.2" style:family="table-row">
      <style:table-row-properties style:min-row-height="0.605cm"/>
    </style:style>
    <style:style style:name="Tabla7.3" style:family="table-row">
      <style:table-row-properties style:min-row-height="0.494cm"/>
    </style:style>
    <style:style style:name="Tabla3" style:family="table">
      <style:table-properties style:width="18.898cm" fo:margin-left="-0.626cm" fo:margin-top="0cm" fo:margin-bottom="0cm" table:align="left" style:writing-mode="page"/>
    </style:style>
    <style:style style:name="Tabla3.A" style:family="table-column">
      <style:table-column-properties style:column-width="2.399cm"/>
    </style:style>
    <style:style style:name="Tabla3.B" style:family="table-column">
      <style:table-column-properties style:column-width="1.101cm"/>
    </style:style>
    <style:style style:name="Tabla3.C" style:family="table-column">
      <style:table-column-properties style:column-width="2.699cm"/>
    </style:style>
    <style:style style:name="Tabla3.D" style:family="table-column">
      <style:table-column-properties style:column-width="1.199cm"/>
    </style:style>
    <style:style style:name="Tabla3.E" style:family="table-column">
      <style:table-column-properties style:column-width="2.701cm"/>
    </style:style>
    <style:style style:name="Tabla3.1" style:family="table-row">
      <style:table-row-properties style:min-row-height="0.716cm" fo:keep-together="auto"/>
    </style:style>
    <style:style style:name="Tabla3.A1" style:family="table-cell">
      <style:table-cell-properties style:vertical-align="middle" fo:background-color="#b7b7b7" fo:padding="0.019cm" fo:border-left="0.5pt solid #000000" fo:border-right="0.5pt solid #b7b7b7" fo:border-top="0.5pt solid #000000" fo:border-bottom="0.5pt solid #b7b7b7">
        <style:background-image/>
      </style:table-cell-properties>
    </style:style>
    <style:style style:name="Tabla3.2" style:family="table-row">
      <style:table-row-properties style:min-row-height="0.635cm" fo:keep-together="auto"/>
    </style:style>
    <style:style style:name="Tabla3.A2" style:family="table-cell">
      <style:table-cell-properties style:vertical-align="middle" fo:background-color="transparent" fo:padding="0.019cm" fo:border-left="0.5pt solid #000000" fo:border-right="0.5pt solid #b7b7b7" fo:border-top="0.5pt solid #000000" fo:border-bottom="0.5pt solid #b7b7b7">
        <style:background-image/>
      </style:table-cell-properties>
    </style:style>
    <style:style style:name="Tabla3.B2" style:family="table-cell">
      <style:table-cell-properties style:vertical-align="middle" fo:background-color="transparent" fo:padding="0.019cm" fo:border-left="0.5pt solid #b7b7b7" fo:border-right="0.5pt solid #000000" fo:border-top="0.5pt solid #000000" fo:border-bottom="0.5pt solid #b7b7b7">
        <style:background-image/>
      </style:table-cell-properties>
    </style:style>
    <style:style style:name="Tabla3.E2" style:family="table-cell">
      <style:table-cell-properties style:vertical-align="middle" fo:background-color="transparent" fo:padding="0.019cm" fo:border-left="0.5pt solid #b7b7b7" fo:border-right="0.5pt solid #999999" fo:border-top="0.5pt solid #000000" fo:border-bottom="0.5pt solid #b7b7b7">
        <style:background-image/>
      </style:table-cell-properties>
    </style:style>
    <style:style style:name="Tabla3.F2" style:family="table-cell">
      <style:table-cell-properties style:vertical-align="middle" fo:padding="0.019cm" fo:border-left="0.5pt solid #999999" fo:border-right="0.5pt solid #000000" fo:border-top="0.5pt solid #000000" fo:border-bottom="0.5pt solid #999999"/>
    </style:style>
    <style:style style:name="Tabla3.G2" style:family="table-cell">
      <style:table-cell-properties style:vertical-align="middle" fo:background-color="#d9d9d9" fo:padding="0.019cm" fo:border="0.5pt solid #000000">
        <style:background-image/>
      </style:table-cell-properties>
    </style:style>
    <style:style style:name="Tabla3.3" style:family="table-row">
      <style:table-row-properties fo:keep-together="auto"/>
    </style:style>
    <style:style style:name="Tabla3.A3" style:family="table-cell">
      <style:table-cell-properties style:vertical-align="middle" fo:background-color="transparent" fo:padding="0.019cm" fo:border-left="0.5pt solid #000000" fo:border-right="0.5pt solid #b7b7b7" fo:border-top="0.5pt solid #b7b7b7" fo:border-bottom="0.5pt solid #b7b7b7">
        <style:background-image/>
      </style:table-cell-properties>
    </style:style>
    <style:style style:name="Tabla3.B3" style:family="table-cell">
      <style:table-cell-properties style:vertical-align="middle" fo:background-color="transparent" fo:padding="0.019cm" fo:border-left="0.5pt solid #b7b7b7" fo:border-right="0.5pt solid #000000" fo:border-top="0.5pt solid #b7b7b7" fo:border-bottom="0.5pt solid #b7b7b7">
        <style:background-image/>
      </style:table-cell-properties>
    </style:style>
    <style:style style:name="Tabla3.D3" style:family="table-cell">
      <style:table-cell-properties style:vertical-align="middle" fo:background-color="transparent" fo:padding="0.019cm" fo:border-left="0.5pt solid #b7b7b7" fo:border-right="0.5pt solid #434343" fo:border-top="0.5pt solid #b7b7b7" fo:border-bottom="0.5pt solid #b7b7b7">
        <style:background-image/>
      </style:table-cell-properties>
    </style:style>
    <style:style style:name="Tabla3.E3" style:family="table-cell">
      <style:table-cell-properties style:vertical-align="middle" fo:background-color="transparent" fo:padding="0.019cm" fo:border-left="0.5pt solid #b7b7b7" fo:border-right="0.5pt solid #999999" fo:border-top="0.5pt solid #b7b7b7" fo:border-bottom="0.5pt solid #b7b7b7">
        <style:background-image/>
      </style:table-cell-properties>
    </style:style>
    <style:style style:name="Tabla3.F3" style:family="table-cell">
      <style:table-cell-properties style:vertical-align="middle" fo:background-color="transparent" fo:padding="0.019cm" fo:border-left="0.5pt solid #999999" fo:border-right="0.5pt solid #666666" fo:border-top="0.5pt solid #999999" fo:border-bottom="0.5pt solid #b7b7b7">
        <style:background-image/>
      </style:table-cell-properties>
    </style:style>
    <style:style style:name="Tabla3.G3" style:family="table-cell">
      <style:table-cell-properties style:vertical-align="middle" fo:background-color="transparent" fo:padding="0.019cm" fo:border-left="0.5pt solid #434343" fo:border-right="0.5pt solid #b7b7b7" fo:border-top="0.5pt solid #000000" fo:border-bottom="0.5pt solid #b7b7b7">
        <style:background-image/>
      </style:table-cell-properties>
    </style:style>
    <style:style style:name="Tabla3.I3" style:family="table-cell">
      <style:table-cell-properties style:vertical-align="middle" fo:background-color="transparent" fo:padding="0.019cm" fo:border-left="0.5pt solid #666666" fo:border-right="0.5pt solid #999999" fo:border-top="0.5pt solid #000000" fo:border-bottom="0.5pt solid #b7b7b7">
        <style:background-image/>
      </style:table-cell-properties>
    </style:style>
    <style:style style:name="Tabla3.J3" style:family="table-cell">
      <style:table-cell-properties style:vertical-align="middle" fo:background-color="transparent" fo:padding="0.019cm" fo:border-left="0.5pt solid #999999" fo:border-right="0.5pt solid #000000" fo:border-top="0.5pt solid #000000" fo:border-bottom="0.5pt solid #b7b7b7">
        <style:background-image/>
      </style:table-cell-properties>
    </style:style>
    <style:style style:name="Tabla3.4" style:family="table-row">
      <style:table-row-properties fo:keep-together="auto"/>
    </style:style>
    <style:style style:name="Tabla3.F4" style:family="table-cell">
      <style:table-cell-properties style:vertical-align="middle" fo:background-color="transparent" fo:padding="0.019cm" fo:border-left="0.5pt solid #999999" fo:border-right="0.5pt solid #666666" fo:border-top="0.5pt solid #b7b7b7" fo:border-bottom="0.5pt solid #b7b7b7">
        <style:background-image/>
      </style:table-cell-properties>
    </style:style>
    <style:style style:name="Tabla3.G4" style:family="table-cell">
      <style:table-cell-properties style:vertical-align="middle" fo:background-color="transparent" fo:padding="0.019cm" fo:border-left="0.5pt solid #434343" fo:border-right="0.5pt solid #b7b7b7" fo:border-top="0.5pt solid #b7b7b7" fo:border-bottom="0.5pt solid #b7b7b7">
        <style:background-image/>
      </style:table-cell-properties>
    </style:style>
    <style:style style:name="Tabla3.I4" style:family="table-cell">
      <style:table-cell-properties style:vertical-align="middle" fo:background-color="transparent" fo:padding="0.019cm" fo:border-left="0.5pt solid #666666" fo:border-right="0.5pt solid #999999" fo:border-top="0.5pt solid #b7b7b7" fo:border-bottom="0.5pt solid #b7b7b7">
        <style:background-image/>
      </style:table-cell-properties>
    </style:style>
    <style:style style:name="Tabla3.J4" style:family="table-cell">
      <style:table-cell-properties style:vertical-align="middle" fo:background-color="transparent" fo:padding="0.019cm" fo:border-left="0.5pt solid #999999" fo:border-right="0.5pt solid #000000" fo:border-top="0.5pt solid #b7b7b7" fo:border-bottom="0.5pt solid #b7b7b7">
        <style:background-image/>
      </style:table-cell-properties>
    </style:style>
    <style:style style:name="Tabla3.5" style:family="table-row">
      <style:table-row-properties fo:keep-together="auto"/>
    </style:style>
    <style:style style:name="Tabla3.6" style:family="table-row">
      <style:table-row-properties fo:keep-together="auto"/>
    </style:style>
    <style:style style:name="Tabla3.7" style:family="table-row">
      <style:table-row-properties fo:keep-together="auto"/>
    </style:style>
    <style:style style:name="Tabla3.A7" style:family="table-cell">
      <style:table-cell-properties style:vertical-align="middle" fo:background-color="transparent" fo:padding="0.019cm" fo:border-left="0.5pt solid #000000" fo:border-right="0.5pt solid #b7b7b7" fo:border-top="0.5pt solid #b7b7b7" fo:border-bottom="0.5pt solid #000000">
        <style:background-image/>
      </style:table-cell-properties>
    </style:style>
    <style:style style:name="Tabla3.B7" style:family="table-cell">
      <style:table-cell-properties style:vertical-align="middle" fo:background-color="transparent" fo:padding="0.019cm" fo:border-left="0.5pt solid #b7b7b7" fo:border-right="0.5pt solid #000000" fo:border-top="0.5pt solid #b7b7b7" fo:border-bottom="0.5pt solid #000000">
        <style:background-image/>
      </style:table-cell-properties>
    </style:style>
    <style:style style:name="Tabla3.D7" style:family="table-cell">
      <style:table-cell-properties style:vertical-align="middle" fo:background-color="transparent" fo:padding="0.019cm" fo:border-left="0.5pt solid #b7b7b7" fo:border-right="0.5pt solid #434343" fo:border-top="0.5pt solid #b7b7b7" fo:border-bottom="0.5pt solid #000000">
        <style:background-image/>
      </style:table-cell-properties>
    </style:style>
    <style:style style:name="Tabla3.E7" style:family="table-cell">
      <style:table-cell-properties style:vertical-align="middle" fo:background-color="transparent" fo:padding="0.019cm" fo:border-left="0.5pt solid #b7b7b7" fo:border-right="0.5pt solid #999999" fo:border-top="0.5pt solid #b7b7b7" fo:border-bottom="0.5pt solid #000000">
        <style:background-image/>
      </style:table-cell-properties>
    </style:style>
    <style:style style:name="Tabla3.F7" style:family="table-cell">
      <style:table-cell-properties style:vertical-align="middle" fo:background-color="transparent" fo:padding="0.019cm" fo:border-left="0.5pt solid #999999" fo:border-right="0.5pt solid #666666" fo:border-top="0.5pt solid #b7b7b7" fo:border-bottom="0.5pt solid #000000">
        <style:background-image/>
      </style:table-cell-properties>
    </style:style>
    <style:style style:name="Tabla3.G7" style:family="table-cell">
      <style:table-cell-properties style:vertical-align="middle" fo:background-color="transparent" fo:padding="0.019cm" fo:border-left="0.5pt solid #434343" fo:border-right="0.5pt solid #b7b7b7" fo:border-top="0.5pt solid #b7b7b7" fo:border-bottom="0.5pt solid #000000">
        <style:background-image/>
      </style:table-cell-properties>
    </style:style>
    <style:style style:name="Tabla3.I7" style:family="table-cell">
      <style:table-cell-properties style:vertical-align="middle" fo:background-color="transparent" fo:padding="0.019cm" fo:border-left="0.5pt solid #666666" fo:border-right="0.5pt solid #999999" fo:border-top="0.5pt solid #b7b7b7" fo:border-bottom="0.5pt solid #000000">
        <style:background-image/>
      </style:table-cell-properties>
    </style:style>
    <style:style style:name="Tabla3.J7" style:family="table-cell">
      <style:table-cell-properties style:vertical-align="middle" fo:background-color="transparent" fo:padding="0.019cm" fo:border-left="0.5pt solid #999999" fo:border-right="0.5pt solid #000000" fo:border-top="0.5pt solid #b7b7b7" fo:border-bottom="0.5pt solid #000000">
        <style:background-image/>
      </style:table-cell-properties>
    </style:style>
    <style:style style:name="Tabla6" style:family="table">
      <style:table-properties style:width="16.877cm" fo:break-before="auto" fo:break-after="auto" table:align="left" style:writing-mode="lr-tb"/>
    </style:style>
    <style:style style:name="Tabla6.A" style:family="table-column">
      <style:table-column-properties style:column-width="2.395cm"/>
    </style:style>
    <style:style style:name="Tabla6.B" style:family="table-column">
      <style:table-column-properties style:column-width="14.482cm"/>
    </style:style>
    <style:style style:name="Tabla6.A1" style:family="table-cell">
      <style:table-cell-properties fo:padding="0.097cm" fo:border-left="none" fo:border-right="none" fo:border-top="0.75pt dotted #666666" fo:border-bottom="none"/>
    </style:style>
    <style:style style:name="Tabla6.A2" style:family="table-cell">
      <style:table-cell-properties fo:padding="0.097cm" fo:border="0.75pt dotted #666666"/>
    </style:style>
    <style:style style:name="Tabla6.9" style:family="table-row">
      <style:table-row-properties style:min-row-height="0.794cm"/>
    </style:style>
    <style:style style:name="Tabla6.A9" style:family="table-cell">
      <style:table-cell-properties fo:padding="0.097cm" fo:border-left="none" fo:border-right="none" fo:border-top="none" fo:border-bottom="0.75pt dotted #666666"/>
    </style:style>
    <style:style style:name="Tabla4" style:family="table" style:master-page-name="">
      <style:table-properties style:width="17.101cm" fo:margin-left="0.009cm" fo:margin-top="0cm" fo:margin-bottom="0cm" style:page-number="auto" fo:break-before="auto" fo:break-after="auto" table:align="left" fo:background-color="transparent" style:shadow="none" fo:keep-with-next="auto" style:may-break-between-rows="true" style:writing-mode="lr-tb">
        <style:background-image/>
      </style:table-properties>
    </style:style>
    <style:style style:name="Tabla4.A" style:family="table-column">
      <style:table-column-properties style:column-width="1.506cm"/>
    </style:style>
    <style:style style:name="Tabla4.B" style:family="table-column">
      <style:table-column-properties style:column-width="2.847cm"/>
    </style:style>
    <style:style style:name="Tabla4.C" style:family="table-column">
      <style:table-column-properties style:column-width="1.443cm"/>
    </style:style>
    <style:style style:name="Tabla4.D" style:family="table-column">
      <style:table-column-properties style:column-width="3.993cm"/>
    </style:style>
    <style:style style:name="Tabla4.E" style:family="table-column">
      <style:table-column-properties style:column-width="1.612cm"/>
    </style:style>
    <style:style style:name="Tabla4.F" style:family="table-column">
      <style:table-column-properties style:column-width="5.699cm"/>
    </style:style>
    <style:style style:name="Tabla4.1" style:family="table-row">
      <style:table-row-properties style:min-row-height="0.318cm" fo:background-color="transparent" fo:keep-together="auto">
        <style:background-image/>
      </style:table-row-properties>
    </style:style>
    <style:style style:name="Tabla4.A1" style:family="table-cell">
      <style:table-cell-properties style:vertical-align="middle" fo:background-color="#cccccc" fo:padding="0.099cm" fo:border="0.5pt solid #999999">
        <style:background-image/>
      </style:table-cell-properties>
    </style:style>
    <style:style style:name="Tabla4.B1" style:family="table-cell">
      <style:table-cell-properties style:vertical-align="middle" fo:background-color="transparent" fo:padding="0.099cm" fo:border="0.5pt solid #999999">
        <style:background-image/>
      </style:table-cell-properties>
    </style:style>
    <style:style style:name="Tabla4.C1" style:family="table-cell">
      <style:table-cell-properties style:vertical-align="middle" fo:background-color="#cccccc" fo:padding="0.099cm" fo:border="0.5pt solid #999999" style:writing-mode="lr-tb">
        <style:background-image/>
      </style:table-cell-properties>
    </style:style>
    <style:style style:name="Tabla4.D1" style:family="table-cell">
      <style:table-cell-properties style:vertical-align="middle" fo:background-color="transparent" fo:padding="0.049cm" fo:border="0.5pt solid #999999">
        <style:background-image/>
      </style:table-cell-properties>
    </style:style>
    <style:style style:name="Tabla4.F1" style:family="table-cell">
      <style:table-cell-properties style:vertical-align="middle" fo:background-color="transparent" fo:padding="0.049cm" fo:border="0.5pt solid #999999">
        <style:background-image/>
      </style:table-cell-properties>
    </style:style>
    <style:style style:name="Tabla4.2" style:family="table-row">
      <style:table-row-properties fo:background-color="transparent" fo:keep-together="auto">
        <style:background-image/>
      </style:table-row-properties>
    </style:style>
    <style:style style:name="Tabla4.C2" style:family="table-cell">
      <style:table-cell-properties style:vertical-align="middle" fo:background-color="#cccccc" fo:padding="0.099cm" fo:border-left="0.5pt solid #999999" fo:border-right="0.5pt solid #999999" fo:border-top="none" fo:border-bottom="0.5pt solid #999999" style:writing-mode="lr-tb">
        <style:background-image/>
      </style:table-cell-properties>
    </style:style>
    <style:style style:name="Tabla4.D2" style:family="table-cell">
      <style:table-cell-properties style:vertical-align="middle" fo:background-color="transparent" fo:padding="0.049cm" fo:border="0.5pt solid #999999">
        <style:background-image/>
      </style:table-cell-properties>
    </style:style>
    <style:style style:name="Tabla4.F2" style:family="table-cell">
      <style:table-cell-properties style:vertical-align="middle" fo:background-color="transparent" fo:padding="0.049cm" fo:border="0.5pt solid #999999">
        <style:background-image/>
      </style:table-cell-properties>
    </style:style>
    <style:style style:name="Tabla4.3" style:family="table-row">
      <style:table-row-properties fo:background-color="transparent" fo:keep-together="auto">
        <style:background-image/>
      </style:table-row-properties>
    </style:style>
    <style:style style:name="Tabla4.D3" style:family="table-cell">
      <style:table-cell-properties style:vertical-align="middle" fo:background-color="transparent" fo:padding="0.049cm" fo:border="0.5pt solid #999999">
        <style:background-image/>
      </style:table-cell-properties>
    </style:style>
    <style:style style:name="Tabla4.F3" style:family="table-cell">
      <style:table-cell-properties style:vertical-align="middle" fo:background-color="transparent" fo:padding="0.049cm" fo:border="0.5pt solid #999999">
        <style:background-image/>
      </style:table-cell-properties>
    </style:style>
    <style:style style:name="Tabla4.4" style:family="table-row">
      <style:table-row-properties style:min-row-height="0.688cm" fo:background-color="transparent" fo:keep-together="auto">
        <style:background-image/>
      </style:table-row-properties>
    </style:style>
    <style:style style:name="Tabla4.D4" style:family="table-cell">
      <style:table-cell-properties style:vertical-align="middle" fo:background-color="transparent" fo:padding="0.049cm" fo:border="0.5pt solid #999999">
        <style:background-image/>
      </style:table-cell-properties>
    </style:style>
    <style:style style:name="Tabla4.F4" style:family="table-cell">
      <style:table-cell-properties style:vertical-align="middle" fo:background-color="transparent" fo:padding="0.049cm" fo:border="0.5pt solid #999999">
        <style:background-image/>
      </style:table-cell-properties>
    </style:style>
    <style:style style:name="Tabla4.D5" style:family="table-cell">
      <style:table-cell-properties style:vertical-align="middle" fo:background-color="transparent" fo:padding="0.049cm" fo:border="0.5pt solid #999999">
        <style:background-image/>
      </style:table-cell-properties>
    </style:style>
    <style:style style:name="Tabla4.F5" style:family="table-cell">
      <style:table-cell-properties style:vertical-align="middle" fo:background-color="transparent" fo:padding="0.049cm" fo:border="0.5pt solid #999999">
        <style:background-image/>
      </style:table-cell-properties>
    </style:style>
    <style:style style:name="Tabla4.6" style:family="table-row">
      <style:table-row-properties style:min-row-height="0.623cm" fo:keep-together="auto"/>
    </style:style>
    <style:style style:name="Tabla4.7" style:family="table-row">
      <style:table-row-properties style:min-row-height="0.623cm" fo:keep-together="auto"/>
    </style:style>
    <style:style style:name="Tabla4.8" style:family="table-row">
      <style:table-row-properties style:min-row-height="0.623cm" fo:keep-together="auto"/>
    </style:style>
    <style:style style:name="Tabla4.9" style:family="table-row">
      <style:table-row-properties style:min-row-height="0.623cm" fo:keep-together="auto"/>
    </style:style>
    <style:style style:name="Tabla4.10" style:family="table-row">
      <style:table-row-properties style:min-row-height="0.623cm" fo:keep-together="auto"/>
    </style:style>
    <style:style style:name="Tabla5" style:family="table" style:master-page-name="">
      <style:table-properties style:width="16.644cm" fo:margin-left="-0.243cm" fo:margin-top="0cm" fo:margin-bottom="0cm" style:page-number="auto" fo:break-before="auto" fo:break-after="auto" table:align="left" fo:background-color="transparent" style:shadow="none" fo:keep-with-next="auto" style:may-break-between-rows="true" style:writing-mode="lr-tb">
        <style:background-image/>
      </style:table-properties>
    </style:style>
    <style:style style:name="Tabla5.A" style:family="table-column">
      <style:table-column-properties style:column-width="1.66cm"/>
    </style:style>
    <style:style style:name="Tabla5.B" style:family="table-column">
      <style:table-column-properties style:column-width="3.607cm"/>
    </style:style>
    <style:style style:name="Tabla5.C" style:family="table-column">
      <style:table-column-properties style:column-width="1.492cm"/>
    </style:style>
    <style:style style:name="Tabla5.D" style:family="table-column">
      <style:table-column-properties style:column-width="3.896cm"/>
    </style:style>
    <style:style style:name="Tabla5.E" style:family="table-column">
      <style:table-column-properties style:column-width="1.9cm"/>
    </style:style>
    <style:style style:name="Tabla5.F" style:family="table-column">
      <style:table-column-properties style:column-width="4.089cm"/>
    </style:style>
    <style:style style:name="Tabla5.1" style:family="table-row">
      <style:table-row-properties style:min-row-height="0.623cm" fo:keep-together="auto"/>
    </style:style>
    <style:style style:name="Tabla5.A1" style:family="table-cell">
      <style:table-cell-properties style:vertical-align="middle" fo:background-color="#efefef" fo:padding="0.099cm" fo:border="0.5pt solid #999999">
        <style:background-image/>
      </style:table-cell-properties>
    </style:style>
    <style:style style:name="Tabla5.B1" style:family="table-cell">
      <style:table-cell-properties style:vertical-align="middle" fo:background-color="#efefef" fo:padding="0.049cm" fo:border="0.5pt solid #999999">
        <style:background-image/>
      </style:table-cell-properties>
    </style:style>
    <style:style style:name="Tabla5.2" style:family="table-row">
      <style:table-row-properties fo:background-color="transparent" fo:keep-together="auto">
        <style:background-image/>
      </style:table-row-properties>
    </style:style>
    <style:style style:name="Tabla5.A2" style:family="table-cell">
      <style:table-cell-properties style:vertical-align="middle" fo:background-color="transparent" fo:padding="0.099cm" fo:border="0.5pt solid #999999">
        <style:background-image/>
      </style:table-cell-properties>
    </style:style>
    <style:style style:name="Tabla5.B2" style:family="table-cell">
      <style:table-cell-properties style:vertical-align="middle" fo:background-color="transparent" fo:padding="0.099cm" fo:border="0.5pt solid #999999" style:writing-mode="lr-tb">
        <style:background-image/>
      </style:table-cell-properties>
    </style:style>
    <style:style style:name="Tabla5.3" style:family="table-row">
      <style:table-row-properties fo:background-color="transparent" fo:keep-together="auto">
        <style:background-image/>
      </style:table-row-properties>
    </style:style>
    <style:style style:name="Tabla5.C3" style:family="table-cell">
      <style:table-cell-properties style:vertical-align="middle" fo:background-color="transparent" fo:padding="0.099cm" fo:border-left="0.5pt solid #999999" fo:border-right="0.5pt solid #999999" fo:border-top="none" fo:border-bottom="0.5pt solid #999999" style:writing-mode="lr-tb">
        <style:background-image/>
      </style:table-cell-properties>
    </style:style>
    <style:style style:name="Tabla5.4" style:family="table-row">
      <style:table-row-properties fo:background-color="transparent" fo:keep-together="auto">
        <style:background-image/>
      </style:table-row-properties>
    </style:style>
    <style:style style:name="Tabla5.5" style:family="table-row">
      <style:table-row-properties fo:background-color="transparent" fo:keep-together="auto">
        <style:background-image/>
      </style:table-row-properties>
    </style:style>
    <style:style style:name="Tabla5.D5" style:family="table-cell">
      <style:table-cell-properties style:vertical-align="middle" fo:padding="0.099cm" fo:border="0.5pt solid #999999"/>
    </style:style>
    <style:style style:name="P1" style:family="paragraph" style:parent-style-name="Table_20_Contents">
      <style:text-properties fo:font-size="4pt" style:font-size-asian="6pt" style:font-size-complex="6pt"/>
    </style:style>
    <style:style style:name="P2" style:family="paragraph" style:parent-style-name="Table_20_Contents">
      <style:paragraph-properties fo:text-align="center" style:justify-single-word="false"/>
      <style:text-properties fo:color="#156082" loext:opacity="100%" style:font-name="SF Alien Encounters" officeooo:rsid="0046524e" officeooo:paragraph-rsid="0046524e"/>
    </style:style>
    <style:style style:name="P3" style:family="paragraph" style:parent-style-name="Table_20_Contents">
      <loext:graphic-properties draw:fill="none"/>
      <style:paragraph-properties fo:margin-left="0.101cm" fo:margin-right="0cm" fo:margin-top="0cm" fo:margin-bottom="0cm" style:contextual-spacing="true" fo:line-height="100%" fo:text-align="start" style:justify-single-word="false" fo:orphans="0" fo:widows="0" fo:text-indent="0cm" style:auto-text-indent="false" fo:background-color="transparent" text:number-lines="false" text:line-number="0" style:writing-mode="lr-tb"/>
      <style:text-properties fo:color="#156082" loext:opacity="100%" style:font-name="SF Alien Encounters" fo:font-size="13pt" officeooo:rsid="0046524e" officeooo:paragraph-rsid="0046524e"/>
    </style:style>
    <style:style style:name="P4" style:family="paragraph" style:parent-style-name="Table_20_Contents">
      <style:paragraph-properties fo:margin-left="0.101cm" fo:margin-right="0cm" fo:margin-top="0cm" fo:margin-bottom="0cm" style:contextual-spacing="true" fo:line-height="100%" fo:text-align="end" style:justify-single-word="false" fo:text-indent="0cm" style:auto-text-indent="false" style:writing-mode="lr-tb"/>
      <style:text-properties fo:color="#156082" loext:opacity="100%" style:font-name="SF Alien Encounters" fo:font-size="13pt" officeooo:rsid="00499787" officeooo:paragraph-rsid="00499787"/>
    </style:style>
    <style:style style:name="P5" style:family="paragraph" style:parent-style-name="Table_20_Contents">
      <loext:graphic-properties draw:fill="none"/>
      <style:paragraph-properties fo:margin-left="0.101cm" fo:margin-right="0cm" fo:margin-top="0cm" fo:margin-bottom="0cm" style:contextual-spacing="true" fo:line-height="100%" fo:text-align="start" style:justify-single-word="false" fo:orphans="0" fo:widows="0" fo:text-indent="0cm" style:auto-text-indent="false" fo:background-color="transparent" text:number-lines="false" text:line-number="0" style:writing-mode="lr-tb"/>
      <style:text-properties fo:color="#156082" loext:opacity="100%" style:font-name="Arial Nova" fo:font-size="4pt" officeooo:rsid="0046524e" officeooo:paragraph-rsid="0046524e" style:font-size-asian="6pt" style:font-size-complex="6pt"/>
    </style:style>
    <style:style style:name="P6" style:family="paragraph" style:parent-style-name="Table_20_Contents">
      <style:paragraph-properties fo:margin-left="0.101cm" fo:margin-right="0cm" fo:margin-top="0cm" fo:margin-bottom="0cm" style:contextual-spacing="true" fo:line-height="100%" fo:text-align="end" style:justify-single-word="false" fo:text-indent="0cm" style:auto-text-indent="false" style:writing-mode="lr-tb"/>
      <style:text-properties fo:color="#156082" loext:opacity="100%" style:font-name="Arial Nova" fo:font-size="4pt" officeooo:rsid="00499787" officeooo:paragraph-rsid="00499787" style:font-size-asian="6pt" style:font-size-complex="6pt"/>
    </style:style>
    <style:style style:name="P7" style:family="paragraph" style:parent-style-name="Table_20_Contents">
      <style:paragraph-properties fo:text-align="start" style:justify-single-word="false"/>
    </style:style>
    <style:style style:name="P8" style:family="paragraph" style:parent-style-name="Header">
      <style:paragraph-properties fo:text-align="start" style:justify-single-word="false"/>
    </style:style>
    <style:style style:name="P9" style:family="paragraph" style:parent-style-name="Table_20_Contents">
      <style:paragraph-properties fo:margin-top="0cm" fo:margin-bottom="0cm" style:contextual-spacing="false"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Standard">
      <style:paragraph-properties fo:margin-top="0cm" fo:margin-bottom="0cm" style:contextual-spacing="false" fo:line-height="100%" style:register-true="true"/>
      <style:text-properties fo:color="#44546a" loext:opacity="100%" style:font-name="AGRESSIVE" fo:font-size="13pt" fo:letter-spacing="-0.025cm" fo:text-shadow="none" style:text-underline-style="none" fo:font-weight="bold" officeooo:rsid="0038adf5" officeooo:paragraph-rsid="00447873" style:font-size-asian="13pt" style:font-weight-asian="bold" style:font-size-complex="13pt" style:font-weight-complex="bold"/>
    </style:style>
    <style:style style:name="P12" style:family="paragraph" style:parent-style-name="Heading_20_1" style:master-page-name="">
      <loext:graphic-properties draw:fill="none" draw:fill-color="#729fcf"/>
      <style:paragraph-properties fo:margin-left="-2.101cm" fo:margin-right="0cm" fo:margin-top="0cm" fo:margin-bottom="0cm" style:contextual-spacing="false" fo:line-height="115%" fo:text-align="start" style:justify-single-word="false" fo:orphans="2" fo:widows="2" fo:text-indent="0cm" style:auto-text-indent="false" style:page-number="auto" fo:background-color="transparent" style:writing-mode="lr-tb"/>
      <style:text-properties fo:color="#44546a" loext:opacity="100%" style:font-name="AGRESSIVE" fo:font-size="18pt" fo:text-shadow="none" officeooo:rsid="0050f31d" officeooo:paragraph-rsid="0050f31d" style:font-size-asian="14pt" style:font-size-complex="14pt"/>
    </style:style>
    <style:style style:name="P13" style:family="paragraph" style:parent-style-name="Standard">
      <style:paragraph-properties fo:margin-top="0cm" fo:margin-bottom="0cm" style:contextual-spacing="false" fo:line-height="100%" fo:text-align="center" style:justify-single-word="false" style:register-true="false"/>
      <style:text-properties style:text-underline-style="none"/>
    </style:style>
    <style:style style:name="P14" style:family="paragraph" style:parent-style-name="Standard">
      <style:paragraph-properties fo:margin-top="0cm" fo:margin-bottom="0cm" style:contextual-spacing="false" fo:line-height="100%" fo:text-align="center" style:justify-single-word="false"/>
      <style:text-properties style:text-underline-style="none"/>
    </style:style>
    <style:style style:name="P15" style:family="paragraph" style:parent-style-name="Table_20_Contents">
      <style:paragraph-properties fo:text-align="center" style:justify-single-word="false"/>
      <style:text-properties style:text-underline-style="none"/>
    </style:style>
    <style:style style:name="P16" style:family="paragraph" style:parent-style-name="Table_20_Contents">
      <style:paragraph-properties fo:margin-top="0cm" fo:margin-bottom="0cm" style:contextual-spacing="false" fo:text-align="center" style:justify-single-word="false"/>
      <style:text-properties style:text-underline-style="none"/>
    </style:style>
    <style:style style:name="P17" style:family="paragraph" style:parent-style-name="Standard">
      <loext:graphic-properties draw:fill="none"/>
      <style:paragraph-properties fo:margin-left="0.025cm" fo:margin-right="0cm" fo:margin-top="0cm" fo:margin-bottom="0cm" style:contextual-spacing="false" fo:line-height="100%" fo:text-align="start" style:justify-single-word="false" fo:orphans="0" fo:widows="0" fo:text-indent="0cm" style:auto-text-indent="false" fo:background-color="transparent" style:writing-mode="lr-tb"/>
      <style:text-properties fo:color="#0563c1" loext:opacity="100%" style:font-name="Jupiter" fo:font-size="10.5pt" fo:letter-spacing="0.018cm" style:text-underline-style="none" fo:font-weight="bold" style:font-size-asian="10.5pt" style:font-weight-asian="bold" style:font-size-complex="10.5pt" style:font-weight-complex="bold"/>
    </style:style>
    <style:style style:name="P18" style:family="paragraph" style:parent-style-name="Standard">
      <loext:graphic-properties draw:fill="none"/>
      <style:paragraph-properties fo:margin-left="0.025cm" fo:margin-right="0.4cm" fo:margin-top="0cm" fo:margin-bottom="0cm" style:contextual-spacing="false" fo:line-height="100%" fo:text-align="start" style:justify-single-word="false" fo:orphans="0" fo:widows="0" fo:text-indent="0cm" style:auto-text-indent="false" fo:background-color="transparent" style:writing-mode="lr-tb"/>
      <style:text-properties fo:color="#0563c1" loext:opacity="100%" style:font-name="Jupiter" fo:font-size="10.5pt" fo:letter-spacing="0.018cm" style:text-underline-style="none" fo:font-weight="bold" style:font-size-asian="10.5pt" style:font-weight-asian="bold" style:font-size-complex="10.5pt" style:font-weight-complex="bold"/>
    </style:style>
    <style:style style:name="P19" style:family="paragraph" style:parent-style-name="Standard">
      <loext:graphic-properties draw:fill="none"/>
      <style:paragraph-properties fo:margin-left="0.025cm" fo:margin-right="0.4cm" fo:margin-top="0cm" fo:margin-bottom="0cm" style:contextual-spacing="false" fo:line-height="100%" fo:text-align="start" style:justify-single-word="false" fo:orphans="0" fo:widows="0" fo:text-indent="0cm" style:auto-text-indent="false" fo:background-color="transparent" style:writing-mode="lr-tb"/>
    </style:style>
    <style:style style:name="P20" style:family="paragraph" style:parent-style-name="Standard">
      <loext:graphic-properties draw:fill="none"/>
      <style:paragraph-properties fo:margin-left="0.025cm" fo:margin-right="0cm" fo:margin-top="0cm" fo:margin-bottom="0cm" style:contextual-spacing="false" fo:line-height="100%" fo:text-align="start" style:justify-single-word="false" fo:orphans="0" fo:widows="0" fo:text-indent="0cm" style:auto-text-indent="false" fo:background-color="transparent" style:writing-mode="lr-tb"/>
    </style:style>
    <style:style style:name="P21" style:family="paragraph" style:parent-style-name="Table_20_Contents">
      <loext:graphic-properties draw:fill="none"/>
      <style:paragraph-properties fo:margin-left="0cm" fo:margin-right="0cm" fo:margin-top="0cm" fo:margin-bottom="0cm" style:contextual-spacing="true" fo:line-height="100%" fo:text-align="center" style:justify-single-word="false" fo:orphans="0" fo:widows="0" fo:text-indent="0cm" style:auto-text-indent="false" fo:background-color="transparent" text:number-lines="false" text:line-number="0" style:writing-mode="lr-tb">
        <style:tab-stops>
          <style:tab-stop style:position="0.307cm"/>
        </style:tab-stops>
      </style:paragraph-properties>
    </style:style>
    <style:style style:name="P22" style:family="paragraph" style:parent-style-name="normal" style:master-page-name="">
      <style:paragraph-properties fo:margin-left="-0.499cm" fo:margin-right="-2.3cm" fo:margin-top="0cm" fo:margin-bottom="0.353cm" style:contextual-spacing="false" fo:line-height="100%"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23" style:family="paragraph" style:parent-style-name="Table_20_Contents">
      <style:paragraph-properties fo:text-align="center" style:justify-single-word="false"/>
      <style:text-properties style:font-name="Arial Nova" fo:font-size="6pt" style:font-size-asian="5.25pt" style:font-size-complex="6pt"/>
    </style:style>
    <style:style style:name="P24" style:family="paragraph" style:parent-style-name="Table_20_Contents">
      <loext:graphic-properties draw:fill="none"/>
      <style:paragraph-properties fo:margin-left="0cm" fo:margin-right="0cm" fo:margin-top="0cm" fo:margin-bottom="0cm" style:contextual-spacing="true" fo:line-height="100%" fo:text-align="center" style:justify-single-word="false" fo:orphans="0" fo:widows="0" fo:text-indent="0cm" style:auto-text-indent="false" fo:background-color="transparent" text:number-lines="false" text:line-number="0" style:writing-mode="lr-tb"/>
      <style:text-properties style:font-name="Arial Nova" fo:font-size="4pt" style:font-size-asian="6pt" style:font-size-complex="6pt"/>
    </style:style>
    <style:style style:name="P25" style:family="paragraph" style:parent-style-name="Table_20_Contents">
      <style:paragraph-properties fo:text-align="center" style:justify-single-word="false"/>
      <style:text-properties style:font-name="Arial Nova" fo:font-size="4pt" style:font-size-asian="6pt" style:font-size-complex="6pt"/>
    </style:style>
    <style:style style:name="P26" style:family="paragraph" style:parent-style-name="Footer">
      <style:paragraph-properties fo:text-align="center" style:justify-single-word="false"/>
      <style:text-properties style:font-name="Arial Nova" fo:font-size="2pt" style:font-size-asian="5.25pt" style:font-size-complex="6pt"/>
    </style:style>
    <style:style style:name="P27" style:family="paragraph" style:parent-style-name="Standard">
      <loext:graphic-properties draw:fill="none"/>
      <style:paragraph-properties fo:margin-left="0cm" fo:margin-right="0cm" fo:margin-top="0cm" fo:margin-bottom="0cm" style:contextual-spacing="false" fo:line-height="95%" fo:text-align="start" style:justify-single-word="false" fo:orphans="2" fo:widows="2" fo:text-indent="0.199cm" style:auto-text-indent="false" fo:background-color="transparent" style:writing-mode="lr-tb"/>
      <style:text-properties fo:color="#475d9e" loext:opacity="100%" style:font-name="MV Boli" fo:font-size="8pt" fo:letter-spacing="-0.053cm" officeooo:rsid="003e090f" officeooo:paragraph-rsid="003e090f" style:font-size-asian="7pt" style:font-size-complex="8pt"/>
    </style:style>
    <style:style style:name="P28" style:family="paragraph" style:parent-style-name="Heading_20_2" style:master-page-name="">
      <style:paragraph-properties fo:margin-left="-2cm" fo:line-height="150%" style:page-number="auto"/>
      <style:text-properties officeooo:paragraph-rsid="005052ee"/>
    </style:style>
    <style:style style:name="P29" style:family="paragraph" style:parent-style-name="Heading_20_1">
      <style:paragraph-properties fo:margin-right="-2.291cm" fo:line-height="150%" fo:orphans="0" fo:widows="0" fo:text-indent="-0.998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30" style:family="paragraph" style:parent-style-name="normal">
      <style:paragraph-properties fo:line-height="150%" fo:orphans="0" fo:widows="0">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31" style:family="paragraph" style:parent-style-name="normal" style:master-page-name="">
      <style:paragraph-properties fo:margin-left="-0.6cm" fo:margin-right="-2.3cm" fo:line-height="150%"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32" style:family="paragraph" style:parent-style-name="Horizontal_20_Line" style:master-page-name="">
      <loext:graphic-properties draw:fill="none"/>
      <style:paragraph-properties fo:margin-left="0cm" fo:margin-right="0cm" fo:margin-top="0cm" fo:margin-bottom="0.499cm" style:contextual-spacing="false" fo:line-height="200%" fo:text-align="start" style:justify-single-word="false" fo:orphans="2" fo:widows="2" fo:text-indent="-1.199cm" style:auto-text-indent="false" style:page-number="auto" fo:background-color="transparent" style:border-line-width-bottom="0.002cm 0.004cm 0.002cm" fo:padding="0cm" fo:border-left="none" fo:border-right="none" fo:border-top="none" fo:border-bottom="0.2pt double #808080" text:number-lines="false" text:line-number="0" style:writing-mode="lr-tb" style:join-border="false"/>
      <style:text-properties officeooo:paragraph-rsid="005052ee"/>
    </style:style>
    <style:style style:name="P33" style:family="paragraph" style:parent-style-name="normal" style:master-page-name="">
      <style:paragraph-properties fo:margin-left="-0.499cm" fo:margin-right="-2.3cm" fo:line-height="200%"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34" style:family="paragraph" style:parent-style-name="normal" style:master-page-name="">
      <style:paragraph-properties fo:margin-left="-0.499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35" style:family="paragraph" style:parent-style-name="normal">
      <style:paragraph-properties fo:margin-left="-0.499cm" fo:margin-right="-2.3cm" fo:line-height="115%"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36" style:family="paragraph" style:parent-style-name="normal" style:master-page-name="">
      <style:paragraph-properties fo:margin-left="-0.4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37" style:family="paragraph" style:parent-style-name="normal">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38" style:family="paragraph" style:parent-style-name="Standard">
      <style:paragraph-properties fo:margin-left="-2cm" fo:line-height="150%"/>
      <style:text-properties officeooo:paragraph-rsid="0050f31d" style:language-asian="es" style:country-asian="ES"/>
    </style:style>
    <style:style style:name="P39" style:family="paragraph" style:parent-style-name="Standard">
      <style:paragraph-properties fo:text-indent="0.025cm" style:auto-text-indent="false">
        <style:tab-stops>
          <style:tab-stop style:position="0.24cm"/>
        </style:tab-stops>
      </style:paragraph-properties>
      <style:text-properties fo:color="#2196f3" loext:opacity="100%" style:font-name="Arial Nova" fo:font-size="9pt" fo:letter-spacing="-0.021cm" style:text-underline-style="none" fo:font-weight="bold" officeooo:rsid="0051f036" officeooo:paragraph-rsid="0050f31d" style:font-size-asian="9pt" style:font-weight-asian="bold" style:font-size-complex="9pt" style:font-weight-complex="bold"/>
    </style:style>
    <style:style style:name="P40" style:family="paragraph" style:parent-style-name="Standard">
      <loext:graphic-properties draw:fill="none"/>
      <style:paragraph-properties fo:margin-left="0cm" fo:margin-right="0cm" fo:margin-top="0cm" fo:margin-bottom="0cm" style:contextual-spacing="true" fo:line-height="100%" fo:text-align="start" style:justify-single-word="false" fo:orphans="0" fo:widows="0" fo:text-indent="0.101cm" style:auto-text-indent="false" fo:background-color="transparent" style:writing-mode="lr-tb">
        <style:tab-stops>
          <style:tab-stop style:position="0.24cm"/>
        </style:tab-stops>
      </style:paragraph-properties>
      <style:text-properties fo:color="#2196f3" loext:opacity="100%" style:font-name="Arial Nova" fo:font-size="9pt" fo:letter-spacing="-0.021cm" style:text-underline-style="none" fo:font-weight="bold" officeooo:rsid="0051f036" officeooo:paragraph-rsid="0050f31d" style:font-size-asian="9pt" style:font-weight-asian="bold" style:font-size-complex="9pt" style:font-weight-complex="bold"/>
    </style:style>
    <style:style style:name="P41" style:family="paragraph" style:parent-style-name="Standard">
      <loext:graphic-properties draw:fill="none"/>
      <style:paragraph-properties fo:margin-left="0cm" fo:margin-right="0cm" fo:margin-top="0cm" fo:margin-bottom="0cm" style:contextual-spacing="true" fo:line-height="100%" fo:text-align="start" style:justify-single-word="false" fo:orphans="0" fo:widows="0" fo:text-indent="-0.3cm" style:auto-text-indent="false" fo:background-color="transparent" style:writing-mode="lr-tb">
        <style:tab-stops>
          <style:tab-stop style:position="0.24cm"/>
        </style:tab-stops>
      </style:paragraph-properties>
      <style:text-properties fo:color="#2196f3" loext:opacity="100%" style:font-name="Arial Nova" fo:font-size="9pt" fo:letter-spacing="-0.021cm" style:text-underline-style="none" fo:font-weight="bold" officeooo:rsid="0051f036" officeooo:paragraph-rsid="0050f31d" style:font-size-asian="9pt" style:font-weight-asian="bold" style:font-size-complex="9pt" style:font-weight-complex="bold"/>
    </style:style>
    <style:style style:name="P42" style:family="paragraph" style:parent-style-name="normal" style:master-page-name="">
      <loext:graphic-properties draw:fill="none"/>
      <style:paragraph-properties fo:margin-left="-0.6cm" fo:margin-right="-2.3cm" fo:margin-top="0cm" fo:margin-bottom="0cm" style:contextual-spacing="false" fo:line-height="150%" fo:text-align="start" style:justify-single-word="false" fo:orphans="0" fo:widows="0" fo:text-indent="0cm" style:auto-text-indent="false" style:page-number="auto" fo:background-color="transparent"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1" style:font-size-asian="14pt" style:font-weight-asian="bold" style:font-name-complex="Montserrat1" style:font-size-complex="14pt"/>
    </style:style>
    <style:style style:name="P43" style:family="paragraph" style:parent-style-name="normal" style:master-page-name="">
      <style:paragraph-properties fo:margin-left="-0.6cm" fo:margin-right="-2.3cm" fo:line-height="150%"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1" style:font-size-asian="14pt" style:font-weight-asian="bold" style:font-name-complex="Montserrat1" style:font-size-complex="14pt"/>
    </style:style>
    <style:style style:name="P44" style:family="paragraph" style:parent-style-name="normal">
      <style:paragraph-properties fo:margin-left="-0.6cm" fo:margin-right="-2.3cm" fo:line-height="150%" fo:orphans="0" fo:widows="0"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1" style:font-size-asian="14pt" style:font-weight-asian="bold" style:font-name-complex="Montserrat1" style:font-size-complex="14pt"/>
    </style:style>
    <style:style style:name="P45" style:family="paragraph" style:parent-style-name="normal" style:master-page-name="">
      <style:paragraph-properties fo:margin-left="-0.6cm" fo:margin-right="-2.3cm" fo:line-height="115%"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1" style:font-size-asian="14pt" style:font-weight-asian="bold" style:font-name-complex="Montserrat1" style:font-size-complex="14pt"/>
    </style:style>
    <style:style style:name="P46" style:family="paragraph" style:parent-style-name="normal">
      <style:paragraph-properties fo:margin-left="0cm" fo:margin-right="0cm" fo:line-height="100%" fo:keep-together="auto" fo:orphans="0" fo:widows="0" fo:text-indent="0cm" style:auto-text-indent="false"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 SemiBold1" style:font-size-asian="14pt" style:font-weight-asian="bold" style:font-name-complex="Montserrat SemiBold1" style:font-size-complex="14pt" style:font-weight-complex="bold"/>
    </style:style>
    <style:style style:name="P47" style:family="paragraph" style:parent-style-name="normal">
      <style:paragraph-properties fo:margin-left="-0.499cm" fo:margin-right="-2.3cm" fo:line-height="150%" fo:orphans="0" fo:widows="0" fo:text-indent="0cm" style:auto-text-indent="false" fo:padding="0cm" fo:border="none" style:shadow="none"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officeooo:paragraph-rsid="0050f31d"/>
    </style:style>
    <style:style style:name="P48" style:family="paragraph" style:parent-style-name="normal">
      <style:paragraph-properties fo:margin-left="-0.499cm" fo:margin-right="-2.3cm" fo:line-height="150%"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officeooo:paragraph-rsid="0050f31d"/>
    </style:style>
    <style:style style:name="P49" style:family="paragraph" style:parent-style-name="normal">
      <style:paragraph-properties fo:margin-left="-0.499cm" fo:margin-right="-2.3cm" fo:line-height="150%"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616161" loext:opacity="100%" style:font-name="Consolas" fo:font-size="14pt" officeooo:paragraph-rsid="0050f31d" style:font-size-asian="14pt" style:font-size-complex="14pt"/>
    </style:style>
    <style:style style:name="P50" style:family="paragraph" style:parent-style-name="normal" style:master-page-name="">
      <style:paragraph-properties fo:margin-left="-0.499cm" fo:margin-right="-2.3cm" fo:line-height="100%"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24242" loext:opacity="100%" style:font-name="Arial Nova" fo:font-size="11pt" officeooo:paragraph-rsid="0054e60a" style:font-name-asian="Arial1" style:font-size-asian="9pt" style:font-name-complex="Arial1" style:font-size-complex="9pt"/>
    </style:style>
    <style:style style:name="P51" style:family="paragraph" style:parent-style-name="normal">
      <style:paragraph-properties fo:margin-left="-0.499cm" fo:margin-right="-2.3cm" fo:line-height="150%" fo:orphans="0" fo:widows="0" fo:text-indent="0cm" style:auto-text-indent="false" fo:padding="0cm" fo:border="none" style:shadow="none"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24242" loext:opacity="100%" style:font-name="Arial Nova" fo:font-size="11pt" officeooo:paragraph-rsid="0054e60a" style:font-name-asian="Arial1" style:font-size-asian="9pt" style:font-name-complex="Arial1" style:font-size-complex="9pt"/>
    </style:style>
    <style:style style:name="P52" style:family="paragraph" style:parent-style-name="normal" style:master-page-name="">
      <style:paragraph-properties fo:margin-left="-0.499cm" fo:margin-right="-2.3cm" fo:line-height="200%"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53" style:family="paragraph" style:parent-style-name="normal">
      <style:paragraph-properties fo:margin-left="-0.499cm" fo:margin-right="-2.3cm" fo:line-height="200%"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54" style:family="paragraph" style:parent-style-name="normal" style:master-page-name="">
      <style:paragraph-properties fo:margin-left="-0.499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55" style:family="paragraph" style:parent-style-name="normal">
      <style:paragraph-properties fo:margin-left="-0.499cm" fo:margin-right="-2.3cm" fo:line-height="115%"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56" style:family="paragraph" style:parent-style-name="normal">
      <loext:graphic-properties draw:fill="none"/>
      <style:paragraph-properties fo:margin-left="0.101cm" fo:margin-right="-2.3cm" fo:margin-top="0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af50" loext:opacity="100%" style:font-name="Consolas" fo:font-size="12pt" fo:font-style="italic" fo:font-weight="normal" officeooo:paragraph-rsid="0050f31d" style:font-name-asian="Arial1" style:font-size-asian="12pt" style:font-style-asian="italic" style:font-weight-asian="normal" style:font-name-complex="Arial1" style:font-size-complex="12pt" style:font-style-complex="italic" style:font-weight-complex="normal"/>
    </style:style>
    <style:style style:name="P57" style:family="paragraph" style:parent-style-name="Heading_20_2" style:list-style-name="L2" style:master-page-name="">
      <style:paragraph-properties fo:margin-left="-0.6cm" fo:margin-right="-2.3cm" fo:line-height="150%" fo:text-indent="-0.9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58" style:family="paragraph" style:parent-style-name="Heading_20_2" style:list-style-name="L2" style:master-page-name="">
      <style:paragraph-properties fo:margin-left="-0.801cm" fo:margin-right="-2.3cm" fo:line-height="150%" fo:text-indent="-0.9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59" style:family="paragraph" style:parent-style-name="Heading_20_2" style:list-style-name="L2" style:master-page-name="">
      <loext:graphic-properties draw:fill="none" draw:fill-color="#729fcf"/>
      <style:paragraph-properties fo:margin-left="-0.801cm" fo:margin-right="-2.3cm" fo:margin-top="0.171cm" fo:margin-bottom="0.101cm" style:contextual-spacing="false" fo:line-height="150%" fo:text-align="start" style:justify-single-word="false" fo:keep-together="always" fo:orphans="2" fo:widows="2" fo:text-indent="-0.9cm" style:auto-text-indent="false" style:page-number="auto" fo:background-color="transparent" fo:keep-with-next="always"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60" style:family="paragraph" style:parent-style-name="Heading_20_2" style:list-style-name="L2" style:master-page-name="">
      <loext:graphic-properties draw:fill="none" draw:fill-color="#729fcf"/>
      <style:paragraph-properties fo:margin-left="-0.801cm" fo:margin-right="-2.3cm" fo:margin-top="0.171cm" fo:margin-bottom="0.101cm" style:contextual-spacing="false" fo:line-height="150%" fo:text-align="start" style:justify-single-word="false" fo:keep-together="always" fo:orphans="2" fo:widows="2" fo:text-indent="-0.9cm" style:auto-text-indent="false" style:page-number="auto" fo:background-color="transparent" fo:keep-with-next="always"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1130" loext:opacity="100%" style:font-name="Jupiter" fo:font-size="19pt" fo:letter-spacing="0.035cm" fo:font-weight="bold" officeooo:paragraph-rsid="0050f31d" style:font-size-asian="15pt" style:font-weight-asian="bold" style:font-size-complex="15pt" style:font-weight-complex="bold"/>
    </style:style>
    <style:style style:name="P61" style:family="paragraph" style:parent-style-name="Heading_20_2" style:list-style-name="L2" style:master-page-name="">
      <style:paragraph-properties fo:margin-left="-0.801cm" fo:margin-right="-2.3cm" fo:line-height="150%" fo:text-indent="-0.9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1130" loext:opacity="100%" style:font-name="Jupiter" fo:font-size="19pt" fo:letter-spacing="0.035cm" officeooo:paragraph-rsid="0050f31d" style:font-size-asian="15pt" style:font-size-complex="15pt"/>
    </style:style>
    <style:style style:name="P62" style:family="paragraph" style:parent-style-name="Heading_20_2" style:list-style-name="L2" style:master-page-name="">
      <style:paragraph-properties fo:margin-left="-0.801cm" fo:margin-right="-2.3cm" fo:line-height="150%" fo:text-indent="-0.9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1130" loext:opacity="100%" style:font-name="Jupiter" fo:font-size="19pt" fo:letter-spacing="0.035cm" officeooo:paragraph-rsid="0050f31d" style:font-size-asian="15pt" style:font-size-complex="15pt"/>
    </style:style>
    <style:style style:name="P63" style:family="paragraph" style:parent-style-name="Heading_20_2" style:list-style-name="L2" style:master-page-name="">
      <style:paragraph-properties fo:margin-left="-0.801cm" fo:margin-right="-2.3cm" fo:line-height="150%" fo:text-indent="-0.9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1130" loext:opacity="100%" style:font-name="Jupiter" fo:font-size="19pt" fo:letter-spacing="0.035cm" officeooo:paragraph-rsid="0050f31d" style:font-size-asian="15pt" style:font-size-complex="15pt"/>
    </style:style>
    <style:style style:name="P64" style:family="paragraph" style:parent-style-name="Heading_20_2" style:list-style-name="L2" style:master-page-name="">
      <style:paragraph-properties fo:margin-left="-0.801cm" fo:margin-right="-2.3cm" fo:line-height="150%" fo:text-indent="-0.9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1130" loext:opacity="100%" style:font-name="Jupiter" fo:font-size="19pt" fo:letter-spacing="0.035cm" officeooo:paragraph-rsid="0050f31d" style:font-size-asian="15pt" style:font-size-complex="15pt"/>
    </style:style>
    <style:style style:name="P65" style:family="paragraph" style:parent-style-name="Heading_20_2" style:list-style-name="L2" style:master-page-name="">
      <style:paragraph-properties fo:margin-left="-0.801cm" fo:margin-right="-2.3cm" fo:line-height="150%" fo:text-indent="-0.9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1130" loext:opacity="100%" style:font-name="Jupiter" fo:font-size="19pt" fo:letter-spacing="0.035cm" officeooo:paragraph-rsid="0050f31d" style:font-size-asian="15pt" style:font-size-complex="15pt"/>
    </style:style>
    <style:style style:name="P66" style:family="paragraph" style:parent-style-name="Heading_20_2" style:list-style-name="L2" style:master-page-name="">
      <style:paragraph-properties fo:margin-left="-0.801cm" fo:margin-right="-2.3cm" fo:line-height="150%" fo:text-indent="-0.9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1130" loext:opacity="100%" style:font-name="Jupiter" fo:font-size="19pt" fo:letter-spacing="0.035cm" officeooo:paragraph-rsid="0050f31d" style:font-size-asian="15pt" style:font-size-complex="15pt"/>
    </style:style>
    <style:style style:name="P67" style:family="paragraph" style:parent-style-name="Heading_20_2" style:list-style-name="L2" style:master-page-name="">
      <style:paragraph-properties fo:margin-left="-0.801cm" fo:margin-right="-2.3cm" fo:line-height="150%" fo:text-indent="-0.9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1130" loext:opacity="100%" style:font-name="Jupiter" fo:font-size="19pt" fo:letter-spacing="0.035cm" officeooo:paragraph-rsid="0050f31d" style:font-size-asian="15pt" style:font-size-complex="15pt"/>
    </style:style>
    <style:style style:name="P68" style:family="paragraph" style:parent-style-name="Heading_20_2" style:list-style-name="L2" style:master-page-name="">
      <style:paragraph-properties fo:margin-left="-0.801cm" fo:margin-right="-2.3cm" fo:line-height="150%" fo:text-indent="-0.9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1130" loext:opacity="100%" style:font-name="Jupiter" fo:font-size="19pt" fo:letter-spacing="0.035cm" officeooo:paragraph-rsid="0050f31d" style:font-size-asian="15pt" style:font-size-complex="15pt"/>
    </style:style>
    <style:style style:name="P69" style:family="paragraph" style:parent-style-name="Heading_20_2" style:list-style-name="L2" style:master-page-name="">
      <style:paragraph-properties fo:margin-left="-0.801cm" fo:margin-right="-2.3cm" fo:line-height="150%" fo:text-indent="-0.9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1130" loext:opacity="100%" style:font-name="Jupiter" fo:font-size="19pt" fo:letter-spacing="0.035cm" officeooo:paragraph-rsid="0050f31d" style:font-size-asian="15pt" style:font-size-complex="15pt"/>
    </style:style>
    <style:style style:name="P70" style:family="paragraph" style:parent-style-name="Heading_20_2" style:master-page-name="">
      <style:paragraph-properties fo:margin-left="-0.801cm" fo:margin-right="-2.3cm" fo:line-height="15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1130" loext:opacity="100%" style:font-name="Jupiter" fo:font-size="19pt" fo:letter-spacing="0.035cm" officeooo:paragraph-rsid="0050f31d" style:font-size-asian="15pt" style:font-size-complex="15pt"/>
    </style:style>
    <style:style style:name="P71" style:family="paragraph" style:parent-style-name="Heading_20_3" style:list-style-name="L1" style:master-page-name="">
      <style:paragraph-properties fo:margin-left="-0.9cm" fo:margin-top="0.199cm" fo:margin-bottom="0.101cm" style:contextual-spacing="false" fo:text-indent="-1cm" style:auto-text-indent="false" style:page-number="auto">
        <style:tab-stops>
          <style:tab-stop style:position="1.102cm"/>
        </style:tab-stops>
      </style:paragraph-properties>
      <style:text-properties officeooo:paragraph-rsid="005052ee"/>
    </style:style>
    <style:style style:name="P72" style:family="paragraph" style:parent-style-name="Heading_20_3" style:list-style-name="L3" style:master-page-name="">
      <loext:graphic-properties draw:fill="none" draw:fill-color="#729fcf"/>
      <style:paragraph-properties fo:margin-left="-0.4cm" fo:margin-right="-2.3cm" fo:margin-top="0.101cm" fo:margin-bottom="0.101cm" style:contextual-spacing="false" fo:line-height="115%" fo:text-align="start" style:justify-single-word="false" fo:keep-together="always" fo:orphans="0" fo:widows="0" fo:text-indent="-1.101cm" style:auto-text-indent="false" style:page-number="auto" fo:background-color="transparent" fo:keep-with-next="always"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73" style:family="paragraph" style:parent-style-name="Heading_20_3" style:list-style-name="L3" style:master-page-name="">
      <loext:graphic-properties draw:fill="none" draw:fill-color="#729fcf"/>
      <style:paragraph-properties fo:margin-left="-0.3cm" fo:margin-right="-2.3cm" fo:margin-top="0.101cm" fo:margin-bottom="0.101cm" style:contextual-spacing="false" fo:line-height="115%" fo:text-align="start" style:justify-single-word="false" fo:keep-together="always" fo:orphans="0" fo:widows="0" fo:text-indent="-1.101cm" style:auto-text-indent="false" style:page-number="auto" fo:background-color="transparent" fo:keep-with-next="always"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74" style:family="paragraph" style:parent-style-name="Heading_20_3" style:list-style-name="L3" style:master-page-name="">
      <style:paragraph-properties fo:margin-left="-0.3cm" fo:line-height="115%"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75" style:family="paragraph" style:parent-style-name="Heading_20_3" style:list-style-name="L3" style:master-page-name="">
      <style:paragraph-properties fo:margin-left="-0.3cm" fo:margin-top="0.4cm" fo:margin-bottom="0.101cm" style:contextual-spacing="false" fo:line-height="115%"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76" style:family="paragraph" style:parent-style-name="Heading_20_3" style:list-style-name="L3">
      <loext:graphic-properties draw:fill="none" draw:fill-color="#729fcf"/>
      <style:paragraph-properties fo:margin-left="-0.4cm" fo:margin-right="-2.3cm" fo:margin-top="0.101cm" fo:margin-bottom="0.101cm" style:contextual-spacing="false" fo:line-height="115%" fo:text-align="start" style:justify-single-word="false" fo:keep-together="always" fo:orphans="0" fo:widows="0" fo:text-indent="-1.101cm" style:auto-text-indent="false" fo:background-color="transparent" fo:keep-with-next="always"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1f4d78" loext:opacity="100%" style:font-name="Jupiter" fo:font-size="18pt" fo:letter-spacing="0.035cm" officeooo:rsid="0052d9fb" officeooo:paragraph-rsid="0052d9fb" style:font-size-asian="12pt" style:font-size-complex="12pt"/>
    </style:style>
    <style:style style:name="P77" style:family="paragraph" style:parent-style-name="Heading_20_3" style:list-style-name="L3" style:master-page-name="">
      <loext:graphic-properties draw:fill="none" draw:fill-color="#729fcf"/>
      <style:paragraph-properties fo:margin-left="-0.4cm" fo:margin-right="-2.3cm" fo:margin-top="0.101cm" fo:margin-bottom="0.101cm" style:contextual-spacing="false" fo:line-height="115%" fo:text-align="start" style:justify-single-word="false" fo:keep-together="always" fo:orphans="0" fo:widows="0" fo:text-indent="-1.101cm" style:auto-text-indent="false" style:page-number="auto" fo:background-color="transparent" fo:keep-with-next="always"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1f4d78" loext:opacity="100%" style:font-name="Jupiter" fo:font-size="18pt" fo:letter-spacing="0.035cm" officeooo:rsid="0052d9fb" officeooo:paragraph-rsid="0052d9fb"/>
    </style:style>
    <style:style style:name="P78" style:family="paragraph" style:parent-style-name="Heading_20_3" style:list-style-name="L3" style:master-page-name="">
      <style:paragraph-properties fo:margin-left="-0.3cm"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79" style:family="paragraph" style:parent-style-name="Heading_20_3" style:list-style-name="L3" style:master-page-name="">
      <style:paragraph-properties fo:margin-left="-0.3cm" fo:margin-top="0.4cm" fo:margin-bottom="0.101cm" style:contextual-spacing="false"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80" style:family="paragraph" style:parent-style-name="Heading_20_3" style:list-style-name="L3" style:master-page-name="">
      <style:paragraph-properties fo:margin-left="-0.3cm" fo:margin-top="0.4cm" fo:margin-bottom="0.101cm" style:contextual-spacing="false"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81" style:family="paragraph" style:parent-style-name="Heading_20_3" style:list-style-name="L3" style:master-page-name="">
      <style:paragraph-properties fo:margin-left="-0.3cm" fo:margin-top="0.4cm" fo:margin-bottom="0.101cm" style:contextual-spacing="false"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82" style:family="paragraph" style:parent-style-name="Heading_20_3" style:list-style-name="L3" style:master-page-name="">
      <style:paragraph-properties fo:margin-left="-0.3cm" fo:margin-top="0.4cm" fo:margin-bottom="0.101cm" style:contextual-spacing="false"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83" style:family="paragraph" style:parent-style-name="Heading_20_3" style:list-style-name="L3" style:master-page-name="">
      <style:paragraph-properties fo:margin-left="-0.3cm" fo:margin-top="0.4cm" fo:margin-bottom="0.101cm" style:contextual-spacing="false"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84" style:family="paragraph" style:parent-style-name="Heading_20_3" style:list-style-name="L3" style:master-page-name="">
      <style:paragraph-properties fo:margin-left="-0.3cm" fo:margin-top="0.4cm" fo:margin-bottom="0.101cm" style:contextual-spacing="false"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85" style:family="paragraph" style:parent-style-name="Heading_20_3" style:list-style-name="L3" style:master-page-name="">
      <style:paragraph-properties fo:margin-left="-0.3cm" fo:margin-top="0.4cm" fo:margin-bottom="0.101cm" style:contextual-spacing="false"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86" style:family="paragraph" style:parent-style-name="Heading_20_3" style:list-style-name="L3" style:master-page-name="">
      <style:paragraph-properties fo:margin-left="-0.3cm" fo:margin-top="0.4cm" fo:margin-bottom="0.101cm" style:contextual-spacing="false"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87" style:family="paragraph" style:parent-style-name="Heading_20_3" style:list-style-name="L3" style:master-page-name="">
      <style:paragraph-properties fo:margin-left="-0.3cm" fo:margin-top="0.4cm" fo:margin-bottom="0.101cm" style:contextual-spacing="false"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88" style:family="paragraph" style:parent-style-name="Heading_20_3" style:list-style-name="L3" style:master-page-name="">
      <style:paragraph-properties fo:margin-left="-0.3cm" fo:margin-top="0.4cm" fo:margin-bottom="0.101cm" style:contextual-spacing="false"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89" style:family="paragraph" style:parent-style-name="Heading_20_3" style:list-style-name="L3" style:master-page-name="">
      <style:paragraph-properties fo:margin-left="-0.3cm" fo:margin-top="0.4cm" fo:margin-bottom="0.101cm" style:contextual-spacing="false"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90" style:family="paragraph" style:parent-style-name="Heading_20_3" style:list-style-name="L3" style:master-page-name="">
      <style:paragraph-properties fo:margin-left="-0.3cm" fo:margin-top="0.4cm" fo:margin-bottom="0.101cm" style:contextual-spacing="false"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91" style:family="paragraph" style:parent-style-name="Heading_20_3" style:list-style-name="L3" style:master-page-name="">
      <style:paragraph-properties fo:margin-left="-0.3cm" fo:margin-top="0.4cm" fo:margin-bottom="0.101cm" style:contextual-spacing="false"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92" style:family="paragraph" style:parent-style-name="Heading_20_3" style:list-style-name="L3" style:master-page-name="">
      <style:paragraph-properties fo:margin-left="-0.3cm" fo:margin-top="0.4cm" fo:margin-bottom="0.101cm" style:contextual-spacing="false"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93" style:family="paragraph" style:parent-style-name="Heading_20_3" style:list-style-name="L3" style:master-page-name="">
      <style:paragraph-properties fo:margin-left="-0.3cm" fo:margin-top="0.4cm" fo:margin-bottom="0.101cm" style:contextual-spacing="false"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94" style:family="paragraph" style:parent-style-name="Heading_20_3" style:list-style-name="L3" style:master-page-name="">
      <style:paragraph-properties fo:margin-left="-0.3cm" fo:margin-top="0.4cm" fo:margin-bottom="0.101cm" style:contextual-spacing="false"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95" style:family="paragraph" style:parent-style-name="Heading_20_3" style:list-style-name="L3" style:master-page-name="">
      <style:paragraph-properties fo:margin-left="-0.3cm" fo:margin-top="0.4cm" fo:margin-bottom="0.101cm" style:contextual-spacing="false"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96" style:family="paragraph" style:parent-style-name="Heading_20_3" style:list-style-name="L3">
      <style:paragraph-properties fo:margin-left="-0.3cm" fo:margin-top="0.4cm" fo:margin-bottom="0.101cm" style:contextual-spacing="false" fo:text-indent="-1.101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97" style:family="paragraph" style:parent-style-name="Heading_20_3" style:list-style-name="L3" style:master-page-name="">
      <style:paragraph-properties fo:margin-left="-0.3cm" fo:line-height="150%"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98" style:family="paragraph" style:parent-style-name="Heading_20_3" style:list-style-name="L3" style:master-page-name="">
      <style:paragraph-properties fo:margin-left="-0.3cm" fo:margin-top="0.4cm" fo:margin-bottom="0.101cm" style:contextual-spacing="false" fo:line-height="150%" fo:text-indent="-1.101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99" style:family="paragraph" style:parent-style-name="Heading_20_3" style:master-page-name="">
      <style:paragraph-properties fo:margin-left="-0.6cm" fo:margin-top="0.3cm" fo:margin-bottom="0.101cm" style:contextual-spacing="false" fo:line-height="15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officeooo:paragraph-rsid="0050f31d" style:font-size-asian="14pt" style:font-size-complex="14pt"/>
    </style:style>
    <style:style style:name="P100" style:family="paragraph" style:parent-style-name="Heading_20_3" style:master-page-name="">
      <style:paragraph-properties fo:margin-left="-0.6cm" fo:margin-top="0.3cm" fo:margin-bottom="0.101cm" style:contextual-spacing="false" fo:line-height="15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officeooo:paragraph-rsid="0050f31d" style:font-size-asian="14pt" style:font-size-complex="14pt"/>
    </style:style>
    <style:style style:name="P101" style:family="paragraph" style:parent-style-name="Heading_20_3" style:master-page-name="">
      <style:paragraph-properties fo:margin-left="-0.6cm" fo:margin-top="0.3cm" fo:margin-bottom="0.101cm" style:contextual-spacing="false" fo:line-height="15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officeooo:paragraph-rsid="0050f31d" style:font-size-asian="14pt" style:font-size-complex="14pt"/>
    </style:style>
    <style:style style:name="P102" style:family="paragraph" style:parent-style-name="Heading_20_3" style:master-page-name="">
      <style:paragraph-properties fo:margin-left="-0.6cm" fo:margin-top="0.3cm" fo:margin-bottom="0.101cm" style:contextual-spacing="false" fo:line-height="15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officeooo:paragraph-rsid="0050f31d" style:font-size-asian="14pt" style:font-size-complex="14pt"/>
    </style:style>
    <style:style style:name="P103" style:family="paragraph" style:parent-style-name="Heading_20_3" style:master-page-name="">
      <style:paragraph-properties fo:margin-left="-0.6cm" fo:margin-top="0.3cm" fo:margin-bottom="0.101cm" style:contextual-spacing="false" fo:line-height="15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officeooo:paragraph-rsid="0050f31d" style:font-size-asian="14pt" style:font-size-complex="14pt"/>
    </style:style>
    <style:style style:name="P104" style:family="paragraph" style:parent-style-name="Heading_20_3" style:master-page-name="">
      <style:paragraph-properties fo:margin-left="-0.6cm" fo:margin-top="0.3cm" fo:margin-bottom="0.101cm" style:contextual-spacing="false" fo:line-height="15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officeooo:paragraph-rsid="0050f31d" style:font-size-asian="14pt" style:font-size-complex="14pt"/>
    </style:style>
    <style:style style:name="P105" style:family="paragraph" style:parent-style-name="Heading_20_3" style:master-page-name="">
      <style:paragraph-properties fo:margin-left="-0.6cm" fo:margin-top="0.3cm" fo:margin-bottom="0.101cm" style:contextual-spacing="false" fo:line-height="15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officeooo:paragraph-rsid="0050f31d" style:font-size-asian="14pt" style:font-size-complex="14pt"/>
    </style:style>
    <style:style style:name="P106" style:family="paragraph" style:parent-style-name="Heading_20_3" style:master-page-name="">
      <style:paragraph-properties fo:margin-left="-0.6cm" fo:margin-top="0.3cm" fo:margin-bottom="0.101cm" style:contextual-spacing="false" fo:line-height="15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officeooo:paragraph-rsid="0050f31d" style:font-size-asian="14pt" style:font-size-complex="14pt"/>
    </style:style>
    <style:style style:name="P107" style:family="paragraph" style:parent-style-name="Heading_20_3" style:list-style-name="" style:master-page-name="">
      <loext:graphic-properties draw:fill="none" draw:fill-color="#729fcf"/>
      <style:paragraph-properties fo:margin-left="-0.6cm" fo:margin-right="-2.3cm" fo:margin-top="0.101cm" fo:margin-bottom="0.101cm" style:contextual-spacing="false" fo:line-height="150%" fo:text-align="start" style:justify-single-word="false" fo:keep-together="always" fo:orphans="0" fo:widows="0" fo:text-indent="0cm" style:auto-text-indent="false" style:page-number="auto" fo:background-color="transparent" fo:keep-with-next="always"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officeooo:paragraph-rsid="0050f31d" style:font-size-asian="14pt" style:font-size-complex="14pt"/>
    </style:style>
    <style:style style:name="P108" style:family="paragraph" style:parent-style-name="Standard" style:list-style-name="">
      <loext:graphic-properties draw:fill="none" draw:fill-color="#729fcf"/>
      <style:paragraph-properties fo:margin-left="-0.4cm" fo:margin-right="-2.3cm" fo:margin-top="0.101cm" fo:margin-bottom="0.101cm" style:contextual-spacing="false" fo:line-height="115%" fo:text-align="start" style:justify-single-word="false" fo:orphans="0" fo:widows="0" fo:text-indent="-0.101cm" style:auto-text-indent="false" fo:background-color="transparent"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2d9fb"/>
    </style:style>
    <style:style style:name="P109" style:family="paragraph" style:parent-style-name="Standard">
      <style:paragraph-properties fo:text-indent="0.025cm" style:auto-text-indent="false">
        <style:tab-stops>
          <style:tab-stop style:position="0.24cm"/>
        </style:tab-stops>
      </style:paragraph-properties>
      <style:text-properties fo:color="#2196f3" loext:opacity="100%" style:font-name="Arial Nova" fo:font-size="9pt" fo:letter-spacing="-0.021cm" style:text-underline-style="none" fo:font-weight="bold" officeooo:rsid="0051f036" officeooo:paragraph-rsid="0050f31d" style:font-size-asian="9pt" style:font-weight-asian="bold" style:font-size-complex="9pt" style:font-weight-complex="bold"/>
    </style:style>
    <style:style style:name="P110" style:family="paragraph" style:parent-style-name="Standard">
      <style:paragraph-properties fo:text-align="center" style:justify-single-word="false" fo:text-indent="0.025cm" style:auto-text-indent="false">
        <style:tab-stops>
          <style:tab-stop style:position="0.24cm"/>
        </style:tab-stops>
      </style:paragraph-properties>
      <style:text-properties fo:color="#2196f3" loext:opacity="100%" style:font-name="Arial Nova" fo:font-size="9pt" fo:letter-spacing="-0.021cm" style:text-underline-style="none" fo:font-weight="bold" officeooo:rsid="0051f036" officeooo:paragraph-rsid="0050f31d" style:font-size-asian="9pt" style:font-weight-asian="bold" style:font-size-complex="9pt" style:font-weight-complex="bold"/>
    </style:style>
    <style:style style:name="P111" style:family="paragraph" style:parent-style-name="Standard">
      <style:paragraph-properties fo:text-align="center" style:justify-single-word="false" fo:text-indent="0.025cm" style:auto-text-indent="false">
        <style:tab-stops>
          <style:tab-stop style:position="0.24cm"/>
        </style:tab-stops>
      </style:paragraph-properties>
      <style:text-properties fo:color="#2196f3" loext:opacity="100%" style:font-name="Consolas" fo:font-size="10pt" fo:letter-spacing="-0.021cm" style:text-underline-style="none" fo:font-weight="bold" officeooo:rsid="0051f036" officeooo:paragraph-rsid="0050f31d" style:font-size-asian="10pt" style:font-weight-asian="bold" style:font-size-complex="10pt" style:font-weight-complex="bold"/>
    </style:style>
    <style:style style:name="P112" style:family="paragraph" style:parent-style-name="Standard">
      <style:paragraph-properties fo:text-align="center" style:justify-single-word="false" fo:text-indent="0.025cm" style:auto-text-indent="false">
        <style:tab-stops>
          <style:tab-stop style:position="0.24cm"/>
        </style:tab-stops>
      </style:paragraph-properties>
      <style:text-properties fo:color="#2196f3" loext:opacity="100%" style:font-name="Consolas" fo:font-size="10.5pt" fo:letter-spacing="-0.021cm" style:text-underline-style="none" fo:font-weight="bold" officeooo:rsid="0051f036" officeooo:paragraph-rsid="0050f31d" style:font-size-asian="10.5pt" style:font-weight-asian="bold" style:font-size-complex="10.5pt" style:font-weight-complex="bold"/>
    </style:style>
    <style:style style:name="P113" style:family="paragraph" style:parent-style-name="Standard">
      <style:paragraph-properties fo:text-align="center" style:justify-single-word="false"/>
    </style:style>
    <style:style style:name="P114" style:family="paragraph" style:parent-style-name="Table_20_Contents">
      <loext:graphic-properties draw:fill="none"/>
      <style:paragraph-properties fo:margin-left="0.3cm" fo:margin-right="0cm" fo:margin-top="0cm" fo:margin-bottom="0cm" style:contextual-spacing="true" fo:line-height="100%" fo:text-align="start" style:justify-single-word="false" fo:orphans="0" fo:widows="0" fo:text-indent="0.101cm" style:auto-text-indent="false" fo:background-color="transparent" text:number-lines="false" text:line-number="0" style:writing-mode="lr-tb"/>
      <style:text-properties fo:color="#156082" loext:opacity="100%" style:font-name="SF Alien Encounters" fo:font-size="13pt" fo:letter-spacing="-0.035cm" fo:font-weight="bold" officeooo:rsid="0046524e" officeooo:paragraph-rsid="0046524e" style:font-size-asian="13pt" style:font-weight-asian="bold" style:font-size-complex="13pt" style:font-weight-complex="bold"/>
    </style:style>
    <style:style style:name="P115" style:family="paragraph" style:parent-style-name="normal">
      <style:paragraph-properties fo:orphans="0" fo:widows="0" fo:text-indent="1.005cm" style:auto-text-indent="false"/>
      <style:text-properties officeooo:paragraph-rsid="0050f31d"/>
    </style:style>
    <style:style style:name="P116" style:family="paragraph" style:parent-style-name="normal">
      <style:paragraph-properties fo:orphans="0" fo:widows="0"/>
      <style:text-properties officeooo:paragraph-rsid="0050f31d"/>
    </style:style>
    <style:style style:name="P117" style:family="paragraph" style:parent-style-name="normal">
      <style:paragraph-properties fo:margin-right="-2.291cm" fo:orphans="0" fo:widows="0">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18" style:family="paragraph" style:parent-style-name="normal">
      <loext:graphic-properties draw:fill="none" draw:fill-color="#ffffff"/>
      <style:paragraph-properties fo:margin-right="-2.291cm" fo:orphans="0" fo:widows="0" fo:break-before="auto" fo:break-after="auto" fo:background-color="transparent" fo:padding="0cm" fo:border="none" style:shadow="none"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19" style:family="paragraph" style:parent-style-name="normal">
      <loext:graphic-properties draw:fill="none" draw:fill-color="#ffffff"/>
      <style:paragraph-properties fo:margin-left="0cm" fo:margin-right="0cm" fo:margin-top="0cm" fo:margin-bottom="0cm" style:contextual-spacing="false" fo:line-height="100%" fo:keep-together="auto" fo:orphans="0" fo:widows="0" fo:text-indent="0cm" style:auto-text-indent="false" fo:background-color="transparent" fo:padding="0cm" fo:border="none" style:shadow="none" fo:keep-with-next="auto" style:join-border="false"/>
      <style:text-properties officeooo:paragraph-rsid="0050f31d"/>
    </style:style>
    <style:style style:name="P120"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join-border="false"/>
      <style:text-properties officeooo:paragraph-rsid="0050f31d"/>
    </style:style>
    <style:style style:name="P121" style:family="paragraph" style:parent-style-name="normal">
      <style:paragraph-properties fo:margin-right="-2.291cm" fo:line-height="100%" fo:orphans="0" fo:widows="0" fo:text-indent="0.499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22" style:family="paragraph" style:parent-style-name="normal">
      <loext:graphic-properties draw:fill="none" draw:fill-color="#ffffff"/>
      <style:paragraph-properties fo:margin-left="0cm" fo:margin-right="-2.291cm" fo:margin-top="0cm" fo:margin-bottom="0cm" style:contextual-spacing="false" fo:line-height="100%" fo:text-align="start" style:justify-single-word="false" fo:keep-together="auto" fo:orphans="0" fo:widows="0" fo:text-indent="0.499cm" style:auto-text-indent="false" fo:break-before="auto" fo:break-after="auto" fo:background-color="transparent"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23" style:family="paragraph" style:parent-style-name="normal">
      <style:paragraph-properties fo:text-align="center" style:justify-single-word="false" fo:orphans="0" fo:widows="0"/>
      <style:text-properties officeooo:paragraph-rsid="0050f31d"/>
    </style:style>
    <style:style style:name="P124" style:family="paragraph" style:parent-style-name="normal">
      <style:paragraph-properties fo:orphans="0" fo:widows="0"/>
      <style:text-properties fo:font-size="9pt" fo:font-weight="bold" officeooo:paragraph-rsid="0050f31d" style:font-size-asian="9pt" style:font-weight-asian="bold" style:font-size-complex="9pt"/>
    </style:style>
    <style:style style:name="P125" style:family="paragraph" style:parent-style-name="normal">
      <loext:graphic-properties draw:fill="none" draw:fill-color="#ffffff"/>
      <style:paragraph-properties fo:margin-left="0cm" fo:margin-right="0cm" fo:margin-top="0cm" fo:margin-bottom="0cm" style:contextual-spacing="false" fo:line-height="100%" fo:keep-together="auto" fo:orphans="0" fo:widows="0" fo:text-indent="0cm" style:auto-text-indent="false" fo:background-color="transparent" fo:padding="0cm" fo:border="none" style:shadow="none" fo:keep-with-next="auto" style:join-border="false"/>
      <style:text-properties fo:font-size="9pt" fo:font-weight="bold" officeooo:paragraph-rsid="0050f31d" style:font-size-asian="9pt" style:font-weight-asian="bold" style:font-size-complex="9pt"/>
    </style:style>
    <style:style style:name="P126"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join-border="false"/>
      <style:text-properties fo:font-size="9pt" fo:font-weight="bold" officeooo:paragraph-rsid="0050f31d" style:font-size-asian="9pt" style:font-weight-asian="bold" style:font-size-complex="9pt"/>
    </style:style>
    <style:style style:name="P127"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padding="0cm" fo:border="none" style:shadow="none" fo:keep-with-next="auto" style:join-border="false"/>
      <style:text-properties style:font-name="Arial" fo:font-size="10pt" fo:font-weight="bold" officeooo:paragraph-rsid="0050f31d" style:font-name-asian="Arial1" style:font-size-asian="10pt" style:font-weight-asian="bold" style:font-name-complex="Arial1" style:font-size-complex="10pt"/>
    </style:style>
    <style:style style:name="P128" style:family="paragraph" style:parent-style-name="normal" style:master-page-name="">
      <loext:graphic-properties draw:fill="none"/>
      <style:paragraph-properties fo:margin-left="-0.499cm" fo:margin-right="-2.3cm" fo:margin-top="0cm" fo:margin-bottom="0.353cm" style:contextual-spacing="false" fo:line-height="100%" fo:text-align="start" style:justify-single-word="false" fo:orphans="0" fo:widows="0" fo:text-indent="0cm" style:auto-text-indent="false" style:page-number="auto" fo:background-color="transparent"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666666" loext:opacity="100%" style:font-name="Arial Nova" fo:font-size="11pt" officeooo:paragraph-rsid="0050f31d" style:font-name-asian="Arial1" style:font-size-asian="11pt" style:font-name-complex="Arial1" style:font-size-complex="11pt"/>
    </style:style>
    <style:style style:name="P129" style:family="paragraph" style:parent-style-name="normal" style:master-page-name="">
      <loext:graphic-properties draw:fill="none" draw:fill-color="#ffffff"/>
      <style:paragraph-properties fo:margin-left="-0.499cm" fo:margin-right="-2.3cm" fo:margin-top="0cm" fo:margin-bottom="0cm" style:contextual-spacing="false" fo:line-height="200%"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666666" loext:opacity="100%" style:font-name="Arial Nova" fo:font-size="11pt" officeooo:paragraph-rsid="0050f31d" style:font-name-asian="Arial1" style:font-size-asian="9pt" style:font-name-complex="Arial1" style:font-size-complex="9pt"/>
    </style:style>
    <style:style style:name="P130" style:family="paragraph" style:parent-style-name="normal" style:master-page-name="">
      <style:paragraph-properties fo:margin-left="-0.499cm" fo:margin-right="-2.3cm" fo:line-height="200%"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666666" loext:opacity="100%" style:font-name="Arial Nova" fo:font-size="11pt" officeooo:paragraph-rsid="0050f31d" style:font-name-asian="Arial1" style:font-size-asian="9pt" style:font-name-complex="Arial1" style:font-size-complex="9pt"/>
    </style:style>
    <style:style style:name="P131" style:family="paragraph" style:parent-style-name="normal">
      <loext:graphic-properties draw:fill="none" draw:fill-color="#ffffff"/>
      <style:paragraph-properties fo:margin-right="-2.291cm" fo:line-height="115%" fo:orphans="0" fo:widows="0" fo:break-before="auto" fo:break-after="auto" fo:background-color="transparent" fo:padding="0cm" fo:border="none" style:shadow="none"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32" style:family="paragraph" style:parent-style-name="normal" style:list-style-name="WWNum1">
      <style:paragraph-properties fo:margin-left="0.499cm" fo:margin-right="-2.291cm" fo:line-height="115%" fo:orphans="0" fo:widows="0" fo:text-indent="-0.265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33" style:family="paragraph" style:parent-style-name="normal">
      <style:paragraph-properties fo:margin-left="-0.499cm" fo:margin-right="-2.3cm" fo:line-height="115%"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34" style:family="paragraph" style:parent-style-name="normal" style:master-page-name="">
      <style:paragraph-properties fo:margin-left="-0.499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35" style:family="paragraph" style:parent-style-name="normal" style:master-page-name="">
      <style:paragraph-properties fo:margin-left="-0.499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36" style:family="paragraph" style:parent-style-name="normal" style:master-page-name="">
      <style:paragraph-properties fo:margin-left="-0.499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37" style:family="paragraph" style:parent-style-name="normal" style:master-page-name="">
      <style:paragraph-properties fo:margin-left="-0.499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38" style:family="paragraph" style:parent-style-name="normal" style:master-page-name="">
      <style:paragraph-properties fo:margin-left="-0.499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39" style:family="paragraph" style:parent-style-name="normal" style:master-page-name="">
      <style:paragraph-properties fo:margin-left="-1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40" style:family="paragraph" style:parent-style-name="normal" style:master-page-name="">
      <style:paragraph-properties fo:margin-left="-1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41" style:family="paragraph" style:parent-style-name="normal" style:master-page-name="">
      <style:paragraph-properties fo:margin-left="-1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42" style:family="paragraph" style:parent-style-name="normal" style:master-page-name="">
      <style:paragraph-properties fo:margin-left="-1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43" style:family="paragraph" style:parent-style-name="normal" style:master-page-name="">
      <style:paragraph-properties fo:margin-left="-1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44" style:family="paragraph" style:parent-style-name="normal" style:master-page-name="">
      <style:paragraph-properties fo:margin-left="-1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45" style:family="paragraph" style:parent-style-name="normal" style:master-page-name="">
      <style:paragraph-properties fo:margin-left="-1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46" style:family="paragraph" style:parent-style-name="normal" style:master-page-name="">
      <style:paragraph-properties fo:margin-left="-1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47" style:family="paragraph" style:parent-style-name="normal" style:master-page-name="">
      <style:paragraph-properties fo:margin-left="-1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48" style:family="paragraph" style:parent-style-name="normal" style:master-page-name="">
      <style:paragraph-properties fo:margin-left="-1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49" style:family="paragraph" style:parent-style-name="normal" style:master-page-name="">
      <style:paragraph-properties fo:margin-left="-1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50" style:family="paragraph" style:parent-style-name="normal">
      <loext:graphic-properties draw:fill="none" draw:fill-color="#ffffff"/>
      <style:paragraph-properties fo:margin-right="-2.291cm" fo:line-height="115%" fo:text-align="justify" style:justify-single-word="false" fo:orphans="0" fo:widows="0" fo:break-before="auto" fo:break-after="auto" fo:background-color="transparent" fo:padding="0cm" fo:border="none" style:shadow="none" style:join-border="false"/>
      <style:text-properties officeooo:paragraph-rsid="0050f31d"/>
    </style:style>
    <style:style style:name="P151" style:family="paragraph" style:parent-style-name="normal">
      <loext:graphic-properties draw:fill="none" draw:fill-color="#ffffff"/>
      <style:paragraph-properties fo:margin-right="-2.291cm" fo:margin-top="0cm" fo:margin-bottom="0.353cm" style:contextual-spacing="false" fo:line-height="115%" fo:text-align="justify" style:justify-single-word="false" fo:orphans="0" fo:widows="0" fo:break-before="auto" fo:break-after="auto" fo:background-color="transparent" fo:padding="0cm" fo:border="none" style:shadow="none" style:join-border="false"/>
      <style:text-properties officeooo:paragraph-rsid="0050f31d"/>
    </style:style>
    <style:style style:name="P152" style:family="paragraph" style:parent-style-name="normal" style:master-page-name="">
      <loext:graphic-properties draw:fill="none"/>
      <style:paragraph-properties fo:margin-left="-1cm" fo:margin-right="-2.3cm" fo:margin-top="0cm" fo:margin-bottom="0cm" style:contextual-spacing="false" fo:line-height="115%"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53" style:family="paragraph" style:parent-style-name="normal">
      <loext:graphic-properties draw:fill="none" draw:fill-color="#ffffff"/>
      <style:paragraph-properties fo:margin-right="-2.291cm" fo:line-height="96%" fo:orphans="0" fo:widows="0" fo:break-before="auto" fo:break-after="auto" fo:background-color="transparent" fo:padding="0cm" fo:border="none" style:shadow="none"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variant="normal" fo:text-transform="none" officeooo:paragraph-rsid="0054c181" style:font-size-asian="11pt" style:font-size-complex="11pt"/>
    </style:style>
    <style:style style:name="P154" style:family="paragraph" style:parent-style-name="normal">
      <loext:graphic-properties draw:fill="none" draw:fill-color="#ffffff"/>
      <style:paragraph-properties fo:margin-right="-2.291cm" fo:line-height="96%" fo:orphans="0" fo:widows="0" fo:background-color="transparent" fo:padding="0cm" fo:border="none" style:shadow="none"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variant="normal" fo:text-transform="none" officeooo:paragraph-rsid="0054c181" style:font-size-asian="11pt" style:font-size-complex="11pt"/>
    </style:style>
    <style:style style:name="P155" style:family="paragraph" style:parent-style-name="normal">
      <loext:graphic-properties draw:fill="none" draw:fill-color="#ffffff"/>
      <style:paragraph-properties fo:margin-right="-2.291cm" fo:margin-top="0cm" fo:margin-bottom="0.212cm" style:contextual-spacing="false" fo:line-height="100%" fo:orphans="0" fo:widows="0" fo:break-before="auto" fo:break-after="auto" fo:background-color="transparent" fo:padding="0cm" fo:border="none" style:shadow="none"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variant="normal" fo:text-transform="none" officeooo:paragraph-rsid="0050f31d" style:font-size-asian="11pt" style:font-size-complex="11pt"/>
    </style:style>
    <style:style style:name="P156" style:family="paragraph" style:parent-style-name="normal">
      <loext:graphic-properties draw:fill="none" draw:fill-color="#ffffff"/>
      <style:paragraph-properties fo:margin-right="-2.291cm" fo:orphans="0" fo:widows="0" fo:break-before="auto" fo:break-after="auto" fo:background-color="transparent" fo:padding="0cm" fo:border="none" style:shadow="none"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1pt" officeooo:paragraph-rsid="0050f31d" style:font-size-asian="11pt" style:font-size-complex="11pt"/>
    </style:style>
    <style:style style:name="P157" style:family="paragraph" style:parent-style-name="normal">
      <style:paragraph-properties fo:margin-right="0.026cm" fo:text-align="center" style:justify-single-word="false" fo:orphans="0" fo:widows="0">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1pt" officeooo:paragraph-rsid="0050f31d" style:font-size-asian="11pt" style:font-size-complex="11pt"/>
    </style:style>
    <style:style style:name="P158" style:family="paragraph" style:parent-style-name="normal">
      <loext:graphic-properties draw:fill="none" draw:fill-color="#ffffff"/>
      <style:paragraph-properties fo:margin-left="0cm" fo:margin-right="-2.291cm" fo:margin-top="0cm" fo:margin-bottom="0cm" style:contextual-spacing="false" fo:line-height="100%" fo:text-align="start" style:justify-single-word="false" fo:keep-together="auto" fo:orphans="0" fo:widows="0" fo:text-indent="0cm" style:auto-text-indent="false" fo:break-before="auto" fo:break-after="auto" fo:background-color="transparent"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1pt" officeooo:paragraph-rsid="0050f31d" style:font-size-asian="11pt" style:font-size-complex="11pt"/>
    </style:style>
    <style:style style:name="P159" style:family="paragraph" style:parent-style-name="normal">
      <style:paragraph-properties fo:margin-right="-2.291cm" fo:line-height="100%" fo:orphans="0" fo:widows="0">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1pt" officeooo:paragraph-rsid="0050f31d" style:font-size-asian="11pt" style:font-size-complex="11pt"/>
    </style:style>
    <style:style style:name="P160" style:family="paragraph" style:parent-style-name="normal">
      <style:paragraph-properties fo:margin-right="-2.291cm" fo:line-height="150%" fo:orphans="0" fo:widows="0" fo:text-indent="6.749cm" style:auto-text-indent="false">
        <style:tab-stops>
          <style:tab-stop style:position="0.998cm"/>
          <style:tab-stop style:position="1.998cm"/>
          <style:tab-stop style:position="2.999cm"/>
          <style:tab-stop style:position="3.999cm"/>
          <style:tab-stop style:position="4.999cm"/>
          <style:tab-stop style:position="5.999cm"/>
          <style:tab-stop style:position="6.996cm"/>
          <style:tab-stop style:position="8.999cm"/>
          <style:tab-stop style:position="9.999cm"/>
          <style:tab-stop style:position="11cm"/>
          <style:tab-stop style:position="12cm"/>
        </style:tab-stops>
      </style:paragraph-properties>
      <style:text-properties officeooo:paragraph-rsid="0050f31d"/>
    </style:style>
    <style:style style:name="P161" style:family="paragraph" style:parent-style-name="normal">
      <style:paragraph-properties fo:margin-right="-2.291cm" fo:margin-top="0.564cm" fo:margin-bottom="0.212cm" style:contextual-spacing="false" fo:line-height="150%" fo:orphans="0" fo:widows="0" fo:text-indent="6.749cm" style:auto-text-indent="false">
        <style:tab-stops>
          <style:tab-stop style:position="0.998cm"/>
          <style:tab-stop style:position="1.998cm"/>
          <style:tab-stop style:position="2.999cm"/>
          <style:tab-stop style:position="3.999cm"/>
          <style:tab-stop style:position="4.999cm"/>
          <style:tab-stop style:position="5.999cm"/>
          <style:tab-stop style:position="6.996cm"/>
          <style:tab-stop style:position="8.999cm"/>
          <style:tab-stop style:position="9.999cm"/>
          <style:tab-stop style:position="11cm"/>
          <style:tab-stop style:position="12cm"/>
        </style:tab-stops>
      </style:paragraph-properties>
      <style:text-properties officeooo:paragraph-rsid="0050f31d"/>
    </style:style>
    <style:style style:name="P162" style:family="paragraph" style:parent-style-name="normal">
      <style:paragraph-properties fo:margin-right="-2.291cm" fo:line-height="150%" fo:orphans="0" fo:widows="0">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63" style:family="paragraph" style:parent-style-name="normal" style:list-style-name="WWNum1">
      <style:paragraph-properties fo:margin-left="0.499cm" fo:margin-right="-2.291cm" fo:line-height="150%" fo:orphans="0" fo:widows="0" fo:text-indent="-0.265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64" style:family="paragraph" style:parent-style-name="normal" style:master-page-name="">
      <style:paragraph-properties fo:margin-left="-0.6cm" fo:margin-right="-2.3cm" fo:line-height="150%"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97cf3"/>
    </style:style>
    <style:style style:name="P165" style:family="paragraph" style:parent-style-name="normal">
      <style:paragraph-properties fo:margin-left="-0.6cm" fo:margin-right="-2.3cm" fo:line-height="150%" fo:orphans="0" fo:widows="0"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97cf3"/>
    </style:style>
    <style:style style:name="P166" style:family="paragraph" style:parent-style-name="normal">
      <style:paragraph-properties fo:line-height="150%">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67" style:family="paragraph" style:parent-style-name="normal">
      <loext:graphic-properties draw:fill="none" draw:fill-color="#ffffff"/>
      <style:paragraph-properties fo:margin-left="0cm" fo:margin-right="-2.291cm" fo:margin-top="0cm" fo:margin-bottom="0cm" style:contextual-spacing="false" fo:line-height="150%" fo:text-align="start" style:justify-single-word="false" fo:keep-together="auto" fo:orphans="0" fo:widows="0" fo:text-indent="0cm" style:auto-text-indent="false" fo:break-before="auto" fo:break-after="auto" fo:background-color="transparent"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68" style:family="paragraph" style:parent-style-name="normal">
      <loext:graphic-properties draw:fill="none" draw:fill-color="#ffffff"/>
      <style:paragraph-properties fo:margin-right="-2.291cm" fo:line-height="150%" fo:text-align="justify" style:justify-single-word="false" fo:orphans="0" fo:widows="0" fo:break-before="auto" fo:break-after="auto" fo:background-color="transparent" fo:padding="0cm" fo:border="none" style:shadow="none" style:join-border="false"/>
      <style:text-properties officeooo:paragraph-rsid="0050f31d"/>
    </style:style>
    <style:style style:name="P169" style:family="paragraph" style:parent-style-name="normal" style:master-page-name="">
      <style:paragraph-properties fo:margin-left="-0.499cm" fo:margin-right="-2.3cm" fo:line-height="150%"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170" style:family="paragraph" style:parent-style-name="normal" style:master-page-name="">
      <loext:graphic-properties draw:fill="none"/>
      <style:paragraph-properties fo:margin-left="-0.3cm" fo:margin-right="-2.3cm" fo:margin-top="0cm" fo:margin-bottom="0cm" style:contextual-spacing="false" fo:text-align="start" style:justify-single-word="false" fo:orphans="0" fo:widows="0" fo:text-indent="0cm" style:auto-text-indent="false" style:page-number="auto" fo:background-color="transparent"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af50" loext:opacity="100%" style:font-name="Consolas" fo:font-size="10pt" fo:font-style="normal" officeooo:paragraph-rsid="0050f31d" style:font-name-asian="Montserrat Medium1" style:font-size-asian="10pt" style:font-style-asian="normal" style:font-name-complex="Montserrat Medium1" style:font-size-complex="10pt" style:font-style-complex="normal"/>
    </style:style>
    <style:style style:name="P171" style:family="paragraph" style:parent-style-name="normal">
      <loext:graphic-properties draw:fill="none"/>
      <style:paragraph-properties fo:margin-left="-0.3cm" fo:margin-right="-2.3cm" fo:margin-top="0cm" fo:margin-bottom="0cm" style:contextual-spacing="false" fo:text-align="start" style:justify-single-word="false" fo:orphans="0" fo:widows="0" fo:text-indent="0cm" style:auto-text-indent="false" fo:background-color="transparent"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af50" loext:opacity="100%" style:font-name="Consolas" fo:font-size="10pt" fo:font-style="normal" officeooo:paragraph-rsid="0050f31d" style:font-name-asian="Montserrat Medium1" style:font-size-asian="10pt" style:font-style-asian="normal" style:font-name-complex="Montserrat Medium1" style:font-size-complex="10pt" style:font-style-complex="normal"/>
    </style:style>
    <style:style style:name="P172" style:family="paragraph" style:parent-style-name="normal">
      <loext:graphic-properties draw:fill="none"/>
      <style:paragraph-properties fo:margin-left="-0.3cm" fo:margin-right="-2.3cm" fo:margin-top="0cm" fo:margin-bottom="0cm" style:contextual-spacing="false" fo:line-height="200%" fo:text-align="start" style:justify-single-word="false" fo:orphans="0" fo:widows="0" fo:text-indent="0cm" style:auto-text-indent="false" fo:background-color="transparent"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af50" loext:opacity="100%" style:font-name="Consolas" fo:font-size="10pt" fo:font-style="normal" officeooo:paragraph-rsid="0050f31d" style:font-name-asian="Montserrat Medium1" style:font-size-asian="10pt" style:font-style-asian="normal" style:font-name-complex="Montserrat Medium1" style:font-size-complex="10pt" style:font-style-complex="normal"/>
    </style:style>
    <style:style style:name="P173" style:family="paragraph" style:parent-style-name="normal" style:master-page-name="">
      <loext:graphic-properties draw:fill="none"/>
      <style:paragraph-properties fo:margin-left="0.101cm" fo:margin-right="-2.3cm" fo:margin-top="0cm" fo:margin-bottom="0cm" style:contextual-spacing="false" fo:line-height="115%"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af50" loext:opacity="100%" style:font-name="Consolas" fo:font-size="11pt" fo:font-style="italic" fo:font-weight="normal" officeooo:paragraph-rsid="0050f31d" style:font-name-asian="Arial1" style:font-size-asian="11pt" style:font-style-asian="italic" style:font-weight-asian="normal" style:font-name-complex="Arial1" style:font-size-complex="11pt" style:font-style-complex="italic" style:font-weight-complex="normal"/>
    </style:style>
    <style:style style:name="P174" style:family="paragraph" style:parent-style-name="normal" style:master-page-name="">
      <loext:graphic-properties draw:fill="none"/>
      <style:paragraph-properties fo:margin-left="0.101cm" fo:margin-right="-2.3cm" fo:margin-top="0cm" fo:margin-bottom="0cm" style:contextual-spacing="false" fo:line-height="115%"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af50" loext:opacity="100%" style:font-name="Consolas" fo:font-size="11pt" fo:font-style="italic" fo:font-weight="normal" officeooo:paragraph-rsid="0050f31d" style:font-name-asian="Arial1" style:font-size-asian="11pt" style:font-style-asian="italic" style:font-weight-asian="normal" style:font-name-complex="Arial1" style:font-size-complex="11pt" style:font-style-complex="italic" style:font-weight-complex="normal"/>
    </style:style>
    <style:style style:name="P175" style:family="paragraph" style:parent-style-name="normal">
      <loext:graphic-properties draw:fill="none"/>
      <style:paragraph-properties fo:margin-left="0.101cm" fo:margin-right="-2.3cm" fo:margin-top="0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af50" loext:opacity="100%" style:font-name="Consolas" fo:font-size="11pt" fo:font-style="italic" fo:font-weight="normal" officeooo:paragraph-rsid="0050f31d" style:font-name-asian="Arial1" style:font-size-asian="11pt" style:font-style-asian="italic" style:font-weight-asian="normal" style:font-name-complex="Arial1" style:font-size-complex="11pt" style:font-style-complex="italic" style:font-weight-complex="normal"/>
    </style:style>
    <style:style style:name="P176" style:family="paragraph" style:parent-style-name="normal">
      <loext:graphic-properties draw:fill="none"/>
      <style:paragraph-properties fo:margin-left="0.101cm" fo:margin-right="-2.3cm" fo:margin-top="0cm" fo:margin-bottom="0cm" style:contextual-spacing="false" fo:line-height="115%" fo:text-align="start" style:justify-single-word="false" fo:keep-together="auto" fo:orphans="0" fo:widows="0" fo:text-indent="0cm" style:auto-text-indent="false"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af50" loext:opacity="100%" style:font-name="Consolas" fo:font-size="11pt" fo:font-style="italic" fo:font-weight="normal" officeooo:paragraph-rsid="005514ee" style:font-name-asian="Arial1" style:font-size-asian="11pt" style:font-style-asian="italic" style:font-weight-asian="normal" style:font-name-complex="Arial1" style:font-size-complex="11pt" style:font-style-complex="italic" style:font-weight-complex="normal"/>
    </style:style>
    <style:style style:name="P177" style:family="paragraph" style:parent-style-name="normal">
      <loext:graphic-properties draw:fill="none"/>
      <style:paragraph-properties fo:margin-left="0.101cm" fo:margin-right="-2.3cm" fo:margin-top="0cm" fo:margin-bottom="0cm" style:contextual-spacing="false" fo:line-height="115%" fo:text-align="start" style:justify-single-word="false" fo:orphans="0" fo:widows="0" fo:text-indent="0cm" style:auto-text-indent="false" fo:background-color="transparent" fo:padding="0cm" fo:border="none" style:shadow="none"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af50" loext:opacity="100%" style:font-name="Consolas" fo:font-size="11pt" fo:font-style="italic" fo:font-weight="normal" officeooo:paragraph-rsid="005514ee" style:font-name-asian="Arial1" style:font-size-asian="11pt" style:font-style-asian="italic" style:font-weight-asian="normal" style:font-name-complex="Arial1" style:font-size-complex="11pt" style:font-style-complex="italic" style:font-weight-complex="normal"/>
    </style:style>
    <style:style style:name="P178" style:family="paragraph" style:parent-style-name="normal">
      <style:paragraph-properties fo:margin-left="0.101cm" fo:margin-right="-2.3cm" fo:line-height="115%"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af50" loext:opacity="100%" style:font-name="Consolas" fo:font-size="11pt" fo:font-style="italic" fo:font-weight="normal" officeooo:paragraph-rsid="0050f31d" style:font-name-asian="Arial1" style:font-size-asian="11pt" style:font-style-asian="italic" style:font-weight-asian="normal" style:font-name-complex="Arial1" style:font-size-complex="11pt" style:font-style-complex="italic" style:font-weight-complex="normal"/>
    </style:style>
    <style:style style:name="P179" style:family="paragraph" style:parent-style-name="normal">
      <style:paragraph-properties fo:margin-left="0.101cm" fo:margin-right="-2.3cm" fo:line-height="115%"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af50" loext:opacity="100%" style:font-name="Consolas" fo:font-size="9pt" fo:font-style="normal" fo:font-weight="normal" officeooo:paragraph-rsid="0050f31d" style:font-name-asian="Arial1" style:font-size-asian="9pt" style:font-style-asian="normal" style:font-weight-asian="normal" style:font-name-complex="Arial1" style:font-size-complex="9pt" style:font-style-complex="normal" style:font-weight-complex="normal"/>
    </style:style>
    <style:style style:name="P180" style:family="paragraph" style:parent-style-name="normal">
      <style:paragraph-properties fo:margin-left="0.101cm" fo:margin-right="-2.3cm" fo:line-height="200%"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4caf50" loext:opacity="100%" style:font-name="Consolas" fo:font-size="9pt" fo:font-style="normal" fo:font-weight="normal" officeooo:paragraph-rsid="0050f31d" style:font-name-asian="Arial1" style:font-size-asian="9pt" style:font-style-asian="normal" style:font-weight-asian="normal" style:font-name-complex="Arial1" style:font-size-complex="9pt" style:font-style-complex="normal" style:font-weight-complex="normal"/>
    </style:style>
    <style:style style:name="P181" style:family="paragraph" style:parent-style-name="normal">
      <style:paragraph-properties fo:margin-right="-0.03cm" fo:text-align="center" style:justify-single-word="false" fo:orphans="0" fo:widows="0"/>
      <style:text-properties fo:color="#0000ff" loext:opacity="100%" style:font-name="Montserrat Medium" fo:font-size="10pt" officeooo:paragraph-rsid="0050f31d" style:font-name-asian="Montserrat Medium1" style:font-size-asian="10pt" style:font-name-complex="Montserrat Medium1" style:font-size-complex="10pt"/>
    </style:style>
    <style:style style:name="P182" style:family="paragraph" style:parent-style-name="normal">
      <style:paragraph-properties fo:margin-right="0.026cm" fo:text-align="center" style:justify-single-word="false" fo:orphans="0" fo:widows="0">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0pt" officeooo:paragraph-rsid="0050f31d" style:font-size-asian="10pt" style:font-size-complex="10pt"/>
    </style:style>
    <style:style style:name="P183" style:family="paragraph" style:parent-style-name="normal" style:master-page-name="">
      <style:paragraph-properties fo:margin-left="-0.6cm" fo:margin-right="-2.3cm" fo:line-height="150%"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1" style:font-size-asian="14pt" style:font-weight-asian="bold" style:font-name-complex="Montserrat1" style:font-size-complex="14pt"/>
    </style:style>
    <style:style style:name="P184" style:family="paragraph" style:parent-style-name="normal" style:master-page-name="">
      <style:paragraph-properties fo:margin-left="-0.6cm" fo:margin-right="-2.3cm" fo:margin-top="0.4cm" fo:margin-bottom="0cm" style:contextual-spacing="false" fo:line-height="150%"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1" style:font-size-asian="14pt" style:font-weight-asian="bold" style:font-name-complex="Montserrat1" style:font-size-complex="14pt"/>
    </style:style>
    <style:style style:name="P185" style:family="paragraph" style:parent-style-name="normal" style:master-page-name="">
      <style:paragraph-properties fo:margin-left="-0.6cm" fo:margin-right="-2.3cm" fo:margin-top="0.4cm" fo:margin-bottom="0cm" style:contextual-spacing="false" fo:line-height="150%" fo:orphans="0" fo:widows="0" fo:text-indent="0cm" style:auto-text-indent="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1" style:font-size-asian="14pt" style:font-weight-asian="bold" style:font-name-complex="Montserrat1" style:font-size-complex="14pt"/>
    </style:style>
    <style:style style:name="P186" style:family="paragraph" style:parent-style-name="normal" style:list-style-name="L2" style:master-page-name="">
      <loext:graphic-properties draw:fill="none"/>
      <style:paragraph-properties fo:margin-left="-0.4cm" fo:margin-right="-2.3cm" fo:margin-top="0cm" fo:margin-bottom="0cm" style:contextual-spacing="false" fo:line-height="150%" fo:text-align="start" style:justify-single-word="false" fo:keep-together="auto" fo:orphans="0" fo:widows="0" fo:text-indent="0cm" style:auto-text-indent="false" style:page-number="auto" fo:break-before="auto" fo:break-after="auto"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1" style:font-size-asian="14pt" style:font-weight-asian="bold" style:font-name-complex="Montserrat1" style:font-size-complex="14pt"/>
    </style:style>
    <style:style style:name="P187" style:family="paragraph" style:parent-style-name="normal" style:master-page-name="">
      <loext:graphic-properties draw:fill="none"/>
      <style:paragraph-properties fo:margin-left="-0.6cm" fo:margin-right="-2.3cm" fo:margin-top="0cm" fo:margin-bottom="0cm" style:contextual-spacing="false" fo:line-height="115%" fo:text-align="start" style:justify-single-word="false" fo:orphans="0" fo:widows="0" fo:text-indent="0cm" style:auto-text-indent="false" style:page-number="auto" fo:background-color="transparent"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1" style:font-size-asian="14pt" style:font-weight-asian="bold" style:font-name-complex="Montserrat1" style:font-size-complex="14pt"/>
    </style:style>
    <style:style style:name="P188" style:family="paragraph" style:parent-style-name="normal">
      <loext:graphic-properties draw:fill="none"/>
      <style:paragraph-properties fo:margin-left="0cm" fo:margin-right="-2.3cm" fo:margin-top="0cm" fo:margin-bottom="0cm" style:contextual-spacing="false" fo:line-height="115%" fo:text-align="start"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1" style:font-size-asian="14pt" style:font-weight-asian="bold" style:font-name-complex="Montserrat1" style:font-size-complex="14pt"/>
    </style:style>
    <style:style style:name="P189" style:family="paragraph" style:parent-style-name="normal" style:master-page-name="">
      <style:paragraph-properties fo:margin-left="-0.4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1" style:font-size-asian="14pt" style:font-weight-asian="bold" style:font-name-complex="Montserrat1" style:font-size-complex="14pt"/>
    </style:style>
    <style:style style:name="P190" style:family="paragraph" style:parent-style-name="normal">
      <style:paragraph-properties fo:margin-left="0cm" fo:margin-right="-2.3cm" fo:line-height="115%" fo:keep-together="auto" fo:orphans="0" fo:widows="0" fo:text-indent="0cm" style:auto-text-indent="false"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1" style:font-size-asian="14pt" style:font-weight-asian="bold" style:font-name-complex="Montserrat1" style:font-size-complex="14pt"/>
    </style:style>
    <style:style style:name="P191" style:family="paragraph" style:parent-style-name="normal">
      <loext:graphic-properties draw:fill="none"/>
      <style:paragraph-properties fo:margin-left="0cm" fo:margin-right="0cm" fo:margin-top="0cm" fo:margin-bottom="0cm" style:contextual-spacing="false" fo:line-height="100%" fo:text-align="center" style:justify-single-word="false" fo:orphans="0" fo:widows="0" fo:text-indent="0cm" style:auto-text-indent="false" fo:background-color="transparent"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1" style:font-size-asian="14pt" style:font-weight-asian="bold" style:font-name-complex="Montserrat1" style:font-size-complex="14pt"/>
    </style:style>
    <style:style style:name="P192" style:family="paragraph" style:parent-style-name="normal">
      <loext:graphic-properties draw:fill="none"/>
      <style:paragraph-properties fo:margin-left="0.101cm" fo:margin-right="0.101cm" fo:margin-top="0cm" fo:margin-bottom="0cm" style:contextual-spacing="false" fo:line-height="100%" fo:text-align="center" style:justify-single-word="false" fo:orphans="0" fo:widows="0" fo:text-indent="0cm" style:auto-text-indent="false" fo:background-color="transparent"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4pt" fo:font-weight="bold" officeooo:paragraph-rsid="0050f31d" style:font-name-asian="Montserrat1" style:font-size-asian="14pt" style:font-weight-asian="bold" style:font-name-complex="Montserrat1" style:font-size-complex="14pt"/>
    </style:style>
    <style:style style:name="P193" style:family="paragraph" style:parent-style-name="normal">
      <loext:graphic-properties draw:fill="none"/>
      <style:paragraph-properties fo:margin-left="0.101cm" fo:margin-right="0cm" fo:margin-top="0cm" fo:margin-bottom="0cm" style:contextual-spacing="false" fo:line-height="115%" fo:text-align="start" style:justify-single-word="false" fo:keep-together="auto" fo:orphans="0" fo:widows="0" fo:text-indent="0cm" style:auto-text-indent="false" fo:background-color="transparent" fo:padding="0cm" fo:border="none" style:shadow="none" fo:keep-with-next="auto" style:writing-mode="lr-tb"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b0f0" loext:opacity="100%" style:font-name="Consolas" fo:font-size="11pt" fo:font-weight="bold" officeooo:paragraph-rsid="0050f31d" style:font-name-asian="Montserrat1" style:font-size-asian="11pt" style:font-weight-asian="bold" style:font-name-complex="Montserrat1" style:font-size-complex="11pt"/>
    </style:style>
    <style:style style:name="P194" style:family="paragraph" style:parent-style-name="normal" style:master-page-name="">
      <style:paragraph-properties fo:margin-left="-0.499cm" fo:margin-right="-2.3cm" fo:line-height="115%"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195" style:family="paragraph" style:parent-style-name="normal">
      <style:paragraph-properties fo:margin-left="-0.499cm" fo:margin-right="-2.3cm" fo:line-height="115%"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97cf3" style:font-name-asian="Arial1" style:font-size-asian="9pt" style:font-name-complex="Arial1" style:font-size-complex="9pt"/>
    </style:style>
    <style:style style:name="P196" style:family="paragraph" style:parent-style-name="normal" style:master-page-name="">
      <style:paragraph-properties fo:margin-left="-0.499cm" fo:margin-right="-2.3cm" fo:line-height="150%"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197" style:family="paragraph" style:parent-style-name="normal">
      <style:paragraph-properties fo:margin-left="-0.499cm" fo:margin-right="-2.3cm" fo:line-height="150%"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198" style:family="paragraph" style:parent-style-name="normal" style:master-page-name="">
      <style:paragraph-properties fo:margin-left="-0.499cm" fo:margin-right="-2.3cm" fo:line-height="100%"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333333" loext:opacity="100%" style:font-name="Arial Nova" fo:font-size="11pt" officeooo:paragraph-rsid="0050f31d" style:font-name-asian="Arial1" style:font-size-asian="9pt" style:font-name-complex="Arial1" style:font-size-complex="9pt"/>
    </style:style>
    <style:style style:name="P199" style:family="paragraph" style:parent-style-name="normal">
      <loext:graphic-properties draw:fill="none" draw:fill-color="#ffffff"/>
      <style:paragraph-properties fo:margin-right="-2.291cm" fo:margin-top="0cm" fo:margin-bottom="0cm" style:contextual-spacing="false" fo:line-height="20%" fo:text-align="start" style:justify-single-word="false" fo:keep-together="auto" fo:orphans="0" fo:widows="0" fo:text-indent="11.749cm" style:auto-text-indent="false" fo:break-before="auto" fo:break-after="auto" fo:background-color="transparent"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200" style:family="paragraph" style:parent-style-name="normal">
      <loext:graphic-properties draw:fill="none" draw:fill-color="#ffffff"/>
      <style:paragraph-properties fo:margin-left="0cm" fo:margin-right="-2.291cm" fo:margin-top="0cm" fo:margin-bottom="0cm" style:contextual-spacing="false" fo:line-height="20%" fo:text-align="start" style:justify-single-word="false" fo:keep-together="auto" fo:orphans="0" fo:widows="0" fo:text-indent="11.749cm" style:auto-text-indent="false" fo:break-before="auto" fo:break-after="auto" fo:background-color="transparent"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201" style:family="paragraph" style:parent-style-name="normal">
      <loext:graphic-properties draw:fill="none"/>
      <style:paragraph-properties fo:margin-left="0cm" fo:margin-right="-2.3cm" fo:margin-top="0cm" fo:margin-bottom="0cm" style:contextual-spacing="false" fo:text-align="start" style:justify-single-word="false" fo:orphans="0" fo:widows="0" fo:text-indent="0cm" style:auto-text-indent="false" fo:background-color="transparent"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202" style:family="paragraph" style:parent-style-name="normal">
      <loext:graphic-properties draw:fill="none"/>
      <style:paragraph-properties fo:margin-left="0cm" fo:margin-right="-2.3cm" fo:margin-top="0cm" fo:margin-bottom="0cm" style:contextual-spacing="false" fo:text-align="start" style:justify-single-word="false" fo:orphans="0" fo:widows="0" fo:text-indent="0.6cm" style:auto-text-indent="false" fo:background-color="transparent"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203" style:family="paragraph" style:parent-style-name="normal">
      <loext:graphic-properties draw:fill="none"/>
      <style:paragraph-properties fo:margin-left="0cm" fo:margin-right="-2.2cm" fo:margin-top="0cm" fo:margin-bottom="0cm" style:contextual-spacing="false" fo:text-align="start" style:justify-single-word="false" fo:orphans="0" fo:widows="0" fo:text-indent="3.5cm" style:auto-text-indent="false" fo:background-color="transparent"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204" style:family="paragraph" style:parent-style-name="normal">
      <loext:graphic-properties draw:fill="none"/>
      <style:paragraph-properties fo:margin-left="0cm" fo:margin-right="0cm" fo:margin-top="0cm" fo:margin-bottom="0cm" style:contextual-spacing="false" fo:text-align="start" style:justify-single-word="false" fo:orphans="0" fo:widows="0" fo:text-indent="0cm" style:auto-text-indent="false" fo:background-color="transparent" style:writing-mode="lr-tb"/>
      <style:text-properties style:font-name="Arial Nova" fo:font-size="10pt" officeooo:paragraph-rsid="0050f31d" style:font-size-asian="10pt" style:font-size-complex="10pt"/>
    </style:style>
    <style:style style:name="P205" style:family="paragraph" style:parent-style-name="normal">
      <style:paragraph-properties fo:margin-left="0cm" fo:margin-right="0cm" fo:orphans="0" fo:widows="0" fo:text-indent="0cm" style:auto-text-indent="false"/>
      <style:text-properties style:font-name="Arial Nova" fo:font-size="10pt" officeooo:paragraph-rsid="0050f31d" style:font-size-asian="10pt" style:font-size-complex="10pt"/>
    </style:style>
    <style:style style:name="P206" style:family="paragraph" style:parent-style-name="normal">
      <style:paragraph-properties fo:margin-right="-0.185cm" fo:line-height="100%" fo:keep-together="auto" fo:orphans="0" fo:widows="0" fo:padding="0cm" fo:border="none" style:shadow="none" fo:keep-with-next="auto" style:join-border="false"/>
      <style:text-properties style:font-name="Arial Nova" fo:letter-spacing="-0.014cm" officeooo:paragraph-rsid="0050f31d"/>
    </style:style>
    <style:style style:name="P207" style:family="paragraph" style:parent-style-name="normal">
      <style:paragraph-properties fo:margin-left="-0.499cm" fo:margin-right="-2.3cm" fo:line-height="200%" fo:keep-together="auto" fo:orphans="0" fo:widows="0" fo:text-indent="0cm" style:auto-text-indent="false"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208" style:family="paragraph" style:parent-style-name="normal" style:master-page-name="">
      <style:paragraph-properties fo:margin-left="-0.499cm" fo:margin-right="-2.3cm" fo:line-height="200%" fo:keep-together="auto" fo:orphans="0" fo:widows="0" fo:text-indent="0cm" style:auto-text-indent="false" style:page-number="auto" fo:break-before="auto" fo:break-after="auto" fo:padding="0cm" fo:border="none" style:shadow="none" fo:keep-with-next="auto"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209" style:family="paragraph" style:parent-style-name="normal" style:master-page-name="">
      <loext:graphic-properties draw:fill="none"/>
      <style:paragraph-properties fo:margin-left="-0.4cm" fo:margin-right="-2.3cm" fo:margin-top="0cm" fo:margin-bottom="0cm" style:contextual-spacing="false" fo:line-height="200%" fo:text-align="start" style:justify-single-word="false" fo:orphans="0" fo:widows="0" fo:text-indent="0cm" style:auto-text-indent="false" style:page-number="auto" fo:background-color="transparent" style:writing-mode="lr-tb">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officeooo:paragraph-rsid="0050f31d"/>
    </style:style>
    <style:style style:name="P210" style:family="paragraph">
      <loext:graphic-properties draw:fill="none"/>
      <style:paragraph-properties fo:text-align="start"/>
      <style:text-properties fo:font-size="18pt"/>
    </style:style>
    <style:style style:name="P211" style:family="paragraph">
      <loext:graphic-properties draw:fill="none" draw:fill-color="#e0e0e0"/>
      <style:paragraph-properties style:writing-mode="lr-tb"/>
      <style:text-properties fo:font-size="11pt"/>
    </style:style>
    <style:style style:name="T1" style:family="text">
      <style:text-properties fo:color="#0563c1" loext:opacity="100%" style:font-name="Jupiter" fo:font-size="10.5pt" fo:letter-spacing="0.018cm" style:text-underline-style="none" fo:font-weight="bold" style:font-size-asian="10.5pt" style:font-weight-asian="bold" style:font-size-complex="10.5pt" style:font-weight-complex="bold"/>
    </style:style>
    <style:style style:name="T2" style:family="text">
      <style:text-properties fo:color="#1f4d78" loext:opacity="100%" style:font-name="Arial Nova" fo:font-size="10.5pt" fo:font-weight="bold" style:font-size-asian="10.5pt" style:font-weight-asian="bold" style:font-size-complex="10.5pt" style:font-weight-complex="bold"/>
    </style:style>
    <style:style style:name="T3" style:family="text">
      <style:text-properties fo:color="#1f4d78" loext:opacity="100%" style:font-name="Arial Nova" fo:font-size="10pt" fo:font-weight="normal" style:font-size-asian="10pt" style:font-weight-asian="normal" style:font-size-complex="10pt" style:font-weight-complex="normal"/>
    </style:style>
    <style:style style:name="T4" style:family="text">
      <style:text-properties fo:color="#1f4d78" loext:opacity="100%" style:font-name="Jupiter" fo:font-size="18pt" fo:letter-spacing="0.035cm" style:font-size-asian="12pt" style:font-size-complex="12pt"/>
    </style:style>
    <style:style style:name="T5" style:family="text">
      <style:text-properties fo:color="#1f4d78" loext:opacity="100%" style:font-name="Jupiter" fo:font-size="18pt" fo:letter-spacing="0.035cm" officeooo:rsid="0052d9fb" style:font-size-asian="12pt" style:font-size-complex="12pt"/>
    </style:style>
    <style:style style:name="T6" style:family="text">
      <style:text-properties fo:color="#1f4d78" loext:opacity="100%" style:font-name="Jupiter" fo:font-size="18pt" fo:letter-spacing="0.035cm" fo:font-weight="bold" officeooo:rsid="0054c181" style:font-name-asian="Aptos3" style:font-size-asian="12pt" style:font-weight-asian="bold" style:font-name-complex="Noto Sans Arabic" style:font-size-complex="12pt" style:font-weight-complex="bold"/>
    </style:style>
    <style:style style:name="T7" style:family="text">
      <style:text-properties fo:color="#1f4d78" loext:opacity="100%" style:font-name="Consolas" fo:font-size="17pt" fo:font-weight="bold" style:font-name-asian="Aptos3" style:font-size-asian="15pt" style:font-weight-asian="bold" style:font-name-complex="Noto Sans Arabic" style:font-size-complex="15pt" style:font-weight-complex="bold"/>
    </style:style>
    <style:style style:name="T8" style:family="text">
      <style:text-properties fo:color="#156082" loext:opacity="100%" style:font-name="Arial Nova" fo:font-size="10pt" fo:font-weight="normal" style:font-size-asian="10pt" style:font-weight-asian="normal" style:font-size-complex="10pt" style:font-weight-complex="normal"/>
    </style:style>
    <style:style style:name="T9" style:family="text">
      <style:text-properties fo:letter-spacing="-0.053cm"/>
    </style:style>
    <style:style style:name="T10" style:family="text">
      <style:text-properties fo:color="#00b0f0" loext:opacity="100%" style:font-name="Consolas" fo:font-size="14pt" fo:font-weight="bold" style:font-name-asian="Montserrat1" style:font-size-asian="14pt" style:font-weight-asian="bold" style:font-name-complex="Montserrat1" style:font-size-complex="14pt"/>
    </style:style>
    <style:style style:name="T11" style:family="text">
      <style:text-properties fo:color="#00b0f0" loext:opacity="100%" style:font-name="Consolas" fo:font-size="13pt" fo:font-weight="bold" style:font-name-asian="Montserrat1" style:font-size-asian="13pt" style:font-weight-asian="bold" style:font-name-complex="Montserrat1" style:font-size-complex="13pt"/>
    </style:style>
    <style:style style:name="T12" style:family="text">
      <style:text-properties fo:color="#00b0f0" loext:opacity="100%" style:font-name="Consolas" fo:font-size="12pt" fo:font-weight="bold" style:font-name-asian="Montserrat1" style:font-size-asian="14pt" style:font-weight-asian="bold" style:font-name-complex="Montserrat1" style:font-size-complex="14pt"/>
    </style:style>
    <style:style style:name="T13" style:family="text">
      <style:text-properties fo:color="#00b0f0" loext:opacity="100%" style:font-name="Consolas" fo:font-size="12pt" fo:font-weight="normal" style:font-name-asian="Montserrat1" style:font-size-asian="14pt" style:font-weight-asian="normal" style:font-name-complex="Montserrat1" style:font-size-complex="14pt" style:font-weight-complex="normal"/>
    </style:style>
    <style:style style:name="T14" style:family="text">
      <style:text-properties fo:color="#00b0f0" loext:opacity="100%" style:font-name="Consolas" fo:font-size="10.5pt" fo:font-weight="bold" style:font-name-asian="Montserrat1" style:font-size-asian="10.5pt" style:font-weight-asian="bold" style:font-name-complex="Montserrat1" style:font-size-complex="10.5pt"/>
    </style:style>
    <style:style style:name="T15" style:family="text">
      <style:text-properties fo:color="#00b0f0" loext:opacity="100%" style:font-name="Consolas" fo:font-size="10.5pt" fo:letter-spacing="-0.028cm" fo:font-weight="normal" style:font-name-asian="Montserrat1" style:font-size-asian="10.5pt" style:font-weight-asian="normal" style:font-name-complex="Montserrat1" style:font-size-complex="10.5pt" style:font-weight-complex="normal"/>
    </style:style>
    <style:style style:name="T16" style:family="text">
      <style:text-properties fo:color="#00b0f0" loext:opacity="100%" style:font-name="Consolas" fo:font-size="10.5pt" fo:letter-spacing="-0.028cm" fo:font-weight="normal" officeooo:rsid="005c8074" style:font-name-asian="Montserrat1" style:font-size-asian="10.5pt" style:font-weight-asian="normal" style:font-name-complex="Montserrat1" style:font-size-complex="10.5pt" style:font-weight-complex="normal"/>
    </style:style>
    <style:style style:name="T17" style:family="text">
      <style:text-properties fo:color="#00b0f0" loext:opacity="100%" style:font-name="Consolas" fo:font-size="10.5pt" fo:font-weight="normal" style:font-name-asian="Montserrat1" style:font-size-asian="10.5pt" style:font-weight-asian="normal" style:font-name-complex="Montserrat1" style:font-size-complex="10.5pt" style:font-weight-complex="normal"/>
    </style:style>
    <style:style style:name="T18" style:family="text">
      <style:text-properties fo:color="#00b0f0" loext:opacity="100%" style:font-name="Consolas" fo:font-size="11pt" fo:font-weight="bold" style:font-name-asian="Montserrat1" style:font-size-asian="11pt" style:font-weight-asian="bold" style:font-name-complex="Montserrat1" style:font-size-complex="11pt"/>
    </style:style>
    <style:style style:name="T19" style:family="text">
      <style:text-properties fo:color="#00b0f0" loext:opacity="100%" style:font-name="Arial Nova" fo:font-size="10.5pt" fo:font-style="italic" officeooo:rsid="005c8074" style:font-name-asian="Arial1" style:font-size-asian="10.5pt" style:font-style-asian="italic" style:font-name-complex="Arial1" style:font-size-complex="10.5pt" style:font-style-complex="italic"/>
    </style:style>
    <style:style style:name="T20" style:family="text">
      <style:text-properties fo:color="#3f51b5" loext:opacity="100%" style:font-name="Ethnocentric Rg"/>
    </style:style>
    <style:style style:name="T21" style:family="text">
      <style:text-properties fo:color="#3f51b5" loext:opacity="100%" style:font-name="Ethnocentric Rg" officeooo:rsid="0050cb18"/>
    </style:style>
    <style:style style:name="T22" style:family="text">
      <style:text-properties fo:color="#3f51b5" loext:opacity="100%" style:font-name="Ethnocentric Rg" fo:font-size="16pt" fo:letter-spacing="-0.028cm"/>
    </style:style>
    <style:style style:name="T23" style:family="text">
      <style:text-properties fo:color="#880e4f" loext:opacity="100%" style:font-name="Ethnocentric Rg" fo:letter-spacing="normal" fo:font-style="normal" fo:font-weight="normal" officeooo:rsid="0050cb18" style:letter-kerning="false" style:font-name-asian="Architects Daughter" style:language-asian="es" style:country-asian="ES" style:font-style-asian="normal" style:font-weight-asian="normal" style:font-name-complex="Arial1" style:font-style-complex="normal" style:font-weight-complex="normal"/>
    </style:style>
    <style:style style:name="T24" style:family="text">
      <style:text-properties fo:color="#333333" loext:opacity="100%" style:font-name="Arial Nova" fo:font-size="11pt" style:font-name-asian="Arial1" style:font-size-asian="9pt" style:font-name-complex="Arial1" style:font-size-complex="9pt"/>
    </style:style>
    <style:style style:name="T25" style:family="text">
      <style:text-properties fo:color="#333333" loext:opacity="100%" style:font-name="Arial Nova" fo:font-size="11pt" officeooo:rsid="005c8074" style:font-name-asian="Arial1" style:font-size-asian="9pt" style:font-name-complex="Arial1" style:font-size-complex="9pt"/>
    </style:style>
    <style:style style:name="T26" style:family="text">
      <style:text-properties fo:color="#999999" loext:opacity="100%" style:font-name="Arial" fo:font-size="9pt" style:font-name-asian="Arial1" style:font-size-asian="9pt" style:font-name-complex="Arial1" style:font-size-complex="9pt"/>
    </style:style>
    <style:style style:name="T27" style:family="text">
      <style:text-properties style:font-name="Comic Sans MS" fo:font-size="11pt" fo:font-weight="bold" style:font-name-asian="Comic Sans MS1" style:font-size-asian="11pt" style:font-weight-asian="bold" style:font-name-complex="Comic Sans MS1" style:font-size-complex="11pt"/>
    </style:style>
    <style:style style:name="T28" style:family="text">
      <style:text-properties fo:color="#1155cc" loext:opacity="100%" fo:font-size="9pt" fo:font-weight="bold" style:font-size-asian="9pt" style:font-weight-asian="bold" style:font-size-complex="9pt"/>
    </style:style>
    <style:style style:name="T29" style:family="text">
      <style:text-properties fo:color="#1155cc" loext:opacity="100%" fo:font-size="11pt" fo:font-weight="bold" style:font-size-asian="11pt" style:font-weight-asian="bold" style:font-size-complex="11pt"/>
    </style:style>
    <style:style style:name="T30" style:family="text">
      <style:text-properties fo:color="#1155cc" loext:opacity="100%" fo:font-size="7pt" fo:font-weight="bold" style:font-size-asian="7pt" style:font-weight-asian="bold" style:font-size-complex="7pt"/>
    </style:style>
    <style:style style:name="T31" style:family="text">
      <style:text-properties fo:color="#1155cc" loext:opacity="100%" fo:font-size="7.5pt" fo:font-weight="bold" style:font-size-asian="7.5pt" style:font-weight-asian="bold" style:font-size-complex="7.5pt"/>
    </style:style>
    <style:style style:name="T32" style:family="text">
      <style:text-properties fo:color="#1155cc" loext:opacity="100%" fo:font-size="8pt" fo:font-weight="bold" style:font-size-asian="8pt" style:font-weight-asian="bold" style:font-size-complex="8pt"/>
    </style:style>
    <style:style style:name="T33" style:family="text">
      <style:text-properties fo:color="#1155cc" loext:opacity="100%" style:font-name="Arial" fo:font-size="9pt" style:font-name-asian="Arial1" style:font-size-asian="9pt" style:font-name-complex="Arial1" style:font-size-complex="9pt"/>
    </style:style>
    <style:style style:name="T34" style:family="text">
      <style:text-properties style:font-name="Arial" fo:font-size="10pt" fo:font-weight="bold" style:font-name-asian="Arial1" style:font-size-asian="10pt" style:font-weight-asian="bold" style:font-name-complex="Arial1" style:font-size-complex="10pt"/>
    </style:style>
    <style:style style:name="T35" style:family="text">
      <style:text-properties style:font-name="Arial" fo:font-size="9.5pt" fo:font-weight="bold" style:font-name-asian="Arial1" style:font-size-asian="9.5pt" style:font-weight-asian="bold" style:font-name-complex="Arial1" style:font-size-complex="9.5pt"/>
    </style:style>
    <style:style style:name="T36" style:family="text">
      <style:text-properties style:font-name="Arial" fo:font-size="9pt" style:font-name-asian="Arial1" style:font-size-asian="9pt" style:font-name-complex="Arial1" style:font-size-complex="9pt"/>
    </style:style>
    <style:style style:name="T37" style:family="text">
      <style:text-properties fo:font-size="8pt" fo:font-weight="bold" style:font-size-asian="8pt" style:font-weight-asian="bold" style:font-size-complex="8pt"/>
    </style:style>
    <style:style style:name="T38" style:family="text">
      <style:text-properties fo:color="#666666" loext:opacity="100%" style:font-name="Arial" fo:font-size="10pt" style:font-name-asian="Arial1" style:font-size-asian="10pt" style:font-name-complex="Arial1" style:font-size-complex="10pt"/>
    </style:style>
    <style:style style:name="T39" style:family="text">
      <style:text-properties fo:color="#666666" loext:opacity="100%" style:font-name="Arial" fo:font-size="9pt" style:font-name-asian="Arial1" style:font-size-asian="9pt" style:font-name-complex="Arial1" style:font-size-complex="9pt"/>
    </style:style>
    <style:style style:name="T40" style:family="text">
      <style:text-properties fo:color="#666666" loext:opacity="100%" style:font-name="Arial" fo:font-size="7pt" fo:font-weight="bold" style:font-name-asian="Arial1" style:font-size-asian="7pt" style:font-weight-asian="bold" style:font-name-complex="Arial1" style:font-size-complex="7pt"/>
    </style:style>
    <style:style style:name="T41" style:family="text">
      <style:text-properties fo:color="#666666" loext:opacity="100%" style:font-name="Montserrat" fo:font-weight="bold" style:font-name-asian="Montserrat1" style:font-weight-asian="bold" style:font-name-complex="Montserrat1"/>
    </style:style>
    <style:style style:name="T42" style:family="text">
      <style:text-properties fo:color="#666666" loext:opacity="100%" style:font-name="Arial Nova" fo:font-size="11pt" style:font-name-asian="Arial1" style:font-size-asian="11pt" style:font-name-complex="Arial1" style:font-size-complex="11pt"/>
    </style:style>
    <style:style style:name="T43" style:family="text">
      <style:text-properties fo:color="#666666" loext:opacity="100%" style:font-name="Arial Nova" fo:font-size="10.5pt" style:font-name-asian="Arial1" style:font-size-asian="10.5pt" style:font-name-complex="Arial1" style:font-size-complex="10.5pt"/>
    </style:style>
    <style:style style:name="T44" style:family="text">
      <style:text-properties fo:font-size="11pt" style:font-size-asian="11pt" style:font-size-complex="11pt"/>
    </style:style>
    <style:style style:name="T45" style:family="text">
      <style:text-properties fo:font-size="11pt" fo:font-weight="bold" style:font-size-asian="11pt" style:font-weight-asian="bold" style:font-size-complex="11pt"/>
    </style:style>
    <style:style style:name="T46" style:family="text">
      <style:text-properties fo:color="#4c1130" loext:opacity="100%" style:font-name="Montserrat SemiBold" fo:font-size="10pt" style:font-name-asian="Montserrat SemiBold1" style:font-size-asian="10pt" style:font-name-complex="Montserrat SemiBold1" style:font-size-complex="10pt"/>
    </style:style>
    <style:style style:name="T47" style:family="text">
      <style:text-properties fo:color="#4c1130" loext:opacity="100%" style:font-name="Montserrat Medium" fo:font-size="11pt" style:font-name-asian="Montserrat Medium1" style:font-size-asian="11pt" style:font-name-complex="Montserrat Medium1" style:font-size-complex="11pt"/>
    </style:style>
    <style:style style:name="T48" style:family="text">
      <style:text-properties fo:color="#4c1130" loext:opacity="100%" style:font-name="Jupiter" fo:font-size="19pt" fo:letter-spacing="0.035cm" fo:font-weight="bold" style:font-name-asian="Aptos3" style:font-size-asian="15pt" style:font-weight-asian="bold" style:font-name-complex="Noto Sans Arabic" style:font-size-complex="15pt" style:font-weight-complex="bold"/>
    </style:style>
    <style:style style:name="T49" style:family="text">
      <style:text-properties fo:color="#4c1130" loext:opacity="100%" style:font-name="Jupiter" fo:font-size="19pt" fo:letter-spacing="0.035cm" fo:font-weight="bold" officeooo:rsid="00598246" style:font-name-asian="Aptos3" style:font-size-asian="15pt" style:font-weight-asian="bold" style:font-name-complex="Noto Sans Arabic" style:font-size-complex="15pt" style:font-weight-complex="bold"/>
    </style:style>
    <style:style style:name="T50" style:family="text">
      <style:text-properties fo:color="#4c1130" loext:opacity="100%" style:font-name="Jupiter" fo:font-size="19pt" fo:letter-spacing="0.035cm" style:font-size-asian="15pt" style:font-size-complex="15pt"/>
    </style:style>
    <style:style style:name="T51" style:family="text">
      <style:text-properties fo:color="#674ea7" loext:opacity="100%" style:font-name="Montserrat Medium" fo:font-size="11pt" style:font-name-asian="Montserrat Medium1" style:font-size-asian="11pt" style:font-name-complex="Montserrat Medium1" style:font-size-complex="11pt"/>
    </style:style>
    <style:style style:name="T52" style:family="text">
      <style:text-properties fo:color="#0000ff" loext:opacity="100%" style:font-name="Montserrat Medium" style:font-name-asian="Montserrat Medium1" style:font-name-complex="Montserrat Medium1"/>
    </style:style>
    <style:style style:name="T53" style:family="text">
      <style:text-properties fo:color="#0000ff" loext:opacity="100%" style:font-name="Montserrat Medium" fo:font-size="10pt" style:font-name-asian="Montserrat Medium1" style:font-size-asian="10pt" style:font-name-complex="Montserrat Medium1" style:font-size-complex="10pt"/>
    </style:style>
    <style:style style:name="T54" style:family="text">
      <style:text-properties fo:color="#0000ff" loext:opacity="100%" style:font-name="Montserrat" fo:font-weight="bold" style:font-name-asian="Montserrat1" style:font-weight-asian="bold" style:font-name-complex="Montserrat1"/>
    </style:style>
    <style:style style:name="T55" style:family="text">
      <style:text-properties fo:font-variant="normal" fo:text-transform="none" fo:font-size="11pt" style:font-size-asian="11pt" style:font-size-complex="11pt"/>
    </style:style>
    <style:style style:name="T56" style:family="text">
      <style:text-properties fo:font-variant="normal" fo:text-transform="none" style:font-name="Arial" fo:font-size="9pt" style:font-name-asian="Arial1" style:font-size-asian="9pt" style:font-name-complex="Arial1" style:font-size-complex="9pt"/>
    </style:style>
    <style:style style:name="T57" style:family="text">
      <style:text-properties fo:font-variant="normal" fo:text-transform="none" fo:color="#7f0080" loext:opacity="100%"/>
    </style:style>
    <style:style style:name="T58" style:family="text">
      <style:text-properties fo:font-variant="normal" fo:text-transform="none" fo:color="#7f0080" loext:opacity="100%" style:font-name="Arial" fo:font-size="10pt" style:font-name-asian="Arial1" style:font-size-asian="10pt" style:font-name-complex="Arial1" style:font-size-complex="10pt"/>
    </style:style>
    <style:style style:name="T59" style:family="text">
      <style:text-properties fo:font-variant="normal" fo:text-transform="none" style:font-size-asian="11pt" style:font-size-complex="11pt"/>
    </style:style>
    <style:style style:name="T60" style:family="text">
      <style:text-properties fo:font-size="10pt" style:font-size-asian="10pt" style:font-size-complex="10pt"/>
    </style:style>
    <style:style style:name="T61" style:family="text">
      <style:text-properties fo:color="#741b47" loext:opacity="100%" style:font-name="Montserrat Medium" fo:font-size="11pt" style:font-name-asian="Montserrat Medium1" style:font-size-asian="11pt" style:font-name-complex="Montserrat Medium1" style:font-size-complex="11pt"/>
    </style:style>
    <style:style style:name="T62" style:family="text">
      <style:text-properties fo:color="#741b47" loext:opacity="100%" style:font-name="Montserrat Medium" fo:font-size="10pt" style:font-name-asian="Montserrat Medium1" style:font-size-asian="10pt" style:font-name-complex="Montserrat Medium1" style:font-size-complex="10pt"/>
    </style:style>
    <style:style style:name="T63" style:family="text">
      <style:text-properties fo:color="#741b47" loext:opacity="100%" style:font-name="Montserrat Medium" fo:font-size="9pt" style:font-name-asian="Montserrat Medium1" style:font-size-asian="9pt" style:font-name-complex="Montserrat Medium1" style:font-size-complex="9pt"/>
    </style:style>
    <style:style style:name="T64" style:family="text">
      <style:text-properties fo:font-weight="bold" style:font-weight-asian="bold"/>
    </style:style>
    <style:style style:name="T65" style:family="text">
      <style:text-properties fo:font-weight="bold" style:font-name-asian="Montserrat SemiBold1" style:font-weight-asian="bold" style:font-name-complex="Montserrat SemiBold1" style:font-weight-complex="bold"/>
    </style:style>
    <style:style style:name="T66" style:family="text">
      <style:text-properties fo:color="#b45f06" loext:opacity="100%" style:font-name="Montserrat SemiBold" fo:font-size="15pt" style:font-name-asian="Montserrat SemiBold1" style:font-size-asian="15pt" style:font-name-complex="Montserrat SemiBold1" style:font-size-complex="15pt"/>
    </style:style>
    <style:style style:name="T67" style:family="text">
      <style:text-properties fo:color="#7f0080" loext:opacity="100%"/>
    </style:style>
    <style:style style:name="T68" style:family="text">
      <style:text-properties fo:color="#7f0080" loext:opacity="100%" style:font-name="Arial" fo:font-size="10pt" style:font-name-asian="Arial1" style:font-size-asian="10pt" style:font-name-complex="Arial1" style:font-size-complex="10pt"/>
    </style:style>
    <style:style style:name="T69" style:family="text">
      <style:text-properties fo:font-size="16pt"/>
    </style:style>
    <style:style style:name="T70" style:family="text">
      <style:text-properties fo:font-size="16pt" fo:letter-spacing="-0.028cm"/>
    </style:style>
    <style:style style:name="T71" style:family="text">
      <style:text-properties fo:font-size="14pt" fo:letter-spacing="-0.028cm"/>
    </style:style>
    <style:style style:name="T72" style:family="text">
      <style:text-properties fo:font-size="13pt" fo:letter-spacing="-0.028cm" style:font-size-asian="13pt" style:font-size-complex="13pt"/>
    </style:style>
    <style:style style:name="T73" style:family="text">
      <style:text-properties style:font-name="Consolas" fo:font-size="14pt" fo:font-weight="bold" style:font-name-asian="Montserrat SemiBold1" style:font-size-asian="14pt" style:font-weight-asian="bold" style:font-name-complex="Montserrat SemiBold1" style:font-size-complex="14pt" style:font-weight-complex="bold"/>
    </style:style>
    <style:style style:name="T74" style:family="text">
      <style:text-properties style:font-name="Consolas" fo:font-size="14pt" style:font-name-asian="Montserrat SemiBold1" style:font-size-asian="14pt" style:font-name-complex="Montserrat SemiBold1" style:font-size-complex="14pt"/>
    </style:style>
    <style:style style:name="T75" style:family="text">
      <style:text-properties style:font-name="Consolas" fo:font-size="12pt" fo:font-style="italic" fo:font-weight="normal" style:font-name-asian="Montserrat SemiBold1" style:font-size-asian="12pt" style:font-style-asian="italic" style:font-weight-asian="normal" style:font-name-complex="Montserrat SemiBold1" style:font-size-complex="12pt" style:font-style-complex="italic" style:font-weight-complex="normal"/>
    </style:style>
    <style:style style:name="T76" style:family="text">
      <style:text-properties style:font-name="Consolas" fo:font-size="12pt" fo:font-weight="bold" style:font-name-asian="Montserrat SemiBold1" style:font-size-asian="12pt" style:font-weight-asian="bold" style:font-name-complex="Montserrat SemiBold1" style:font-size-complex="12pt" style:font-weight-complex="bold"/>
    </style:style>
    <style:style style:name="T77" style:family="text">
      <style:text-properties style:font-name="Consolas" fo:font-size="13pt" fo:font-weight="bold" style:font-name-asian="Montserrat SemiBold1" style:font-size-asian="13pt" style:font-weight-asian="bold" style:font-name-complex="Montserrat SemiBold1" style:font-size-complex="13pt" style:font-weight-complex="bold"/>
    </style:style>
    <style:style style:name="T78" style:family="text">
      <style:text-properties fo:font-size="9pt" fo:font-weight="bold" style:font-size-asian="9pt" style:font-weight-asian="bold" style:font-size-complex="9pt"/>
    </style:style>
    <style:style style:name="T79" style:family="text">
      <style:text-properties fo:font-size="7pt" fo:font-weight="bold" style:font-size-asian="7pt" style:font-weight-asian="bold" style:font-size-complex="7pt"/>
    </style:style>
    <style:style style:name="T80" style:family="text">
      <style:text-properties officeooo:rsid="0058116d"/>
    </style:style>
    <style:style style:name="T81" style:family="text">
      <style:text-properties officeooo:rsid="00597cf3"/>
    </style:style>
    <style:style style:name="T82" style:family="text">
      <style:text-properties officeooo:rsid="00598246"/>
    </style:style>
    <style:style style:name="T83" style:family="text">
      <style:text-properties officeooo:rsid="0052d9fb"/>
    </style:style>
    <style:style style:name="T84" style:family="text">
      <style:text-properties style:font-name-asian="Aptos3" style:font-name-complex="Noto Sans Arabic"/>
    </style:style>
    <style:style style:name="T85" style:family="text">
      <style:text-properties fo:letter-spacing="-0.018cm"/>
    </style:style>
    <style:style style:name="T86" style:family="text">
      <style:text-properties fo:letter-spacing="-0.018cm" style:text-underline-style="none"/>
    </style:style>
    <style:style style:name="T87" style:family="text">
      <style:text-properties fo:color="#2196f3" loext:opacity="100%" style:font-name="Consolas" style:text-underline-style="none" fo:font-weight="bold" style:font-weight-asian="bold" style:font-weight-complex="bold"/>
    </style:style>
    <style:style style:name="T88" style:family="text">
      <style:text-properties fo:color="#2196f3" loext:opacity="100%" style:font-name="Consolas" fo:font-size="10.5pt" style:text-underline-style="none" fo:font-weight="bold" style:font-size-asian="10.5pt" style:font-weight-asian="bold" style:font-size-complex="10.5pt" style:font-weight-complex="bold"/>
    </style:style>
    <style:style style:name="T89" style:family="text">
      <style:text-properties fo:color="#2196f3" loext:opacity="100%" style:text-underline-style="none"/>
    </style:style>
    <style:style style:name="T90" style:family="text">
      <style:text-properties fo:color="#2196f3" loext:opacity="100%" style:text-underline-style="none" fo:font-weight="bold" style:font-weight-asian="bold" style:font-weight-complex="bold"/>
    </style:style>
    <style:style style:name="T91" style:family="text">
      <style:text-properties style:text-underline-style="non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run-through="foreground" style:wrap="lef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image text:level="1" xlink:href="Pictures/1000000100000103000001165C9B26D2.png" xlink:type="simple" xlink:show="embed" xlink:actuate="onLoad">
        <style:list-level-properties text:list-level-position-and-space-mode="label-alignment" style:vertical-pos="bottom" style:vertical-rel="char" fo:width="0.559cm" fo:height="0.6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image text:level="1" xlink:href="Pictures/100000010000008C000000EC4D05B1A5.png" xlink:type="simple" xlink:show="embed" xlink:actuate="onLoad">
        <style:list-level-properties text:list-level-position-and-space-mode="label-alignment" style:vertical-pos="bottom" style:vertical-rel="char" fo:width="0.476cm" fo:height="0.801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image text:level="1" xlink:href="Pictures/10002C8200001A9000001A90A2170336.svg" xlink:type="simple" xlink:show="embed" xlink:actuate="onLoad">
        <style:list-level-properties text:list-level-position-and-space-mode="label-alignment" style:vertical-pos="bottom" style:vertical-rel="char" fo:width="0.6cm" fo:height="0.6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Long_20_Dot" svg:stroke-width="0.026cm" svg:stroke-color="#b45f06" draw:marker-end="msArrowEnd_20_5" draw:marker-end-width="0.21cm" draw:marker-end-center="false" draw:stroke-linejoin="round" svg:stroke-linecap="butt" draw:fill="none" loext:fill-use-slide-background="false" draw:textarea-vertical-align="top" draw:auto-grow-height="false" fo:min-height="6.048cm" fo:min-width="5.114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49cm" svg:stroke-color="#808080" draw:marker-start-width="0.427cm" draw:marker-end-width="0.427cm" draw:fill="none" draw:fill-color="#e0e0e0" draw:textarea-horizontal-align="justify" draw:textarea-vertical-align="middle" draw:auto-grow-height="false" fo:min-height="0.06cm" fo:min-width="21.154cm" fo:padding-top="0.025cm" fo:padding-bottom="0.025cm" fo:padding-left="0.025cm" fo:padding-right="0.025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span text:style-name="T69">Utilidades bash </text:span><text:span text:style-name="T71">p</text:span><text:span text:style-name="T72">arametros X comando</text:span><text:span text:style-name="T71"> </text:span><text:span text:style-name="T70">EXTENDIDO</text:span></text:h>
      <text:h text:style-name="P28" text:outline-level="2"><text:span text:style-name="T70"><draw:frame draw:style-name="fr2" draw:name="Imagen1 Copia 1 Copia 1 Copia 2" text:anchor-type="as-char" svg:y="-0.452cm" svg:width="0.653cm" svg:height="0.524cm" draw:z-index="179"><draw:image xlink:href="Pictures/10000001000000F2000000C22C50D6D5.png" xlink:type="simple" xlink:show="embed" xlink:actuate="onLoad" draw:mime-type="image/png"/></draw:frame></text:span><text:span text:style-name="T70"><text:s text:c="2"/></text:span><text:span text:style-name="T22"><text:s/></text:span><text:span text:style-name="T21">indice</text:span></text:h>
      <table:table table:name="Tabla7" table:style-name="Tabla7">
        <table:table-column table:style-name="Tabla7.A"/>
        <table:table-column table:style-name="Tabla7.B" table:number-columns-repeated="5"/>
        <table:table-row table:style-name="Tabla7.1">
          <table:table-cell table:style-name="Tabla7.A1" office:value-type="string">
            <text:p text:style-name="P40"/>
          </table:table-cell>
          <table:table-cell table:style-name="Tabla7.A1" table:number-columns-spanned="5" office:value-type="string">
            <text:p text:style-name="P112">PARAMETROS X COMANDO</text:p>
          </table:table-cell>
          <table:covered-table-cell/>
          <table:covered-table-cell/>
          <table:covered-table-cell/>
          <table:covered-table-cell/>
        </table:table-row>
        <table:table-row table:style-name="Tabla7.2">
          <table:table-cell table:style-name="Tabla7.A1" office:value-type="string">
            <text:p text:style-name="P41"/>
          </table:table-cell>
          <table:table-cell table:style-name="Tabla7.A1" office:value-type="string">
            <text:p text:style-name="P113"><text:a xlink:type="simple" xlink:href="#cp" office:name="#cp" text:style-name="Internet_20_link" text:visited-style-name="Visited_20_Internet_20_Link"><text:span text:style-name="T88">cp</text:span></text:a></text:p>
          </table:table-cell>
          <table:table-cell table:style-name="Tabla7.A1" office:value-type="string">
            <text:p text:style-name="P113"><text:a xlink:type="simple" xlink:href="#touch_archivo" text:style-name="Internet_20_link" text:visited-style-name="Visited_20_Internet_20_Link"><text:span text:style-name="T88">touch</text:span></text:a></text:p>
          </table:table-cell>
          <table:table-cell table:style-name="Tabla7.A1" office:value-type="string">
            <text:p text:style-name="P113"><text:a xlink:type="simple" xlink:href="#pwd" text:style-name="Internet_20_link" text:visited-style-name="Visited_20_Internet_20_Link"><text:span text:style-name="T88">pwd</text:span></text:a></text:p>
          </table:table-cell>
          <table:table-cell table:style-name="Tabla7.A1" office:value-type="string">
            <text:p text:style-name="P113"><text:a xlink:type="simple" xlink:href="#man" text:style-name="Internet_20_link" text:visited-style-name="Visited_20_Internet_20_Link"><text:span text:style-name="T88">man</text:span></text:a></text:p>
          </table:table-cell>
          <table:table-cell table:style-name="Tabla7.A1" office:value-type="string">
            <text:p text:style-name="P113"><text:a xlink:type="simple" xlink:href="#ipr" text:style-name="Internet_20_link" text:visited-style-name="Visited_20_Internet_20_Link"><text:span text:style-name="T88">ipr</text:span></text:a></text:p>
          </table:table-cell>
        </table:table-row>
        <table:table-row table:style-name="Tabla7.3">
          <table:table-cell table:style-name="Tabla7.A1" office:value-type="string">
            <text:p text:style-name="P39"/>
          </table:table-cell>
          <table:table-cell table:style-name="Tabla7.A1" office:value-type="string">
            <text:p text:style-name="P113"><text:a xlink:type="simple" xlink:href="#mv" text:style-name="Internet_20_link" text:visited-style-name="Visited_20_Internet_20_Link"><text:span text:style-name="T88">mv</text:span></text:a></text:p>
          </table:table-cell>
          <table:table-cell table:style-name="Tabla7.A1" office:value-type="string">
            <text:p text:style-name="P113"><text:a xlink:type="simple" xlink:href="#mkdir" text:style-name="Internet_20_link" text:visited-style-name="Visited_20_Internet_20_Link"><text:span text:style-name="T88">mkdir</text:span></text:a></text:p>
          </table:table-cell>
          <table:table-cell table:style-name="Tabla7.A1" office:value-type="string">
            <text:p text:style-name="P113"><text:a xlink:type="simple" xlink:href="#chmod" text:style-name="Internet_20_link" text:visited-style-name="Visited_20_Internet_20_Link"><text:span text:style-name="T88">chmod</text:span></text:a></text:p>
          </table:table-cell>
          <table:table-cell table:style-name="Tabla7.A1" office:value-type="string">
            <text:p text:style-name="P113"><text:a xlink:type="simple" xlink:href="#diff" text:style-name="Internet_20_link" text:visited-style-name="Visited_20_Internet_20_Link"><text:span text:style-name="T88">diff</text:span></text:a></text:p>
          </table:table-cell>
          <table:table-cell table:style-name="Tabla7.A1" office:value-type="string">
            <text:p text:style-name="P113"><text:a xlink:type="simple" xlink:href="#tty" text:style-name="Internet_20_link" text:visited-style-name="Visited_20_Internet_20_Link"><text:span text:style-name="T88">tty</text:span></text:a></text:p>
          </table:table-cell>
        </table:table-row>
        <table:table-row table:style-name="Tabla7.3">
          <table:table-cell table:style-name="Tabla7.A1" office:value-type="string">
            <text:p text:style-name="P39"/>
          </table:table-cell>
          <table:table-cell table:style-name="Tabla7.A1" office:value-type="string">
            <text:p text:style-name="P113"><text:a xlink:type="simple" xlink:href="#rm" text:style-name="Internet_20_link" text:visited-style-name="Visited_20_Internet_20_Link"><text:span text:style-name="T88">rm</text:span></text:a></text:p>
          </table:table-cell>
          <table:table-cell table:style-name="Tabla7.A1" office:value-type="string">
            <text:p text:style-name="P113"><text:a xlink:type="simple" xlink:href="#rmdir" text:style-name="Internet_20_link" text:visited-style-name="Visited_20_Internet_20_Link"><text:span text:style-name="T88">rmdir</text:span></text:a></text:p>
          </table:table-cell>
          <table:table-cell table:style-name="Tabla7.A1" office:value-type="string">
            <text:p text:style-name="P113"><text:a xlink:type="simple" xlink:href="#chmod" text:style-name="Internet_20_link" text:visited-style-name="Visited_20_Internet_20_Link"><text:span text:style-name="T88">find</text:span></text:a></text:p>
          </table:table-cell>
          <table:table-cell table:style-name="Tabla7.A1" office:value-type="string">
            <text:p text:style-name="P113"><text:a xlink:type="simple" xlink:href="#tree" text:style-name="Internet_20_link" text:visited-style-name="Visited_20_Internet_20_Link"><text:span text:style-name="T88">tree</text:span></text:a></text:p>
          </table:table-cell>
          <table:table-cell table:style-name="Tabla7.A1" office:value-type="string">
            <text:p text:style-name="P113"><text:a xlink:type="simple" xlink:href="#mesq" text:style-name="Internet_20_link" text:visited-style-name="Visited_20_Internet_20_Link"><text:span text:style-name="T88">mesq</text:span></text:a></text:p>
          </table:table-cell>
        </table:table-row>
        <table:table-row table:style-name="Tabla7.3">
          <table:table-cell table:style-name="Tabla7.A1" office:value-type="string">
            <text:p text:style-name="P39"/>
          </table:table-cell>
          <table:table-cell table:style-name="Tabla7.A1" office:value-type="string">
            <text:p text:style-name="P113"><text:a xlink:type="simple" xlink:href="#ls" text:style-name="Internet_20_link" text:visited-style-name="Visited_20_Internet_20_Link"><text:span text:style-name="T88">ls</text:span></text:a></text:p>
          </table:table-cell>
          <table:table-cell table:style-name="Tabla7.A1" office:value-type="string">
            <text:p text:style-name="P113"><text:a xlink:type="simple" xlink:href="#cd" text:style-name="Internet_20_link" text:visited-style-name="Visited_20_Internet_20_Link"><text:span text:style-name="T88">cd</text:span></text:a></text:p>
          </table:table-cell>
          <table:table-cell table:style-name="Tabla7.A1" office:value-type="string">
            <text:p text:style-name="P113"><text:a xlink:type="simple" xlink:href="#grep" text:style-name="Internet_20_link" text:visited-style-name="Visited_20_Internet_20_Link"><text:span text:style-name="T88">grep</text:span></text:a></text:p>
          </table:table-cell>
          <table:table-cell table:style-name="Tabla7.A1" office:value-type="string">
            <text:p text:style-name="P113"><text:a xlink:type="simple" xlink:href="#write" text:style-name="Internet_20_link" text:visited-style-name="Visited_20_Internet_20_Link"><text:span text:style-name="T88">write</text:span></text:a></text:p>
          </table:table-cell>
          <table:table-cell table:style-name="Tabla7.A1" office:value-type="string">
            <text:p text:style-name="P113"><text:a xlink:type="simple" xlink:href="#who" text:style-name="Internet_20_link" text:visited-style-name="Visited_20_Internet_20_Link"><text:span text:style-name="T88">who</text:span></text:a></text:p>
          </table:table-cell>
        </table:table-row>
      </table:table>
      <text:p text:style-name="P38"/>
      <text:p text:style-name="P32"/>
      <text:h text:style-name="P28" text:outline-level="2"><text:bookmark text:name="r_ignoring"/><text:span text:style-name="Heading_20_2_20_Char"><text:span text:style-name="T20"><draw:frame draw:style-name="fr2" draw:name="Imagen1 Copia 1 Copia 1 Copia 1" text:anchor-type="as-char" svg:y="-0.452cm" svg:width="0.653cm" svg:height="0.524cm" draw:z-index="180"><draw:image xlink:href="Pictures/10000001000000F2000000C22C50D6D5.png" xlink:type="simple" xlink:show="embed" xlink:actuate="onLoad" draw:mime-type="image/png"/></draw:frame></text:span></text:span><text:span text:style-name="Heading_20_2_20_Char"><text:span text:style-name="T20"><text:s text:c="2"/></text:span></text:span><text:span text:style-name="Heading_20_2_20_Char"><text:span text:style-name="T21">parametros por comando</text:span></text:span></text:h>
      <text:list text:style-name="L1">
        <text:list-item>
          <text:h text:style-name="P71" text:outline-level="3"><text:bookmark text:name="_i8w17sfcsn8i"/><text:span text:style-name="Heading_20_2_20_Char"><text:span text:style-name="T23">COMANDOS GESTION ARCHIVOS Y DIRECTORIOS</text:span></text:span></text:h>
        </text:list-item>
      </text:list>
      <text:p text:style-name="P37"/>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D"/>
        <table:table-column table:style-name="Tabla3.E"/>
        <table:table-column table:style-name="Tabla3.B"/>
        <table:table-column table:style-name="Tabla3.C"/>
        <table:table-column table:style-name="Tabla3.B"/>
        <table:table-row table:style-name="Tabla3.1">
          <table:table-cell table:style-name="Tabla3.A1" table:number-columns-spanned="10" office:value-type="string">
            <text:p text:style-name="P115" loext:marker-style-name="T27"><text:span text:style-name="T27">ÍNDICE</text:span></text:p>
          </table:table-cell>
          <table:covered-table-cell/>
          <table:covered-table-cell/>
          <table:covered-table-cell/>
          <table:covered-table-cell/>
          <table:covered-table-cell/>
          <table:covered-table-cell/>
          <table:covered-table-cell/>
          <table:covered-table-cell/>
          <table:covered-table-cell/>
        </table:table-row>
        <table:table-row table:style-name="Tabla3.2">
          <table:table-cell table:style-name="Tabla3.A2" office:value-type="string">
            <text:p text:style-name="P119" loext:marker-style-name="T78"><text:a xlink:type="simple" xlink:href="#_78abbkv03zrr" text:style-name="ListLabel_20_10" text:visited-style-name="ListLabel_20_10"><text:span text:style-name="T28">COPIAR</text:span></text:a></text:p>
          </table:table-cell>
          <table:table-cell table:style-name="Tabla3.B2" office:value-type="string">
            <text:p text:style-name="P123" loext:marker-style-name="T34"><text:span text:style-name="T34">cp</text:span></text:p>
          </table:table-cell>
          <table:table-cell table:style-name="Tabla3.A2" office:value-type="string">
            <text:p text:style-name="P116" loext:marker-style-name="T78"><text:a xlink:type="simple" xlink:href="#_2dtuluy5ll3x" text:style-name="ListLabel_20_10" text:visited-style-name="ListLabel_20_10"><text:span text:style-name="T28">CREAR ARCHIVO</text:span></text:a></text:p>
          </table:table-cell>
          <table:table-cell table:style-name="Tabla3.B2" office:value-type="string">
            <text:p text:style-name="P123" loext:marker-style-name="T34"><text:span text:style-name="T34">touch</text:span></text:p>
          </table:table-cell>
          <table:table-cell table:style-name="Tabla3.E2" office:value-type="string">
            <text:p text:style-name="P116" loext:marker-style-name="T78"><text:a xlink:type="simple" xlink:href="#_x74w2n3dfjfq" text:style-name="ListLabel_20_10" text:visited-style-name="ListLabel_20_10"><text:span text:style-name="T28">MOSTRAR RUTA</text:span></text:a></text:p>
          </table:table-cell>
          <table:table-cell table:style-name="Tabla3.F2" office:value-type="string">
            <text:p text:style-name="P120" loext:marker-style-name="T34"><text:span text:style-name="T34">pwd</text:span></text:p>
          </table:table-cell>
          <table:table-cell table:style-name="Tabla3.G2" table:number-columns-spanned="4" office:value-type="string">
            <text:p text:style-name="P123" loext:marker-style-name="T45"><text:a xlink:type="simple" xlink:href="#_evcenxuav70k" text:style-name="ListLabel_20_11" text:visited-style-name="ListLabel_20_11"><text:span text:style-name="T29">OTROS COMANDOS</text:span></text:a></text:p>
          </table:table-cell>
          <table:covered-table-cell/>
          <table:covered-table-cell/>
          <table:covered-table-cell/>
        </table:table-row>
        <table:table-row table:style-name="Tabla3.3">
          <table:table-cell table:style-name="Tabla3.A3" office:value-type="string">
            <text:p text:style-name="P116" loext:marker-style-name="T79"><text:a xlink:type="simple" xlink:href="#_oguk3flevqql" text:style-name="ListLabel_20_10" text:visited-style-name="ListLabel_20_10"><text:span text:style-name="T28">CORTAR </text:span></text:a><text:a xlink:type="simple" xlink:href="#_oguk3flevqql" text:style-name="ListLabel_20_12" text:visited-style-name="ListLabel_20_12"><text:span text:style-name="T30">(MOVER)</text:span></text:a></text:p>
          </table:table-cell>
          <table:table-cell table:style-name="Tabla3.B3" office:value-type="string">
            <text:p text:style-name="P123" loext:marker-style-name="T34"><text:span text:style-name="T34">mv</text:span></text:p>
          </table:table-cell>
          <table:table-cell table:style-name="Tabla3.A3" office:value-type="string">
            <text:p text:style-name="P116" loext:marker-style-name="T78"><text:a xlink:type="simple" xlink:href="#_qt4fg7793ts4" text:style-name="ListLabel_20_10" text:visited-style-name="ListLabel_20_10"><text:span text:style-name="T28">CREAR DIRs</text:span></text:a></text:p>
          </table:table-cell>
          <table:table-cell table:style-name="Tabla3.D3" office:value-type="string">
            <text:p text:style-name="P123" loext:marker-style-name="T34"><text:span text:style-name="T34">mkdir</text:span></text:p>
          </table:table-cell>
          <table:table-cell table:style-name="Tabla3.E3" office:value-type="string">
            <text:p text:style-name="P116" loext:marker-style-name="T78"><text:a xlink:type="simple" xlink:href="#_d77ycyu97nxd" text:style-name="ListLabel_20_10" text:visited-style-name="ListLabel_20_10"><text:span text:style-name="T28">MODIF PERMISOS</text:span></text:a></text:p>
          </table:table-cell>
          <table:table-cell table:style-name="Tabla3.F3" office:value-type="string">
            <text:p text:style-name="P120" loext:marker-style-name="T35"><text:span text:style-name="T35">chmod</text:span></text:p>
          </table:table-cell>
          <table:table-cell table:style-name="Tabla3.G3" office:value-type="string">
            <text:p text:style-name="P116" loext:marker-style-name="T78"><text:a xlink:type="simple" xlink:href="#_mfapgkwdrh8o" text:style-name="ListLabel_20_10" text:visited-style-name="ListLabel_20_10"><text:span text:style-name="T28">MANUALES</text:span></text:a></text:p>
          </table:table-cell>
          <table:table-cell table:style-name="Tabla3.B2" office:value-type="string">
            <text:p text:style-name="P123" loext:marker-style-name="T34"><text:span text:style-name="T34">man</text:span></text:p>
          </table:table-cell>
          <table:table-cell table:style-name="Tabla3.I3" office:value-type="string">
            <text:p text:style-name="P116" loext:marker-style-name="T78"><text:a xlink:type="simple" xlink:href="#_khtgyndiw22b" text:style-name="ListLabel_20_10" text:visited-style-name="ListLabel_20_10"><text:span text:style-name="T28">ENVIAR MENS</text:span></text:a></text:p>
          </table:table-cell>
          <table:table-cell table:style-name="Tabla3.J3" office:value-type="string">
            <text:p text:style-name="P120" loext:marker-style-name="T34"><text:span text:style-name="T34">write</text:span></text:p>
          </table:table-cell>
        </table:table-row>
        <table:table-row table:style-name="Tabla3.4">
          <table:table-cell table:style-name="Tabla3.A3" office:value-type="string">
            <text:p text:style-name="P116" loext:marker-style-name="T78"><text:a xlink:type="simple" xlink:href="#_n9md4zk5zg86" text:style-name="ListLabel_20_10" text:visited-style-name="ListLabel_20_10"><text:span text:style-name="T28">BORRAR</text:span></text:a></text:p>
          </table:table-cell>
          <table:table-cell table:style-name="Tabla3.B3" office:value-type="string">
            <text:p text:style-name="P123" loext:marker-style-name="T34"><text:span text:style-name="T34">rm</text:span></text:p>
          </table:table-cell>
          <table:table-cell table:style-name="Tabla3.A3" office:value-type="string">
            <text:p text:style-name="P116" loext:marker-style-name="T78"><text:a xlink:type="simple" xlink:href="#_25jf8mm54zc2" text:style-name="ListLabel_20_10" text:visited-style-name="ListLabel_20_10"><text:span text:style-name="T28">BORRAR DIR VACÍO</text:span></text:a></text:p>
          </table:table-cell>
          <table:table-cell table:style-name="Tabla3.D3" office:value-type="string">
            <text:p text:style-name="P123" loext:marker-style-name="T34"><text:span text:style-name="T34">rmdir</text:span></text:p>
          </table:table-cell>
          <table:table-cell table:style-name="Tabla3.E3" office:value-type="string">
            <text:p text:style-name="P116" loext:marker-style-name="T78"><text:a xlink:type="simple" xlink:href="#_aqg77ji3tly6" text:style-name="ListLabel_20_10" text:visited-style-name="ListLabel_20_10"><text:span text:style-name="T28">BUSCAR</text:span></text:a></text:p>
          </table:table-cell>
          <table:table-cell table:style-name="Tabla3.F4" office:value-type="string">
            <text:p text:style-name="P120" loext:marker-style-name="T34"><text:span text:style-name="T34">find</text:span></text:p>
          </table:table-cell>
          <table:table-cell table:style-name="Tabla3.G4" office:value-type="string">
            <text:p text:style-name="P116" loext:marker-style-name="T78"><text:a xlink:type="simple" xlink:href="#_kgar94dgmogk" text:style-name="ListLabel_20_10" text:visited-style-name="ListLabel_20_10"><text:span text:style-name="T28">COMPARA FILES</text:span></text:a></text:p>
          </table:table-cell>
          <table:table-cell table:style-name="Tabla3.B3" office:value-type="string">
            <text:p text:style-name="P123" loext:marker-style-name="T34"><text:span text:style-name="T34">diff</text:span></text:p>
          </table:table-cell>
          <table:table-cell table:style-name="Tabla3.I4" office:value-type="string">
            <text:p text:style-name="P116" loext:marker-style-name="T78"><text:a xlink:type="simple" xlink:href="#_n44rukcln4nj" text:style-name="ListLabel_20_10" text:visited-style-name="ListLabel_20_10"><text:span text:style-name="T28">IMPRIMIR</text:span></text:a></text:p>
          </table:table-cell>
          <table:table-cell table:style-name="Tabla3.J4" office:value-type="string">
            <text:p text:style-name="P120" loext:marker-style-name="T34"><text:span text:style-name="T34">ipr</text:span></text:p>
          </table:table-cell>
        </table:table-row>
        <table:table-row table:style-name="Tabla3.5">
          <table:table-cell table:style-name="Tabla3.A3" office:value-type="string">
            <text:p text:style-name="P116" loext:marker-style-name="T78"><text:a xlink:type="simple" xlink:href="#_psago8ss41b1" text:style-name="ListLabel_20_10" text:visited-style-name="ListLabel_20_10"><text:span text:style-name="T28">LISTAR</text:span></text:a></text:p>
          </table:table-cell>
          <table:table-cell table:style-name="Tabla3.B3" office:value-type="string">
            <text:p text:style-name="P123" loext:marker-style-name="T34"><text:span text:style-name="T34">ls</text:span></text:p>
          </table:table-cell>
          <table:table-cell table:style-name="Tabla3.A3" office:value-type="string">
            <text:p text:style-name="P116" loext:marker-style-name="T78"><text:a xlink:type="simple" xlink:href="#_czvl81yda0cq" text:style-name="ListLabel_20_10" text:visited-style-name="ListLabel_20_10"><text:span text:style-name="T28">CAMBIAR DIRs</text:span></text:a></text:p>
          </table:table-cell>
          <table:table-cell table:style-name="Tabla3.D3" office:value-type="string">
            <text:p text:style-name="P123" loext:marker-style-name="T34"><text:span text:style-name="T34">cd</text:span></text:p>
          </table:table-cell>
          <table:table-cell table:style-name="Tabla3.E3" office:value-type="string">
            <text:p text:style-name="P116" loext:marker-style-name="T78"><text:a xlink:type="simple" xlink:href="#_1rd32xtc7twi" text:style-name="ListLabel_20_10" text:visited-style-name="ListLabel_20_10"><text:span text:style-name="T28">BUSCAR </text:span></text:a><text:a xlink:type="simple" xlink:href="#_1rd32xtc7twi" text:style-name="ListLabel_20_13" text:visited-style-name="ListLabel_20_13"><text:span text:style-name="T31">c/</text:span></text:a><text:a xlink:type="simple" xlink:href="#_1rd32xtc7twi" text:style-name="ListLabel_20_10" text:visited-style-name="ListLabel_20_10"><text:span text:style-name="T28">MODELO</text:span></text:a></text:p>
          </table:table-cell>
          <table:table-cell table:style-name="Tabla3.F4" office:value-type="string">
            <text:p text:style-name="P120" loext:marker-style-name="T34"><text:span text:style-name="T34">grep</text:span></text:p>
          </table:table-cell>
          <table:table-cell table:style-name="Tabla3.G4" office:value-type="string">
            <text:p text:style-name="P119" loext:marker-style-name="T78"><text:a xlink:type="simple" xlink:href="#_h90cmcsr3x6t" text:style-name="ListLabel_20_10" text:visited-style-name="ListLabel_20_10"><text:span text:style-name="T28">COMPARA DIRs</text:span></text:a></text:p>
          </table:table-cell>
          <table:table-cell table:style-name="Tabla3.B3" office:value-type="string">
            <text:p text:style-name="P123" loext:marker-style-name="T34"><text:span text:style-name="T34">diff</text:span></text:p>
          </table:table-cell>
          <table:table-cell table:style-name="Tabla3.I4" office:value-type="string">
            <text:p text:style-name="P116" loext:marker-style-name="T78"><text:a xlink:type="simple" xlink:href="#_ubqq0b7j9hfs" text:style-name="ListLabel_20_10" text:visited-style-name="ListLabel_20_10"><text:span text:style-name="T28">MOSTRAR TERM</text:span></text:a></text:p>
          </table:table-cell>
          <table:table-cell table:style-name="Tabla3.J4" office:value-type="string">
            <text:p text:style-name="P120" loext:marker-style-name="T34"><text:span text:style-name="T34">tty</text:span></text:p>
          </table:table-cell>
        </table:table-row>
        <table:table-row table:style-name="Tabla3.6">
          <table:table-cell table:style-name="Tabla3.A3" office:value-type="string">
            <text:p text:style-name="P124" loext:marker-style-name="T78"/>
          </table:table-cell>
          <table:table-cell table:style-name="Tabla3.B3" office:value-type="string">
            <text:p text:style-name="P127" loext:marker-style-name="T34"/>
          </table:table-cell>
          <table:table-cell table:style-name="Tabla3.A3" office:value-type="string">
            <text:p text:style-name="P125" loext:marker-style-name="T78"/>
          </table:table-cell>
          <table:table-cell table:style-name="Tabla3.D3" office:value-type="string">
            <text:p text:style-name="P127" loext:marker-style-name="T34"/>
          </table:table-cell>
          <table:table-cell table:style-name="Tabla3.E3" office:value-type="string">
            <text:p text:style-name="P126" loext:marker-style-name="T78"/>
          </table:table-cell>
          <table:table-cell table:style-name="Tabla3.F4" office:value-type="string">
            <text:p text:style-name="P127" loext:marker-style-name="T34"/>
          </table:table-cell>
          <table:table-cell table:style-name="Tabla3.G4" office:value-type="string">
            <text:p text:style-name="P116" loext:marker-style-name="T78"><text:a xlink:type="simple" xlink:href="#_kipu4mh6e2wc" text:style-name="ListLabel_20_10" text:visited-style-name="ListLabel_20_10"><text:span text:style-name="T28">LISTAR DIRs</text:span></text:a></text:p>
          </table:table-cell>
          <table:table-cell table:style-name="Tabla3.B3" office:value-type="string">
            <text:p text:style-name="P120" loext:marker-style-name="T34"><text:span text:style-name="T34">tree</text:span></text:p>
          </table:table-cell>
          <table:table-cell table:style-name="Tabla3.I4" office:value-type="string">
            <text:p text:style-name="P116" loext:marker-style-name="T78"><text:a xlink:type="simple" xlink:href="#_qa7bmbbxnqlh" text:style-name="ListLabel_20_10" text:visited-style-name="ListLabel_20_10"><text:span text:style-name="T28">COMUNICAC US</text:span></text:a></text:p>
          </table:table-cell>
          <table:table-cell table:style-name="Tabla3.J4" office:value-type="string">
            <text:p text:style-name="P120" loext:marker-style-name="T34"><text:span text:style-name="T34">mesq</text:span></text:p>
          </table:table-cell>
        </table:table-row>
        <table:table-row table:style-name="Tabla3.7">
          <table:table-cell table:style-name="Tabla3.A7" office:value-type="string">
            <text:p text:style-name="P124" loext:marker-style-name="T78"/>
          </table:table-cell>
          <table:table-cell table:style-name="Tabla3.B7" office:value-type="string">
            <text:p text:style-name="P127" loext:marker-style-name="T34"/>
          </table:table-cell>
          <table:table-cell table:style-name="Tabla3.A7" office:value-type="string">
            <text:p text:style-name="P125" loext:marker-style-name="T78"/>
          </table:table-cell>
          <table:table-cell table:style-name="Tabla3.D7" office:value-type="string">
            <text:p text:style-name="P127" loext:marker-style-name="T34"/>
          </table:table-cell>
          <table:table-cell table:style-name="Tabla3.E7" office:value-type="string">
            <text:p text:style-name="P126" loext:marker-style-name="T78"/>
          </table:table-cell>
          <table:table-cell table:style-name="Tabla3.F7" office:value-type="string">
            <text:p text:style-name="P127" loext:marker-style-name="T34"/>
          </table:table-cell>
          <table:table-cell table:style-name="Tabla3.G7" office:value-type="string">
            <text:p text:style-name="P120" loext:marker-style-name="T37"><text:a xlink:type="simple" xlink:href="#_kudrzhs5dchd" text:style-name="ListLabel_20_12" text:visited-style-name="ListLabel_20_12"><text:span text:style-name="T30">MOD </text:span></text:a><text:a xlink:type="simple" xlink:href="#_kudrzhs5dchd" text:style-name="ListLabel_20_14" text:visited-style-name="ListLabel_20_14"><text:span text:style-name="T32">MARCA TIEMP</text:span></text:a><text:span text:style-name="T37">O</text:span></text:p>
          </table:table-cell>
          <table:table-cell table:style-name="Tabla3.B7" office:value-type="string">
            <text:p text:style-name="P123" loext:marker-style-name="T34"><text:span text:style-name="T34">touch</text:span></text:p>
          </table:table-cell>
          <table:table-cell table:style-name="Tabla3.I7" office:value-type="string">
            <text:p text:style-name="P116" loext:marker-style-name="T78"><text:a xlink:type="simple" xlink:href="#_lyq9nv1k8ldc" text:style-name="ListLabel_20_10" text:visited-style-name="ListLabel_20_10"><text:span text:style-name="T28">IDENTIFICA US</text:span></text:a></text:p>
          </table:table-cell>
          <table:table-cell table:style-name="Tabla3.J7" office:value-type="string">
            <text:p text:style-name="P120" loext:marker-style-name="T34"><text:span text:style-name="T34">who</text:span></text:p>
          </table:table-cell>
        </table:table-row>
      </table:table>
      <text:p text:style-name="P37"/>
      <text:p text:style-name="P37"/>
      <text:list xml:id="list1166041074" text:style-name="L2">
        <text:list-item>
          <text:h text:style-name="P61" text:outline-level="2"><text:bookmark-start text:name="cp"/>cp<text:bookmark-end text:name="cp"/> _________ COPIAR</text:h>
        </text:list-item>
      </text:list>
      <text:p text:style-name="P42">cp manual_linux_v1 ../../../doc/linux</text:p>
      <text:p text:style-name="P128">Copia el archivo manual_linux en un directorio dos niveles más arriba del actual, en el directorio doc/linux</text:p>
      <text:list text:style-name="L3">
        <text:list-item>
          <text:h text:style-name="P72" text:outline-level="3"><text:bookmark text:name="_qbof7o5zemy0"/><text:span text:style-name="T4">DESCRIPCI</text:span><text:span text:style-name="T5">O</text:span><text:span text:style-name="T4">N</text:span></text:h>
        </text:list-item>
      </text:list>
      <text:p text:style-name="P22"><text:span text:style-name="T44">El </text:span><text:span text:style-name="T42">comando</text:span><text:span text:style-name="T44"> cp copia un archivo a otro. También puede copiar varios ficheros en un directorio determinado.</text:span></text:p>
      <text:list text:continue-numbering="true" text:style-name="L3">
        <text:list-item>
          <text:h text:style-name="P76" text:outline-level="3">SINTAXIS</text:h>
        </text:list-item>
      </text:list>
      <text:p text:style-name="P43">cp [Opciones] archivo_fuente directorio_destino</text:p>
      <text:p text:style-name="P44">cp [Opciones] archivo_fuente archivo_destino</text:p>
      <text:p text:style-name="P49"><text:soft-page-break/><text:span text:style-name="T65"/></text:p>
      <text:p text:style-name="P47"><text:span text:style-name="T73">cp</text:span><text:span text:style-name="T74"> </text:span><text:span text:style-name="T73">ruta_origen/</text:span><text:span text:style-name="T75">nom_arch nom_arch1 nom_arch2</text:span><text:span text:style-name="T73"> ruta_destino/</text:span></text:p>
      <text:p text:style-name="P129">copia los archivos nom_arch, nom_arch1, etc… a la ruta de destino con el/los mismo/s nombre/s</text:p>
      <text:p text:style-name="P48"><text:span text:style-name="T77">cp ruta_origen/</text:span><text:span text:style-name="T75">nom_arch1 nom_arch2</text:span><text:span text:style-name="T76"> </text:span><text:span text:style-name="T77">ruta_destino/</text:span><text:span text:style-name="T75">nuev_nom_arch nuev_nom_arch1</text:span><text:span text:style-name="T76"> </text:span></text:p>
      <text:p text:style-name="P130">Copia los archivos nombre_archivo, nombre_archivo1, etc… a la ruta de destino con el/los nombre/s que pongamos</text:p>
      <text:p text:style-name="P48"><text:span text:style-name="T73">cp ruta_origen/</text:span><text:span text:style-name="T75">nom_dir</text:span><text:span text:style-name="T73"> -R ruta_destino</text:span></text:p>
      <text:p text:style-name="P130">copia el directorio a la ruta de destino con el mismo nombre</text:p>
      <text:p text:style-name="P48"><text:span text:style-name="T73">cp ruta_origen/</text:span><text:span text:style-name="T75">nom_dir</text:span><text:span text:style-name="T73"> -R ruta_destino/</text:span><text:span text:style-name="T75">nuev_nom_dir</text:span></text:p>
      <text:p text:style-name="P130">copia el directorio a la ruta de destino con el nuevo nombre</text:p>
      <text:list xml:id="list3727287068959" text:continue-numbering="true" text:style-name="L3">
        <text:list-item>
          <text:h text:style-name="P77" text:outline-level="3"><text:bookmark text:name="_xn6zogs0oan1"/>OPCIONES</text:h>
        </text:list-item>
      </text:list>
      <table:table table:name="Tabla6" table:style-name="Tabla6">
        <table:table-column table:style-name="Tabla6.A"/>
        <table:table-column table:style-name="Tabla6.B"/>
        <table:table-row>
          <table:table-cell table:style-name="Tabla6.A1" office:value-type="string">
            <text:p text:style-name="P46">-a</text:p>
          </table:table-cell>
          <table:table-cell table:style-name="Tabla6.A1" office:value-type="string">
            <text:p text:style-name="P131" loext:marker-style-name="T55"><text:span text:style-name="T59">conserva todos los atributos de los archivos.</text:span></text:p>
          </table:table-cell>
        </table:table-row>
        <table:table-row>
          <table:table-cell table:style-name="Tabla6.A2" office:value-type="string">
            <text:p text:style-name="P46">-b</text:p>
          </table:table-cell>
          <table:table-cell table:style-name="Tabla6.A2" office:value-type="string">
            <text:p text:style-name="P131" loext:marker-style-name="T55"><text:span text:style-name="T59">hace un backup antes de proceder a la copia.</text:span></text:p>
          </table:table-cell>
        </table:table-row>
        <table:table-row>
          <table:table-cell table:style-name="Tabla6.A2" office:value-type="string">
            <text:p text:style-name="P46">-d</text:p>
          </table:table-cell>
          <table:table-cell table:style-name="Tabla6.A2" office:value-type="string">
            <text:p text:style-name="P131" loext:marker-style-name="T55"><text:span text:style-name="T59">copia un vínculo pero no el fichero al que se hace referencia.</text:span></text:p>
          </table:table-cell>
        </table:table-row>
        <table:table-row>
          <table:table-cell table:style-name="Tabla6.A2" office:value-type="string">
            <text:p text:style-name="P46">-i</text:p>
          </table:table-cell>
          <table:table-cell table:style-name="Tabla6.A2" office:value-type="string">
            <text:p text:style-name="P131" loext:marker-style-name="T55"><text:span text:style-name="T59">pide confirmación antes de sobreescribir archivos.</text:span></text:p>
          </table:table-cell>
        </table:table-row>
        <table:table-row>
          <table:table-cell table:style-name="Tabla6.A2" office:value-type="string">
            <text:p text:style-name="P46">-p</text:p>
          </table:table-cell>
          <table:table-cell table:style-name="Tabla6.A2" office:value-type="string">
            <text:p text:style-name="P131" loext:marker-style-name="T55"><text:span text:style-name="T59">conserva los sellos de propiedad, permisos y fecha.</text:span></text:p>
          </table:table-cell>
        </table:table-row>
        <table:table-row>
          <table:table-cell table:style-name="Tabla6.A2" office:value-type="string">
            <text:p text:style-name="P46">-R</text:p>
          </table:table-cell>
          <table:table-cell table:style-name="Tabla6.A2" office:value-type="string">
            <text:p text:style-name="P131" loext:marker-style-name="T55"><text:span text:style-name="T59">copia los archivos y subdirectorios.</text:span></text:p>
          </table:table-cell>
        </table:table-row>
        <table:table-row>
          <table:table-cell table:style-name="Tabla6.A2" office:value-type="string">
            <text:p text:style-name="P46">-s</text:p>
          </table:table-cell>
          <table:table-cell table:style-name="Tabla6.A2" office:value-type="string">
            <text:p text:style-name="P131" loext:marker-style-name="T55"><text:span text:style-name="T59">crea enlaces en vez de copiar los ficheros.</text:span></text:p>
          </table:table-cell>
        </table:table-row>
        <table:table-row>
          <table:table-cell table:style-name="Tabla6.A2" office:value-type="string">
            <text:p text:style-name="P46">-u</text:p>
          </table:table-cell>
          <table:table-cell table:style-name="Tabla6.A2" office:value-type="string">
            <text:p text:style-name="P153">únicamente procede a la copia si la fecha del archivo origen es posterior a</text:p>
            <text:p text:style-name="P154">la del destino.</text:p>
          </table:table-cell>
        </table:table-row>
        <table:table-row table:style-name="Tabla6.9">
          <table:table-cell table:style-name="Tabla6.A9" office:value-type="string">
            <text:p text:style-name="P46">-v</text:p>
          </table:table-cell>
          <table:table-cell table:style-name="Tabla6.A9" office:value-type="string">
            <text:p text:style-name="P155">muestra mensajes relacionados con el proceso de copia de los archivos.</text:p>
          </table:table-cell>
        </table:table-row>
      </table:table>
      <text:h text:style-name="P108" text:outline-level="3"/>
      <text:list xml:id="list3726713999923" text:continue-list="list1166041074" text:style-name="L2">
        <text:list-item>
          <text:h text:style-name="P61" text:outline-level="2"><text:bookmark text:name="_oguk3flevqql"/><text:bookmark-start text:name="mv"/>mv<text:bookmark-end text:name="mv"/> ___ MOVER (Cortar/Renombrar)</text:h>
        </text:list-item>
      </text:list>
      <text:p text:style-name="P43">mv manual_linux_v1 manuales/linux</text:p>
      <text:p text:style-name="P52">Mueve el archivo manual_linux_v1 <text:s text:c="2"/>a <text:s text:c="2"/>manuales / linux </text:p>
      <text:p text:style-name="P43">mv manual_linux_v1 manual_linux_v1_doc</text:p>
      <text:p text:style-name="P52">Renombra el archivo manual_linux_v1 <text:s/>como <text:s/>manual_linux_v1.doc</text:p>
      <text:p text:style-name="P164"><text:span text:style-name="T11">mv manual_linux_cap1 manual_linux_cap2 manual_linux_cap3 /manual/linux</text:span></text:p>
      <text:p text:style-name="P165"><text:soft-page-break/><text:span text:style-name="T43">M</text:span><text:span text:style-name="T24">ueve el archivo manual_linux_cap1 <text:s text:c="2"/>manual_linux_cap2 <text:s/>y <text:s/>manual_linux_cap3 <text:s text:c="3"/>a <text:s text:c="2"/>manuales / linux</text:span></text:p>
      <text:list text:continue-list="list3727287068959" text:style-name="L3">
        <text:list-item>
          <text:h text:style-name="P73" text:outline-level="3">PROPOSITO</text:h>
        </text:list-item>
      </text:list>
      <text:p text:style-name="P52">Modifica el nombre de los archivos y directorios moviéndolos de una ubicación a otra.</text:p>
      <text:list text:continue-numbering="true" text:style-name="L3">
        <text:list-item>
          <text:h text:style-name="P78" text:outline-level="3">DESCRIPCI<text:span text:style-name="T80">O</text:span>N</text:h>
        </text:list-item>
      </text:list>
      <text:p text:style-name="P50">El comando mv se puede utilizar para modificar el nombre o mover un archivo de un directorio a otro.</text:p>
      <text:p text:style-name="P51">Trabaja tanto con archivos como con los directorios.</text:p>
      <text:list text:continue-numbering="true" text:style-name="L3">
        <text:list-item>
          <text:h text:style-name="P97" text:outline-level="3"><text:bookmark text:name="_fhea5919pbd"/>SINTAXIS</text:h>
        </text:list-item>
      </text:list>
      <text:p text:style-name="P43">mv[Opciones] fuente destino</text:p>
      <text:p text:style-name="P156" loext:marker-style-name="T44"/>
      <text:list xml:id="list3726548653038" text:continue-numbering="true" text:style-name="L3">
        <text:list-item>
          <text:h text:style-name="P97" text:outline-level="3"><text:bookmark text:name="_3webpei0sueo"/>OPCIONES</text:h>
        </text:list-item>
      </text:list>
      <text:p text:style-name="P34"><text:span text:style-name="T10">-d </text:span><text:span text:style-name="T24"><text:tab/>hace una copia de seguridad de los archivos que se van a mover o renombrar.</text:span></text:p>
      <text:p text:style-name="P35"><text:span text:style-name="T10">-f </text:span><text:span text:style-name="T24"><text:tab/>elimina los archivos sin solicitar confirmación.</text:span></text:p>
      <text:p text:style-name="P35"><text:span text:style-name="T10">-v </text:span><text:span text:style-name="T24"><text:tab/>pregunta antes de sobreescribir los archivos existentes.</text:span></text:p>
      <text:h text:style-name="P70" text:outline-level="2"/>
      <text:list xml:id="list3727274208772" text:continue-list="list3726713999923" text:style-name="L2">
        <text:list-item>
          <text:h text:style-name="P61" text:outline-level="2"><text:bookmark text:name="_n9md4zk5zg86"/><text:bookmark-start text:name="rm"/>rm<text:bookmark-end text:name="rm"/> ___ ELIMINAR (BORRAR) </text:h>
        </text:list-item>
      </text:list>
      <text:p text:style-name="P43">rm manual_linux_v1</text:p>
      <text:p text:style-name="P52">Borra el archivo manual_linux_v1</text:p>
      <text:p text:style-name="P43">rm –r documentos/</text:p>
      <text:p text:style-name="P52">Borra el directorio documentos con todo lo que haya en él.</text:p>
      <text:list text:continue-list="list3726548653038" text:style-name="L3">
        <text:list-item>
          <text:h text:style-name="P74" text:outline-level="3"><text:bookmark text:name="_ujs0d2i5v1ul"/>DESCRIPCI<text:span text:style-name="T80">O</text:span>N</text:h>
        </text:list-item>
      </text:list>
      <text:p text:style-name="P34"><text:span text:style-name="T44">El </text:span><text:span text:style-name="T24">comando</text:span><text:span text:style-name="T44"> rm se utiliza para b</text:span><text:span text:style-name="T24">orrar los archivos que se le especifiquen. Para eliminar un fichero ha de tener permiso de escritura en el directorio en</text:span><text:span text:style-name="T44"> el que se encuentra.</text:span></text:p>
      <text:list text:continue-numbering="true" text:style-name="L3">
        <text:list-item>
          <text:h text:style-name="P75" text:outline-level="3"><text:bookmark text:name="_xhlqh4qoi9yf"/>PROP<text:span text:style-name="T80">O</text:span>SITO</text:h>
        </text:list-item>
      </text:list>
      <text:p text:style-name="P52">Elimina uno más archivos (puede eliminar un directorio completo con la opción –r).</text:p>
      <text:list text:continue-numbering="true" text:style-name="L3">
        <text:list-item>
          <text:h text:style-name="P79" text:outline-level="3"><text:bookmark text:name="_hazas6wc7t1i"/><text:soft-page-break/>SINTAXIS</text:h>
        </text:list-item>
      </text:list>
      <text:p text:style-name="P43">rm [Opciones] archivos</text:p>
      <text:list xml:id="list3726179071742" text:continue-numbering="true" text:style-name="L3">
        <text:list-item>
          <text:h text:style-name="P97" text:outline-level="3"><text:bookmark text:name="_bnp7fefrej51"/>OPCIONES</text:h>
        </text:list-item>
      </text:list>
      <text:p text:style-name="P34"><text:span text:style-name="T10">-f </text:span><text:span text:style-name="T24"><text:tab/>elimina todos los archivos sin preguntar.</text:span></text:p>
      <text:p text:style-name="P35"><text:span text:style-name="T10">-i </text:span><text:span text:style-name="T24"><text:tab/>pregunta antes de eliminar un archivo.</text:span></text:p>
      <text:p text:style-name="P35"><text:span text:style-name="T10">-r </text:span><text:span text:style-name="T24"><text:tab/>Elimina todos los archivos que se encuentran en un subdirectorio y por último borra el propio subdirectorio.</text:span></text:p>
      <text:p text:style-name="P35"><text:span text:style-name="T10">-v </text:span><text:span text:style-name="T24"><text:tab/>muestra el nombre</text:span><text:span text:style-name="T44"> de cada archivo antes de eliminarlo.</text:span></text:p>
      <text:p text:style-name="P160" loext:marker-style-name="T26"><text:span text:style-name="T26"/></text:p>
      <text:list xml:id="list3725861671996" text:continue-list="list3727274208772" text:style-name="L2">
        <text:list-item>
          <text:h text:style-name="P58" text:outline-level="2"><text:bookmark text:name="_qt4fg7793ts4"/><text:bookmark-start text:name="mkdir"/><text:span text:style-name="T48">mkdir</text:span><text:bookmark-end text:name="mkdir"/><text:span text:style-name="T48"> __ CREAR </text:span><text:span text:style-name="T50">DIRECTORIO</text:span></text:h>
        </text:list-item>
      </text:list>
      <text:p text:style-name="P43">mkdir manuales</text:p>
      <text:p text:style-name="P209" loext:marker-style-name="T38"><text:span text:style-name="T38">crea el directorio manuales en donde esté.</text:span></text:p>
      <text:list text:continue-list="list3726179071742" text:style-name="L3">
        <text:list-item>
          <text:h text:style-name="P78" text:outline-level="3"><text:bookmark text:name="_13fcyenxtonz"/>PROP<text:span text:style-name="T80">O</text:span>SITO</text:h>
        </text:list-item>
      </text:list>
      <text:p text:style-name="P52">crear directorios.</text:p>
      <text:list text:continue-numbering="true" text:style-name="L3">
        <text:list-item>
          <text:h text:style-name="P79" text:outline-level="3"><text:bookmark text:name="_nhcbmmk2kxi0"/>DESCRIPCI<text:span text:style-name="T80">O</text:span>N</text:h>
        </text:list-item>
      </text:list>
      <text:p text:style-name="P52">El comando mkdir se utiliza para crear un directorio específico.</text:p>
      <text:list text:continue-numbering="true" text:style-name="L3">
        <text:list-item>
          <text:h text:style-name="P79" text:outline-level="3"><text:bookmark text:name="_cydrpbu8yw74"/>SINTAXIS</text:h>
        </text:list-item>
      </text:list>
      <text:p text:style-name="P43">mkdir [Opciones] nombre_directorio</text:p>
      <text:list xml:id="list3726615056690" text:continue-numbering="true" text:style-name="L3">
        <text:list-item>
          <text:h text:style-name="P79" text:outline-level="3"><text:bookmark text:name="_xa4pz8bcpfuy"/>OPCIONES</text:h>
        </text:list-item>
      </text:list>
      <text:p text:style-name="P34"><text:span text:style-name="T10">-m </text:span><text:span text:style-name="T24"><text:tab/>modo, asigna la configuración de permisos especificada al nuevo directorio.</text:span></text:p>
      <text:p text:style-name="P207"><text:span text:style-name="T10">-p</text:span><text:span text:style-name="T24"> <text:tab/>crea directorios emparentados (en caso de que no existan).</text:span></text:p>
      <text:p text:style-name="P160" loext:marker-style-name="T26"><text:span text:style-name="T26"/></text:p>
      <text:list xml:id="list3726432181073" text:continue-list="list3725861671996" text:style-name="L2">
        <text:list-item>
          <text:h text:style-name="P57" text:outline-level="2"><text:bookmark text:name="_2dtuluy5ll3x"/><text:bookmark-start text:name="touch_archivo"/><text:span text:style-name="T48">touch</text:span><text:bookmark-end text:name="touch_archivo"/><text:span text:style-name="T48"> __ CREAR ARCHIVO VAC</text:span><text:span text:style-name="T49">i</text:span><text:span text:style-name="T48">O</text:span> </text:h>
        </text:list-item>
      </text:list>
      <text:p text:style-name="P43">touch manual.txt</text:p>
      <text:p text:style-name="P162" loext:marker-style-name="T38"><text:span text:style-name="T38">crea el archivo manual.txt en el directorio actual</text:span></text:p>
      <text:p text:style-name="P43"><text:soft-page-break/>touch manual.txt gerar.c linux.md</text:p>
      <text:p text:style-name="P52">crea los archivos manual.txt gerar.c linux.md en el directorio actual</text:p>
      <text:p text:style-name="P43">touch nombre_archivo{1..3}.txt</text:p>
      <text:p text:style-name="P52">creará tres archivos llamados nombre_archivo1.txt, nombre_archivo2.txt y nombre_archivo3.txt.</text:p>
      <text:list text:continue-list="list3726615056690" text:style-name="L3">
        <text:list-item>
          <text:h text:style-name="P78" text:outline-level="3"><text:bookmark text:name="_qz7l825bs3k1"/>PROP<text:span text:style-name="T80">O</text:span>SITO</text:h>
        </text:list-item>
      </text:list>
      <text:p text:style-name="P52">crear archivos.</text:p>
      <text:list text:continue-numbering="true" text:style-name="L3">
        <text:list-item>
          <text:h text:style-name="P79" text:outline-level="3"><text:bookmark text:name="_bdlelo8myanc"/>SINTAXIS</text:h>
        </text:list-item>
      </text:list>
      <text:p text:style-name="P43">touch [Opciones] nombre_archivo1 <text:s/>nombre_archivo2 <text:s/>nombre_archivo3 </text:p>
      <text:list xml:id="list3727246332353" text:continue-numbering="true" text:style-name="L3">
        <text:list-item>
          <text:h text:style-name="P79" text:outline-level="3"><text:bookmark text:name="_kudrzhs5dchd"/>OPCIONES</text:h>
        </text:list-item>
      </text:list>
      <text:p text:style-name="P54">Con el comando touch, puedes cambiar el acceso, modificar y cambiar la hora de los archivos y</text:p>
      <text:p text:style-name="P55">carpetas en Linux. Puedes actualizar las marcas de tiempo o modificarlas a una fecha en el pasado. </text:p>
      <text:p text:style-name="P55">Muestra incluso el número del Nodo-i del archivo.</text:p>
      <text:p text:style-name="P33"><text:span text:style-name="T10">-x </text:span><text:span text:style-name="T24"><text:tab/>x</text:span></text:p>
      <text:p text:style-name="P207"><text:span text:style-name="T10">-x </text:span><text:span text:style-name="T24"><text:tab/>x</text:span></text:p>
      <text:list xml:id="list3726558095390" text:continue-list="list3726432181073" text:style-name="L2">
        <text:list-item>
          <text:h text:style-name="P61" text:outline-level="2"><text:bookmark text:name="_z0bsplthilqi"/><text:bookmark-start text:name="touch_tiempo"/>touch<text:bookmark-end text:name="touch_tiempo"/> __ MARCAS DE TIEMPO</text:h>
        </text:list-item>
      </text:list>
      <text:list xml:id="list3725713715561" text:continue-list="list3727246332353" text:style-name="L3">
        <text:list-item>
          <text:h text:style-name="P78" text:outline-level="3"><text:bookmark text:name="_oxwzbn1kc5c"/>OPCIONES MARCAS DE TIEMPO</text:h>
        </text:list-item>
      </text:list>
      <text:list text:style-name="WWNum1">
        <text:list-item>
          <text:p text:style-name="P132" loext:marker-style-name="T44"><text:span text:style-name="T44">hora de acceso – última vez que se accedió a un archivo</text:span></text:p>
        </text:list-item>
        <text:list-item>
          <text:p text:style-name="P132" loext:marker-style-name="T44"><text:span text:style-name="T44">hora de modificación – última vez que se modificó un archivo</text:span></text:p>
        </text:list-item>
        <text:list-item>
          <text:p text:style-name="P163" loext:marker-style-name="T44"><text:span text:style-name="T44">hora de cambio – última vez que se cambiaron los metadatos del archivo (permiso del archivo, propiedad, etc.)</text:span></text:p>
        </text:list-item>
      </text:list>
      <text:list xml:id="list3726768537967" text:continue-list="list3725713715561" text:style-name="L3">
        <text:list-item>
          <text:h text:style-name="P79" text:outline-level="3"><text:bookmark text:name="_o93e17agu821"/>COMPROBAR</text:h>
        </text:list-item>
      </text:list>
      <text:p text:style-name="P43">stat nombre_archivo</text:p>
      <text:p text:style-name="P52">Muestra las marcas de tiempo de un archivo</text:p>
      <text:p text:style-name="P170">stat file.txt </text:p>
      <text:p text:style-name="P171">Fichero: file.txt</text:p>
      <text:p text:style-name="P171">Tamaño: 608680744 <text:tab/>Bloques: 1188840 <text:s text:c="3"/>Bloque E/S: 4096 <text:s text:c="2"/>fichero regular</text:p>
      <text:p text:style-name="P171">Dispositivo: fc05h/64517d<text:tab/>Nodo-i: 659682 <text:s text:c="5"/>Enlaces: 1</text:p>
      <text:p text:style-name="P171">Acceso: (0664/-rw-rw-r--) <text:s/>Uid: ( 1000/team) <text:s text:c="2"/>Gid: ( 1000/t)</text:p>
      <text:p text:style-name="P171">Acceso: 2022-02-21 09:37:02.670960551 -0600</text:p>
      <text:p text:style-name="P171"><text:soft-page-break/>Modificación: 2022-02-21 09:37:02.642968862 -0600</text:p>
      <text:p text:style-name="P171">Cambio: 2022-02-21 09:37:12.963817091 -0600</text:p>
      <text:p text:style-name="P172">Creación: -</text:p>
      <text:h text:style-name="P99" text:outline-level="3"><text:bookmark text:name="_1d1ffz6g3q1a"/>Cambiar el TIEMPO DE ACCESO </text:h>
      <text:p text:style-name="P43">touch -a gerar.txt</text:p>
      <text:p text:style-name="P52"><text:tab/>cambiar el tiempo de acceso de un archivo a la hora actual</text:p>
      <text:h text:style-name="P99" text:outline-level="3"><text:bookmark text:name="_s13ly53y8h0t"/>Cambiar el TIEMPO DE MODIFICACIÓN </text:h>
      <text:p text:style-name="P43">touch -m gerar.txt</text:p>
      <text:p text:style-name="P33"><text:span text:style-name="T38"><text:tab/></text:span><text:span text:style-name="T24">cambiar el tiempo de modificación de un archivo a la hora actual</text:span></text:p>
      <text:h text:style-name="P99" text:outline-level="3"><text:bookmark text:name="_8gxvcsp3oc8f"/>Cambiar el TIEMPO DE ACCESO y el TIEMPO DE MODIFICACIÓN</text:h>
      <text:p text:style-name="P43">touch -am gerar.txt</text:p>
      <text:p text:style-name="P52"><text:tab/>cambiar el tiempo de acceso de un archivo a la hora actual</text:p>
      <text:h text:style-name="P99" text:outline-level="3"><text:bookmark text:name="_dtydbxipjiq"/>Cambiar el TIEMPO DE ACCESO sin crear un nuevo archivo</text:h>
      <text:p text:style-name="P43">touch -c gerar.txt</text:p>
      <text:p text:style-name="P166" loext:marker-style-name="T38"><text:span text:style-name="T38"><text:tab/></text:span><text:span text:style-name="T24">cambiar el tiempo de acceso y de modificación del archivo a la hora actual</text:span></text:p>
      <text:h text:style-name="P99" text:outline-level="3"><text:bookmark text:name="_mfanpqt8bum4"/>Cambiar el tiempo de acceso sin crear un nuevo archivo</text:h>
      <text:p text:style-name="P43">touch -c nombre_archivo.txt</text:p>
      <text:h text:style-name="P107" text:outline-level="3"><text:bookmark text:name="_2pj5pn7junjw"/>Establecer un tiempo de acceso y de modificación a una fecha específica</text:h>
      <text:p text:style-name="P43">touch -t 201903081047.30 nombre_archivo.txt</text:p>
      <text:p text:style-name="P169"><text:span text:style-name="T24">El formato de fecha y hora debe estar en CCYYMMDDhhmm.ss donde:</text:span></text:p>
      <text:p text:style-name="P55">CC: los dos primeros dígitos del año</text:p>
      <text:p text:style-name="P55">YY: los dos segundos dígitos del año</text:p>
      <text:p text:style-name="P55">MM: El mes del año [01-12]</text:p>
      <text:p text:style-name="P55">DD: El día del mes [01-31]</text:p>
      <text:p text:style-name="P55">hh: La hora del día [00-23]</text:p>
      <text:p text:style-name="P55">Mm: El minuto de la hora [00-59]</text:p>
      <text:p text:style-name="P55">SS: El segundo del minuto [00-59] </text:p>
      <text:h text:style-name="P99" text:outline-level="3"><text:bookmark text:name="_ftsvm6ql4xzr"/><text:soft-page-break/>Cambiar la marca de tiempo de un archivo vinculado simbólicamente</text:h>
      <text:p text:style-name="P43">touch -h archivo_enlace_simbólico</text:p>
      <text:h text:style-name="P99" text:outline-level="3"><text:bookmark text:name="_ut4fescigg15"/>Establecer la marca de tiempo utilizando otro archivo como referencia</text:h>
      <text:p text:style-name="P43">touch -r referencia.txt nombre_archivo.txt</text:p>
      <text:h text:style-name="P99" text:outline-level="3"><text:bookmark text:name="_phqckkb89b91"/>Especificar la fecha y la hora como una cadena de caracteres usando el comando touch</text:h>
      <text:p text:style-name="P43">touch -d '8 Mar' nombre_archivo.txt</text:p>
      <text:p text:style-name="P54">El siguiente ejemplo de comando touch de Linux establece la fecha en 8 de marzo y la hora se</text:p>
      <text:p text:style-name="P53">configura automáticamente en 00:00:</text:p>
      <text:p text:style-name="P43">touch -d '20:10 'nombre_archivo.txt</text:p>
      <text:p text:style-name="P54">En lugar de especificar la fecha como una cadena de caracteres, puedes especificar la hora como</text:p>
      <text:p text:style-name="P55">una cadena de caracteres. En ese caso, la fecha pasará a ser la fecha actual automáticamente:</text:p>
      <text:p text:style-name="P160" loext:marker-style-name="T26"><text:span text:style-name="T26"/></text:p>
      <text:list xml:id="list3726608989481" text:continue-list="list3726558095390" text:style-name="L2">
        <text:list-item>
          <text:h text:style-name="P61" text:outline-level="2"><text:bookmark text:name="_25jf8mm54zc2"/><text:bookmark-start text:name="rmdir"/>rmdir<text:bookmark-end text:name="rmdir"/> ___ ELIMINAR DIRECTORIO VACÍO </text:h>
        </text:list-item>
      </text:list>
      <text:p text:style-name="P43">rmdir manual</text:p>
      <text:p text:style-name="P34"><text:span text:style-name="T24">Borra el directorio manual</text:span></text:p>
      <text:list text:continue-list="list3726768537967" text:style-name="L3">
        <text:list-item>
          <text:h text:style-name="P79" text:outline-level="3"><text:bookmark text:name="_89rzvg851uoj"/>PROP<text:span text:style-name="T81">O</text:span>SITO</text:h>
        </text:list-item>
      </text:list>
      <text:p text:style-name="P54">Elimina un directorio (siempre y cuando esté vacío).</text:p>
      <text:list text:continue-numbering="true" text:style-name="L3">
        <text:list-item>
          <text:h text:style-name="P79" text:outline-level="3"><text:bookmark text:name="_dtdzmki2f52a"/>DESCRIPCI<text:span text:style-name="T81">O</text:span>N</text:h>
        </text:list-item>
      </text:list>
      <text:p text:style-name="P54">El comando rmdir elimina los directorios vacíos. Si tiene algún contenido, tendrá que utilizar el comando rm –r para eliminar el directorio y sus contenidos.</text:p>
      <text:list text:continue-numbering="true" text:style-name="L3">
        <text:list-item>
          <text:h text:style-name="P79" text:outline-level="3"><text:bookmark text:name="_m4du90ubvcqd"/>SINTAXIS</text:h>
        </text:list-item>
      </text:list>
      <text:p text:style-name="P43">rmdir [Opciones] directorio</text:p>
      <text:list xml:id="list3727226828971" text:continue-numbering="true" text:style-name="L3">
        <text:list-item>
          <text:h text:style-name="P79" text:outline-level="3"><text:bookmark text:name="_tc4zrno0w819"/>OPCIONES</text:h>
        </text:list-item>
      </text:list>
      <text:p text:style-name="P34"><text:span text:style-name="T10">-p </text:span><text:span text:style-name="T24"><text:tab/>elimina cualquier directorio emparentado que esté vacío.</text:span></text:p>
      <text:p text:style-name="Standard"/>
      <text:list xml:id="list3726047549762" text:continue-list="list3726608989481" text:style-name="L2">
        <text:list-item>
          <text:h text:style-name="P60" text:outline-level="2"><text:bookmark text:name="_psago8ss41b1"/><text:bookmark-start text:name="ls"/><text:soft-page-break/><text:span text:style-name="T83">ls</text:span><text:bookmark-end text:name="ls"/><text:span text:style-name="T84"> ___ LISTAR</text:span></text:h>
        </text:list-item>
      </text:list>
      <text:list text:continue-list="list3727226828971" text:style-name="L3">
        <text:list-item>
          <text:h text:style-name="P79" text:outline-level="3"><text:bookmark text:name="_mnh7n748rkti"/>PROP<text:span text:style-name="T81">O</text:span>SITO</text:h>
        </text:list-item>
      </text:list>
      <text:p text:style-name="P54">Listar el contenido de un directorio.</text:p>
      <text:list text:continue-numbering="true" text:style-name="L3">
        <text:list-item>
          <text:h text:style-name="P79" text:outline-level="3"><text:bookmark text:name="_z5vqe295nf1a"/>DESCRIPCI<text:span text:style-name="T81">O</text:span>N</text:h>
        </text:list-item>
      </text:list>
      <text:p text:style-name="P54">El comando ls muestra el contenido de un directorio determinado. </text:p>
      <text:p text:style-name="P55">Si se omite el nombre del directorio, mostrará el contenido del directorio en el que se encuentre. </text:p>
      <text:p text:style-name="P55">Por defecto, ls no muestra el nombre de los archivos ocultos (nombre comiencza con un punto), para verlos tendrá que utilizar la opción –a.</text:p>
      <text:list text:continue-numbering="true" text:style-name="L3">
        <text:list-item>
          <text:h text:style-name="P79" text:outline-level="3"><text:bookmark text:name="_47azsrixrbhx"/>SINTAXIS</text:h>
        </text:list-item>
      </text:list>
      <text:p text:style-name="P43">ls [Opciones] [nombre_directorio o archivo]</text:p>
      <text:list xml:id="list3726134003629" text:continue-numbering="true" text:style-name="L3">
        <text:list-item>
          <text:h text:style-name="P79" text:outline-level="3"><text:bookmark text:name="_mdgqxi3ie038"/>OPCIONES</text:h>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office:value-type="string">
            <text:p text:style-name="P188">-a</text:p>
          </table:table-cell>
          <table:table-cell table:style-name="Tabla4.B1" office:value-type="string">
            <text:p text:style-name="P205">ocultos y . + ..</text:p>
          </table:table-cell>
          <table:table-cell table:style-name="Tabla4.C1" office:value-type="string">
            <text:p text:style-name="P190">-c</text:p>
          </table:table-cell>
          <table:table-cell table:style-name="Tabla4.D1" office:value-type="string">
            <text:p text:style-name="P205">orden f. creación</text:p>
          </table:table-cell>
          <table:table-cell table:style-name="Tabla4.C1" office:value-type="string">
            <text:p text:style-name="P190">-l</text:p>
          </table:table-cell>
          <table:table-cell table:style-name="Tabla4.F1" office:value-type="string">
            <text:p text:style-name="P204">inf. detallada -tamño, user, etc</text:p>
          </table:table-cell>
        </table:table-row>
        <table:table-row table:style-name="Tabla4.2">
          <table:table-cell table:style-name="Tabla4.A1" office:value-type="string">
            <text:p text:style-name="P188">-A</text:p>
          </table:table-cell>
          <table:table-cell table:style-name="Tabla4.B1" office:value-type="string">
            <text:p text:style-name="P205">sólo ocultos</text:p>
          </table:table-cell>
          <table:table-cell table:style-name="Tabla4.C2" office:value-type="string">
            <text:p text:style-name="P190">-t</text:p>
          </table:table-cell>
          <table:table-cell table:style-name="Tabla4.D1" office:value-type="string">
            <text:p text:style-name="P205">orden f. modif</text:p>
          </table:table-cell>
          <table:table-cell table:style-name="Tabla4.C1" office:value-type="string">
            <text:p text:style-name="P193">-metro</text:p>
          </table:table-cell>
          <table:table-cell table:style-name="Tabla4.F1" office:value-type="string">
            <text:p text:style-name="P205">muestra 1línea separado x comas</text:p>
          </table:table-cell>
        </table:table-row>
        <table:table-row table:style-name="Tabla4.3">
          <table:table-cell table:style-name="Tabla4.A1" office:value-type="string">
            <text:p text:style-name="P188">-1</text:p>
          </table:table-cell>
          <table:table-cell table:style-name="Tabla4.B1" office:value-type="string">
            <text:p text:style-name="P205">en columna</text:p>
          </table:table-cell>
          <table:table-cell table:style-name="Tabla4.C2" office:value-type="string">
            <text:p text:style-name="P190">-r</text:p>
          </table:table-cell>
          <table:table-cell table:style-name="Tabla4.D1" office:value-type="string">
            <text:p text:style-name="P205">orden alfab inverso</text:p>
          </table:table-cell>
          <table:table-cell table:style-name="Tabla4.C1" office:value-type="string">
            <text:p text:style-name="P190">-i</text:p>
          </table:table-cell>
          <table:table-cell table:style-name="Tabla4.F1" office:value-type="string">
            <text:p text:style-name="P205">muestra información de i-node</text:p>
          </table:table-cell>
        </table:table-row>
        <table:table-row table:style-name="Tabla4.4">
          <table:table-cell table:style-name="Tabla4.A1" office:value-type="string">
            <text:p text:style-name="P188"/>
          </table:table-cell>
          <table:table-cell table:style-name="Tabla4.B1" office:value-type="string">
            <text:p text:style-name="P205"/>
          </table:table-cell>
          <table:table-cell table:style-name="Tabla4.C2" office:value-type="string">
            <text:p text:style-name="P190">-f</text:p>
          </table:table-cell>
          <table:table-cell table:style-name="Tabla4.D1" office:value-type="string">
            <text:p text:style-name="P205">directorio sin ordenar</text:p>
          </table:table-cell>
          <table:table-cell table:style-name="Tabla4.C1" office:value-type="string">
            <text:p text:style-name="P190">-f</text:p>
          </table:table-cell>
          <table:table-cell table:style-name="Tabla4.F1" office:value-type="string">
            <text:p text:style-name="P157" loext:marker-style-name="T44"/>
          </table:table-cell>
        </table:table-row>
        <table:table-row table:style-name="Tabla4.4">
          <table:table-cell table:style-name="Tabla4.A1" office:value-type="string">
            <text:p text:style-name="P188"/>
          </table:table-cell>
          <table:table-cell table:style-name="Tabla4.B1" office:value-type="string">
            <text:p text:style-name="P205"/>
          </table:table-cell>
          <table:table-cell table:style-name="Tabla4.C2" office:value-type="string">
            <text:p text:style-name="P190"/>
          </table:table-cell>
          <table:table-cell table:style-name="Tabla4.D1" office:value-type="string">
            <text:p text:style-name="P182" loext:marker-style-name="T60"/>
          </table:table-cell>
          <table:table-cell table:style-name="Tabla4.C1" office:value-type="string">
            <text:p text:style-name="P190"/>
          </table:table-cell>
          <table:table-cell table:style-name="Tabla4.F1" office:value-type="string">
            <text:p text:style-name="P157" loext:marker-style-name="T44"/>
          </table:table-cell>
        </table:table-row>
        <table:table-row table:style-name="Tabla4.6">
          <table:table-cell table:style-name="Tabla4.A1" office:value-type="string">
            <text:p text:style-name="P188">-R</text:p>
          </table:table-cell>
          <table:table-cell table:style-name="Tabla4.B1" table:number-columns-spanned="5" office:value-type="string">
            <text:p text:style-name="P205">Muestra contenido del directorio actual y de sus subdirectorios</text:p>
          </table:table-cell>
          <table:covered-table-cell/>
          <table:covered-table-cell/>
          <table:covered-table-cell/>
          <table:covered-table-cell/>
        </table:table-row>
        <table:table-row table:style-name="Tabla4.7">
          <table:table-cell table:style-name="Tabla4.A1" office:value-type="string">
            <text:p text:style-name="P188">-d</text:p>
          </table:table-cell>
          <table:table-cell table:style-name="Tabla4.B1" table:number-columns-spanned="5" office:value-type="string">
            <text:p text:style-name="P205">Aparecen directorios como los archivos (sin mostrar contenido)</text:p>
          </table:table-cell>
          <table:covered-table-cell/>
          <table:covered-table-cell/>
          <table:covered-table-cell/>
          <table:covered-table-cell/>
        </table:table-row>
        <table:table-row table:style-name="Tabla4.8">
          <table:table-cell table:style-name="Tabla4.A1" office:value-type="string">
            <text:p text:style-name="P188">-s</text:p>
          </table:table-cell>
          <table:table-cell table:style-name="Tabla4.B1" table:number-columns-spanned="5" office:value-type="string">
            <text:p text:style-name="P205">Muestra el tamaño (kb) de cada archivo próximo al solicitado.</text:p>
          </table:table-cell>
          <table:covered-table-cell/>
          <table:covered-table-cell/>
          <table:covered-table-cell/>
          <table:covered-table-cell/>
        </table:table-row>
        <table:table-row table:style-name="Tabla4.9">
          <table:table-cell table:style-name="Tabla4.A1" office:value-type="string">
            <text:p text:style-name="P188">-p</text:p>
          </table:table-cell>
          <table:table-cell table:style-name="Tabla4.B1" table:number-columns-spanned="5" office:value-type="string">
            <text:p text:style-name="P205">Añade un carácter al nombre del archivo para indicar a qué tipo pertenece.</text:p>
          </table:table-cell>
          <table:covered-table-cell/>
          <table:covered-table-cell/>
          <table:covered-table-cell/>
          <table:covered-table-cell/>
        </table:table-row>
        <table:table-row table:style-name="Tabla4.10">
          <table:table-cell table:style-name="Tabla4.A1" office:value-type="string">
            <text:p text:style-name="P188">-b</text:p>
          </table:table-cell>
          <table:table-cell table:style-name="Tabla4.B1" table:number-columns-spanned="5" office:value-type="string">
            <text:p text:style-name="P205">Muestra caracteres no imprimibles d nombres d ficheros con código octal.</text:p>
          </table:table-cell>
          <table:covered-table-cell/>
          <table:covered-table-cell/>
          <table:covered-table-cell/>
          <table:covered-table-cell/>
        </table:table-row>
      </table:table>
      <text:p text:style-name="P156" loext:marker-style-name="T44"/>
      <text:p text:style-name="Standard"/>
      <text:list xml:id="list3725882056253" text:continue-list="list3726047549762" text:style-name="L2">
        <text:list-item>
          <text:h text:style-name="P61" text:outline-level="2"><text:bookmark text:name="_czvl81yda0cq"/><text:bookmark-start text:name="cd"/>cd<text:bookmark-end text:name="cd"/> ___ CAMBIAR DE DIRECTORIO </text:h>
        </text:list-item>
      </text:list>
      <text:list xml:id="list3726133538428" text:continue-list="list3726134003629" text:style-name="L3">
        <text:list-item>
          <text:h text:style-name="P79" text:outline-level="3"><text:bookmark text:name="_ws66aie7223"/>PROP<text:span text:style-name="T81">O</text:span>SITO</text:h>
        </text:list-item>
      </text:list>
      <text:p text:style-name="P34">Cambiar de directorio.<text:span text:style-name="T24"/></text:p>
      <text:p text:style-name="P55"><text:soft-page-break/>Si escribe cd sin ningún nombre de directorio como argumento, se cambiará al directorio home del usuario. </text:p>
      <text:p text:style-name="P55">En cualquier otro caso se moverá al directorio indicado, si existe.</text:p>
      <text:p text:style-name="P161" loext:marker-style-name="T26"><text:span text:style-name="T26"/></text:p>
      <text:list xml:id="list3726695455739" text:continue-list="list3725882056253" text:style-name="L2">
        <text:list-item>
          <text:h text:style-name="P61" text:outline-level="2"><text:bookmark text:name="_x74w2n3dfjfq"/><text:bookmark-start text:name="pwd"/>pwd<text:bookmark-end text:name="pwd"/> ___ MOSTRAR RUTA</text:h>
        </text:list-item>
      </text:list>
      <text:list xml:id="list3726142422673" text:continue-list="list3726133538428" text:style-name="L3">
        <text:list-item>
          <text:h text:style-name="P79" text:outline-level="3"><text:bookmark text:name="_1s2utwpgebn5"/>PROP<text:span text:style-name="T81">O</text:span>SITO</text:h>
        </text:list-item>
      </text:list>
      <text:p text:style-name="P54">Mostrar la ruta del directorio de trabajo actual.</text:p>
      <text:p text:style-name="P161" loext:marker-style-name="T44"><text:span text:style-name="T26"/></text:p>
      <text:list xml:id="list3727712779390" text:continue-list="list3726695455739" text:style-name="L2">
        <text:list-item>
          <text:h text:style-name="P59" text:outline-level="2"><text:bookmark text:name="_d77ycyu97nxd"/><text:bookmark-start text:name="chmod"/><text:span text:style-name="T48">chmod</text:span><text:bookmark-end text:name="chmod"/><text:span text:style-name="T48"> ___ MODIFICAR PERMISOS</text:span></text:h>
        </text:list-item>
      </text:list>
      <text:p text:style-name="P43">chmod u+xr manual_linux</text:p>
      <text:p text:style-name="P167" loext:marker-style-name="T39"><text:span text:style-name="T38">El usuario tendrá los permisos de lectura y ejecución sobre el archivo manual_linux</text:span></text:p>
      <text:p text:style-name="P43">chmod 751 permisos.txt</text:p>
      <text:p text:style-name="P54">Para el usuario: lectura r = 4, escritura w = 2, ejecución x =1 ;<text:tab/><text:tab/><text:tab/><text:tab/>sumados = 7</text:p>
      <text:p text:style-name="P55">Para el grupo: lectura r= 4, escritura w = 0, ejecución x = 1;<text:tab/><text:tab/><text:tab/><text:tab/>sumados = 5</text:p>
      <text:p text:style-name="P197">Para resto de usuarios: lectura r = 0; escritura w = 0, ejecución x = 1; <text:tab/> <text:tab/>sumados = 1</text:p>
      <text:p text:style-name="P195">usuario tiene todos los permisos, el grupo lectura y ejecución y resto usuarios permiso ejecución </text:p>
      <text:list text:continue-list="list3726142422673" text:style-name="L3">
        <text:list-item>
          <text:h text:style-name="P79" text:outline-level="3"><text:bookmark text:name="_4ykywqyhqmj2"/>PROP<text:span text:style-name="T81">O</text:span>SITO</text:h>
        </text:list-item>
      </text:list>
      <text:p text:style-name="P54">Modifica los permisos de uno o más archivos o directorios.</text:p>
      <text:list text:continue-numbering="true" text:style-name="L3">
        <text:list-item>
          <text:h text:style-name="P79" text:outline-level="3"><text:bookmark text:name="_crvl504agydh"/>COMPROBACI<text:span text:style-name="T81">O</text:span>N</text:h>
        </text:list-item>
      </text:list>
      <text:p text:style-name="P179">linuxgmo@LAP-linux-WIN:/home$ ls -l</text:p>
      <text:p text:style-name="P179">total 8</text:p>
      <text:p text:style-name="P179">drwxr-x--- 2 lap_linux lap_linux 4096 Nov 21 14:28 lap_linux</text:p>
      <text:p text:style-name="P179">drwxr-x--- 3 linuxgmo <text:s/>linuxgmo <text:s/>4096 Nov 18 22:29 linuxgmo</text:p>
      <text:p text:style-name="P179">-rw-rw-r-- 1 linuxgmo linuxgmo 0 Nov 21 18:13 gerar</text:p>
      <text:p text:style-name="P179">[-][---]{---][---] [nº] [usuario usuario] <text:s/>[tamaño bytes] <text:s/>[fecha + hora] <text:s/>[nombre_archivo ó directorio]</text:p>
      <text:p text:style-name="P179">[--] <text:tab/><text:tab/><text:tab/><text:tab/> d ó — ___ —(guión) = archivo; <text:s/>d = directorio; </text:p>
      <text:p text:style-name="P179">[---] <text:s/><text:tab/><text:tab/><text:tab/><text:tab/> rwx ____ Usuario: <text:s/>Read - Write - Exec ó <text:s/>—(si no tiene el permiso) </text:p>
      <text:p text:style-name="P179">[---] <text:s/><text:tab/><text:tab/><text:tab/><text:tab/> rwx ____ Grupo : <text:s text:c="3"/>Read - Write - Exec ó <text:s/>—(si no tiene el permiso) <text:s/></text:p>
      <text:p text:style-name="P179">[---] <text:s/><text:tab/><text:tab/><text:tab/><text:tab/> rwx ____ Otros : <text:s text:c="4"/>Read - Write - Exec ó <text:s/>—(si no tiene el permiso) <text:s/></text:p>
      <text:p text:style-name="P179">[nº] <text:tab/><text:tab/><text:tab/><text:tab/> n ______ <text:s/>Tipo (2=Dir; 1=Arch; 6=Link; …… )</text:p>
      <text:p text:style-name="P179">[usuario usuario]<text:tab/><text:tab/> l _______ <text:s/>Propietario</text:p>
      <text:p text:style-name="P179">[tamaño bytes]<text:tab/><text:tab/> n ______ <text:s/>Tamaño en bytes</text:p>
      <text:p text:style-name="P179">[fecha + hora]<text:tab/><text:tab/> f _______ <text:s/>Fecha formato <text:s/>Nov 18 22:29</text:p>
      <text:p text:style-name="P180">[nombr]<text:tab/><text:tab/><text:tab/> l _______ <text:s/>nombre</text:p>
      <text:p text:style-name="P54"><text:soft-page-break/>En la lista detallada de los archivos de un directorio (ls), los permisos de lectura escritura y ejecución del usuario, grupo y otros se mostrarán a través de la secuencia rwxrwxrwx, cuando algún permiso no está activado aparece un guión en su reemplazo.</text:p>
      <text:list text:continue-numbering="true" text:style-name="L3">
        <text:list-item>
          <text:h text:style-name="P79" text:outline-level="3"><text:bookmark text:name="_st1ez2cdu7ts"/>SINTAXIS</text:h>
        </text:list-item>
      </text:list>
      <text:p text:style-name="P43">chmod [Opciones] [permiso_descripción] archivo</text:p>
      <text:list text:continue-numbering="true" text:style-name="L3">
        <text:list-item>
          <text:h text:style-name="P79" text:outline-level="3"><text:bookmark text:name="_31e6qh1xtiyh"/>OPCIONES</text:h>
        </text:list-item>
      </text:list>
      <text:p text:style-name="P34"><text:span text:style-name="T10">-c </text:span><text:span text:style-name="T24"><text:tab/>muestra los archivos a los que se les han modificado los permisos.</text:span></text:p>
      <text:p text:style-name="P35"><text:span text:style-name="T10">-f </text:span><text:span text:style-name="T24"><text:tab/>hace que no aparezca en pantalla ningún mensaje de error.</text:span></text:p>
      <text:p text:style-name="P35"><text:span text:style-name="T10">-v </text:span><text:span text:style-name="T24"><text:tab/>muestra los cambios efectuados en los permisos de archivos.</text:span></text:p>
      <text:p text:style-name="P35"><text:span text:style-name="T10">-R </text:span><text:span text:style-name="T24"><text:tab/>cambia los permisos de los archivos de todos los subdirectorios.</text:span></text:p>
      <text:list xml:id="list3727123824010" text:continue-numbering="true" text:style-name="L3">
        <text:list-item>
          <text:h text:style-name="P79" text:outline-level="3"><text:bookmark text:name="_galwwe4mas34"/>TABLA PERMISO<text:span text:style-name="T6">S-</text:span>DESCRIPCI<text:span text:style-name="T81">O</text:span>N</text:h>
        </text:list-item>
      </text:list>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office:value-type="string">
            <text:p text:style-name="P201" loext:marker-style-name="T64"><text:span text:style-name="T64">QUIEN </text:span></text:p>
          </table:table-cell>
          <table:table-cell table:style-name="Tabla5.B1" office:value-type="string">
            <text:p text:style-name="P202" loext:marker-style-name="T64"><text:span text:style-name="T64">ACCIÓN </text:span></text:p>
          </table:table-cell>
          <table:table-cell table:style-name="Tabla5.B1" table:number-columns-spanned="4" office:value-type="string">
            <text:p text:style-name="P203" loext:marker-style-name="T64"><text:span text:style-name="T64">PERMISO</text:span></text:p>
          </table:table-cell>
          <table:covered-table-cell/>
          <table:covered-table-cell/>
          <table:covered-table-cell/>
        </table:table-row>
        <table:table-row table:style-name="Tabla5.2">
          <table:table-cell table:style-name="Tabla5.A2" office:value-type="string">
            <text:p text:style-name="P191">u</text:p>
          </table:table-cell>
          <table:table-cell table:style-name="Tabla5.B2" office:value-type="string">
            <text:p text:style-name="P206">usuario</text:p>
          </table:table-cell>
          <table:table-cell table:style-name="Tabla5.B2" office:value-type="string">
            <text:p text:style-name="P192">+</text:p>
          </table:table-cell>
          <table:table-cell table:style-name="Tabla5.B2" office:value-type="string">
            <text:p text:style-name="P206">agregar</text:p>
          </table:table-cell>
          <table:table-cell table:style-name="Tabla5.B2" office:value-type="string">
            <text:p text:style-name="P192">r</text:p>
          </table:table-cell>
          <table:table-cell table:style-name="Tabla5.B2" office:value-type="string">
            <text:p text:style-name="P206">lectura</text:p>
          </table:table-cell>
        </table:table-row>
        <table:table-row table:style-name="Tabla5.3">
          <table:table-cell table:style-name="Tabla5.A2" office:value-type="string">
            <text:p text:style-name="P191">g</text:p>
          </table:table-cell>
          <table:table-cell table:style-name="Tabla5.B2" office:value-type="string">
            <text:p text:style-name="P206">grupo</text:p>
          </table:table-cell>
          <table:table-cell table:style-name="Tabla5.C3" office:value-type="string">
            <text:p text:style-name="P192">-</text:p>
          </table:table-cell>
          <table:table-cell table:style-name="Tabla5.C3" office:value-type="string">
            <text:p text:style-name="P206">quitar</text:p>
          </table:table-cell>
          <table:table-cell table:style-name="Tabla5.B2" office:value-type="string">
            <text:p text:style-name="P192">w</text:p>
          </table:table-cell>
          <table:table-cell table:style-name="Tabla5.B2" office:value-type="string">
            <text:p text:style-name="P206">escritura</text:p>
          </table:table-cell>
        </table:table-row>
        <table:table-row table:style-name="Tabla5.4">
          <table:table-cell table:style-name="Tabla5.A2" office:value-type="string">
            <text:p text:style-name="P191">o</text:p>
          </table:table-cell>
          <table:table-cell table:style-name="Tabla5.B2" office:value-type="string">
            <text:p text:style-name="P206">otros</text:p>
          </table:table-cell>
          <table:table-cell table:style-name="Tabla5.C3" office:value-type="string">
            <text:p text:style-name="P192">=</text:p>
          </table:table-cell>
          <table:table-cell table:style-name="Tabla5.C3" office:value-type="string">
            <text:p text:style-name="P206">asignar</text:p>
          </table:table-cell>
          <table:table-cell table:style-name="Tabla5.B2" office:value-type="string">
            <text:p text:style-name="P192">x</text:p>
          </table:table-cell>
          <table:table-cell table:style-name="Tabla5.B2" office:value-type="string">
            <text:p text:style-name="P206">ejecutar</text:p>
          </table:table-cell>
        </table:table-row>
        <table:table-row table:style-name="Tabla5.5">
          <table:table-cell table:style-name="Tabla5.A2" office:value-type="string">
            <text:p text:style-name="P191">a</text:p>
          </table:table-cell>
          <table:table-cell table:style-name="Tabla5.B2" office:value-type="string">
            <text:p text:style-name="P206">todos</text:p>
          </table:table-cell>
          <table:table-cell table:style-name="Tabla5.C3" office:value-type="string">
            <text:p text:style-name="P192"/>
          </table:table-cell>
          <table:table-cell table:style-name="Tabla5.D5" office:value-type="string">
            <text:p text:style-name="P181" loext:marker-style-name="T53"/>
          </table:table-cell>
          <table:table-cell table:style-name="Tabla5.B2" office:value-type="string">
            <text:p text:style-name="P192">s</text:p>
          </table:table-cell>
          <table:table-cell table:style-name="Tabla5.B2" office:value-type="string">
            <text:p text:style-name="P206">ajustar con id de user</text:p>
          </table:table-cell>
        </table:table-row>
      </table:table>
      <text:p text:style-name="P156" loext:marker-style-name="T44"/>
      <text:p text:style-name="P198">Para utilizar eficazmente el comando chmod, debe especificarse la configuración de los permisos de acuerdo a la tabla de permisos_descripción</text:p>
      <text:p text:style-name="P184">chmod a+r nombre_archivo</text:p>
      <text:p text:style-name="P44">chmod u=r,g=r,o=r nombre_archivo</text:p>
      <text:p text:style-name="P54">todos tienen permiso de lectura en un determinado archivo (De las 2 maneras)</text:p>
      <text:p text:style-name="P55">Otra forma de modificar los permisos es a través de un número octal de 3 cifras una cifra por cada grupo de permisos, este número surge de realizar la suma de los permisos que se les quiere asignar de acuerdo a los siguientes valores:</text:p>
      <text:p text:style-name="P55">Permiso de lectura r = 4</text:p>
      <text:p text:style-name="P55">Permiso de escritura w = 2</text:p>
      <text:p text:style-name="P55">Permiso de ejecución x = 1</text:p>
      <text:p text:style-name="P55">Y si no se le concede cualquier permiso el valor asignado es 0.</text:p>
      <text:p text:style-name="P55">El formato para utilizar chmod especificando los permisos por medio de números es el siguiente.</text:p>
      <text:p text:style-name="P184">chmod permiso_usuario permiso_grupo permiso_otros</text:p>
      <text:p text:style-name="P160" loext:marker-style-name="T26"><text:span text:style-name="T26"/></text:p>
      <text:list xml:id="list3726385895630" text:continue-list="list3727712779390" text:style-name="L2">
        <text:list-item>
          <text:h text:style-name="P61" text:outline-level="2"><text:bookmark text:name="_nupafspar9i9"/><text:bookmark-start text:name="cat"/><text:soft-page-break/>cat<text:bookmark-end text:name="cat"/> ___ MOSTRAR CONTENIDO</text:h>
        </text:list-item>
      </text:list>
      <text:p text:style-name="P43">cat archivo1, archivo2, archivo3 &gt; todo</text:p>
      <text:p text:style-name="P54"><text:tab/>combina los tres archivos dentro de uno solo llamado todo.</text:p>
      <text:list text:continue-list="list3727123824010" text:style-name="L3">
        <text:list-item>
          <text:h text:style-name="P79" text:outline-level="3"><text:bookmark text:name="_5a9roi8936k4"/>PROP<text:span text:style-name="T82">O</text:span>SITO</text:h>
        </text:list-item>
      </text:list>
      <text:p text:style-name="P54">Muestra el contenido de un archivo utilizando la salida estándar (pantalla).</text:p>
      <text:list text:continue-numbering="true" text:style-name="L3">
        <text:list-item>
          <text:h text:style-name="P79" text:outline-level="3"><text:bookmark text:name="_dcumxdl6k3f1"/>DESCRIPCI<text:span text:style-name="T82">O</text:span>N</text:h>
        </text:list-item>
      </text:list>
      <text:p text:style-name="P117" loext:marker-style-name="T44"><text:span text:style-name="T24">Normalmente, cat se utiliza para mostrar el contenido de un archivo o para concatenar varios dentro de un mismo fichero.</text:span></text:p>
      <text:list text:continue-numbering="true" text:style-name="L3">
        <text:list-item>
          <text:h text:style-name="P79" text:outline-level="3"><text:bookmark text:name="_curejcotbawb"/>SINTAXIS</text:h>
        </text:list-item>
      </text:list>
      <text:p text:style-name="P43">cat [-benstvA] nombre_archivo</text:p>
      <text:list xml:id="list3726965580267" text:continue-numbering="true" text:style-name="L3">
        <text:list-item>
          <text:h text:style-name="P79" text:outline-level="3"><text:bookmark text:name="_jgni5ydvr25q"/>OPCIONES</text:h>
        </text:list-item>
      </text:list>
      <text:p text:style-name="P34"><text:span text:style-name="T10">-b </text:span><text:span text:style-name="T24"><text:tab/>números de líneas que no estén en blanco.</text:span></text:p>
      <text:p text:style-name="P35"><text:span text:style-name="T10">-e </text:span><text:span text:style-name="T24"><text:tab/>muestra el final de una línea (como $) y todos los caracteres no imprimibles.</text:span></text:p>
      <text:p text:style-name="P35"><text:span text:style-name="T10">-n </text:span><text:span text:style-name="T24"><text:tab/>numera todas las líneas de salida, comenzando por el 1.</text:span></text:p>
      <text:p text:style-name="P35"><text:span text:style-name="T10">-s</text:span><text:span text:style-name="T24"><text:tab/>sustituye varias líneas en blanco por una sola.</text:span></text:p>
      <text:p text:style-name="P35"><text:span text:style-name="T10">-t</text:span><text:span text:style-name="T24"><text:tab/>muestra las tabulaciones como ^l.</text:span></text:p>
      <text:p text:style-name="P35"><text:span text:style-name="T10">-v </text:span><text:span text:style-name="T24"><text:tab/>muestra los caracteres no imprimibles.</text:span></text:p>
      <text:p text:style-name="P35"><text:span text:style-name="T10">-A </text:span><text:span text:style-name="T24"><text:tab/>muestra todos los caracteres ( incluidos los no imprimibles).</text:span></text:p>
      <text:p text:style-name="P160" loext:marker-style-name="T26"><text:span text:style-name="T26">__________ </text:span><text:a xlink:type="simple" xlink:href="#_i8w17sfcsn8i" text:style-name="ListLabel_20_15" text:visited-style-name="ListLabel_20_15">Volver a´l Índice</text:a><text:span text:style-name="T26"> __________________________________________</text:span></text:p>
      <text:list xml:id="list3727705132635" text:continue-list="list3726385895630" text:style-name="L2">
        <text:list-item>
          <text:h text:style-name="P57" text:outline-level="2"><text:bookmark text:name="_aqg77ji3tly6"/><text:bookmark-start text:name="find"/><text:span text:style-name="T48">find</text:span><text:bookmark-end text:name="find"/><text:span text:style-name="T48"> ___ BUSCAR (FILTRANDO)</text:span></text:h>
        </text:list-item>
      </text:list>
      <text:p text:style-name="P43">find . -name "*.gz ".</text:p>
      <text:p text:style-name="P162" loext:marker-style-name="T38"><text:span text:style-name="T36"><text:tab/></text:span><text:span text:style-name="T38">ver todos los archivos cuyo nombre termine con .gz, tendrá que escribir:</text:span></text:p>
      <text:p text:style-name="P43">find /usr/doc -name “*.bak” -exec rm -f {} \;</text:p>
      <text:p text:style-name="P54"><text:tab/>buscar a partir del directorio /usr/doc todos los archivos con extensión bak y eliminarlos </text:p>
      <text:p text:style-name="P55"><text:tab/>en donde la secuencia {} se sustituirá por el nombre completo de cada archivo encontrado.</text:p>
      <text:list text:continue-list="list3726965580267" text:style-name="L3">
        <text:list-item>
          <text:h text:style-name="P79" text:outline-level="3"><text:bookmark text:name="_i0j2imyoqcbw"/>PROP<text:span text:style-name="T82">O</text:span>SITO</text:h>
        </text:list-item>
      </text:list>
      <text:p text:style-name="P54">Muestra una lista con los archivos que coinciden con un criterio específico.</text:p>
      <text:list text:continue-numbering="true" text:style-name="L3">
        <text:list-item>
          <text:h text:style-name="P96" text:outline-level="3"><text:bookmark text:name="_5zn1vwxet6ku"/><text:soft-page-break/>DESCRIPCI<text:span text:style-name="T82">O</text:span>N</text:h>
        </text:list-item>
      </text:list>
      <text:p text:style-name="P54">El comando find es de gran utilidad cuando se quiere localizar todos los archivos que coinciden con algún criterio. Si escribe find sin ningún argumento, la salida mostrará un listado en el que aparecen los archivos de todos los subdirectorios de la carpeta en la que se encuentre.</text:p>
      <text:list text:continue-numbering="true" text:style-name="L3">
        <text:list-item>
          <text:h text:style-name="P79" text:outline-level="3"><text:bookmark text:name="_6psguqryz2gt"/>SINTAXIS</text:h>
        </text:list-item>
      </text:list>
      <text:p text:style-name="P189">find [ruta] [opciones]</text:p>
      <text:list xml:id="list3726871862148" text:continue-numbering="true" text:style-name="L3">
        <text:list-item>
          <text:h text:style-name="P98" text:outline-level="3"><text:bookmark text:name="_x5w6j3k8wfpl"/>OPCIONES</text:h>
        </text:list-item>
      </text:list>
      <text:p text:style-name="P152"><text:span text:style-name="T12">-depth </text:span><text:span text:style-name="T24"><text:tab/><text:tab/><text:tab/>procesa, en primer lugar, el directorio en el que se encuentra y luego sus subdirectorios.</text:span></text:p>
      <text:p text:style-name="P139"><text:span text:style-name="T12">-maxdepyh n <text:tab/></text:span><text:span text:style-name="T24"><text:tab/>restringe la búsqueda a n niveles de directorios.</text:span></text:p>
      <text:p text:style-name="P139"><text:span text:style-name="T12">-follow <text:tab/><text:tab/><text:tab/></text:span><text:span text:style-name="T24">procesa los directorios que se incluyen dentro de los enlaces simbólicos.</text:span></text:p>
      <text:p text:style-name="P139"><text:span text:style-name="T12">-name modelo <text:s/><text:tab/></text:span><text:span text:style-name="T24">ocaliza los nombres de los archivos que coinciden con el modelo propuesto.</text:span></text:p>
      <text:p text:style-name="P139"><text:span text:style-name="T12">-ctime n <text:tab/></text:span><text:span text:style-name="T24"><text:tab/>localiza los nombres de los archivos creados n días atrás.</text:span></text:p>
      <text:p text:style-name="P139"><text:span text:style-name="T12">-path ruta </text:span><text:tab/><text:tab/>localiza a los archivos cuya ruta coincide con el modelo propuesto.</text:p>
      <text:p text:style-name="P139"><text:span text:style-name="T12">-perm modo <text:tab/></text:span><text:span text:style-name="T24"><text:tab/>localiza los archivos con los permisos especificados.</text:span></text:p>
      <text:p text:style-name="P139"><text:span text:style-name="T12">-size +nK <text:tab/></text:span><text:tab/>localiza los archivos cuyo tamaño ( en kilobytes) es mayor de especificado.</text:p>
      <text:p text:style-name="P139"><text:span text:style-name="T12">-print </text:span><text:span text:style-name="T24"><text:tab/><text:tab/><text:tab/>imprime el nombre de los archivos que encuentra.</text:span></text:p>
      <text:p text:style-name="P139"><text:span text:style-name="T12">-user </text:span><text:span text:style-name="T15">n</text:span><text:span text:style-name="T16">amme_user</text:span><text:span text:style-name="T17"><text:tab/></text:span><text:span text:style-name="T13"><text:tab/><text:tab/><text:tab/></text:span><text:span text:style-name="T24">localiza archivos pertenecientes al usuario especifico.</text:span></text:p>
      <text:p text:style-name="P139"><text:span text:style-name="T12">-group</text:span><text:span text:style-name="T10"> </text:span><text:span text:style-name="T17">name_group</text:span><text:span text:style-name="T13"><text:tab/><text:tab/><text:tab/><text:tab/></text:span><text:span text:style-name="T24">localiza archivos pertenecientes al grupo específico.</text:span></text:p>
      <text:p text:style-name="P139"><text:span text:style-name="T18">-exec</text:span><text:span text:style-name="T14"> </text:span><text:span text:style-name="T17">comand</text:span><text:span text:style-name="T14"> </text:span><text:span text:style-name="T17">[opciones]</text:span><text:span text:style-name="T14"> </text:span><text:span text:style-name="T18">{} \;</text:span><text:span text:style-name="T14"><text:tab/></text:span><text:span text:style-name="T25">ej</text:span><text:span text:style-name="T24">ecuta el comando </text:span><text:span text:style-name="T19">comand</text:span><text:span text:style-name="T24"> analizando el nombre del archivo localizado.</text:span></text:p>
      <text:p text:style-name="P160" loext:marker-style-name="T26"><text:span text:style-name="T26">__</text:span></text:p>
      <text:list xml:id="list3727171909487" text:continue-list="list3727705132635" text:style-name="L2">
        <text:list-item>
          <text:h text:style-name="P58" text:outline-level="2"><text:bookmark text:name="_1rd32xtc7twi"/><text:bookmark-start text:name="grep"/><text:span text:style-name="T48">grep</text:span><text:bookmark-end text:name="grep"/><text:span text:style-name="T48"> ___ BUSCAR UN MODELO</text:span><text:span text:style-name="T50"> </text:span></text:h>
          <text:p text:style-name="P186">grep Juan ListadoDeAlumnos.txt</text:p>
        </text:list-item>
      </text:list>
      <text:p text:style-name="P34">Busca “Juan” en ListadoDeAlumnos.txt</text:p>
      <text:list text:continue-list="list3726871862148" text:style-name="L3">
        <text:list-item>
          <text:h text:style-name="P79" text:outline-level="3"><text:bookmark text:name="_hxbjl6yrbvh9"/>PROP<text:span text:style-name="T82">O</text:span>SITO</text:h>
        </text:list-item>
      </text:list>
      <text:p text:style-name="P34"><text:span text:style-name="T24">Busca en uno o más archivos las líneas que coincidan con una expresión regular</text:span><text:span text:style-name="T55"> (</text:span><text:span text:style-name="T24">modelo</text:span><text:span text:style-name="T55"> de búsqueda).</text:span></text:p>
      <text:list text:continue-numbering="true" text:style-name="L3">
        <text:list-item>
          <text:h text:style-name="P79" text:outline-level="3"><text:bookmark text:name="_ykezq6tlewx0"/>DESCRIPCI<text:span text:style-name="T82">O</text:span>N</text:h>
        </text:list-item>
      </text:list>
      <text:p text:style-name="P54"><text:bookmark text:name="_yfkp74nmn4yw"/>El comando localiza el modelo de búsqueda en los archivos especificados. El modelo es una expresión regular en los archivos especificados que tienen sus propias reglas. Generalmente se utiliza para buscar una secuencia de caracteres en uno o más archivos de texto.</text:p>
      <text:list text:continue-numbering="true" text:style-name="L3">
        <text:list-item>
          <text:h text:style-name="P79" text:outline-level="3"><text:bookmark text:name="_xfzvdfb04mr1"/>SINTAXIS</text:h>
        </text:list-item>
      </text:list>
      <text:p text:style-name="P43">grep [opciones] modelo archivos</text:p>
      <text:list xml:id="list3727375871505" text:continue-numbering="true" text:style-name="L3">
        <text:list-item>
          <text:h text:style-name="P79" text:outline-level="3"><text:bookmark text:name="_s73gqop20o06"/><text:soft-page-break/>OPCIONES</text:h>
        </text:list-item>
      </text:list>
      <text:p text:style-name="P36"><text:span text:style-name="T10">-n </text:span><text:span text:style-name="T24"><text:tab/>muestra N líneas que contienen el modelo de búsqueda señalado.</text:span></text:p>
      <text:p text:style-name="P36"><text:span text:style-name="T10">-c </text:span><text:span text:style-name="T24"><text:tab/>muestra el número de líneas que contienen el modelo de búsqueda.</text:span></text:p>
      <text:p text:style-name="P36"><text:span text:style-name="T10">-f </text:span><text:tab/>archivo lee las opciones del archivo especificado.</text:p>
      <text:p text:style-name="P36"><text:span text:style-name="T10">-i </text:span><text:tab/>ignora letras</text:p>
      <text:p text:style-name="P36"><text:span text:style-name="T10">-l </text:span><text:tab/>muestra los nombres de los archivos que contienen un modelo.</text:p>
      <text:p text:style-name="P36"><text:span text:style-name="T10">-q </text:span><text:span text:style-name="T24"><text:tab/>devuelve el número de línea siguiente a aquellas en las que se encuentra el modelo de búsqueda.</text:span></text:p>
      <text:p text:style-name="P36"><text:span text:style-name="T10">-v</text:span><text:span text:style-name="T24"> <text:tab/>muestra las líneas que no contienen el modelo de búsqueda.</text:span></text:p>
      <text:p text:style-name="P160" loext:marker-style-name="T26"><text:span text:style-name="T26">__________ </text:span><text:a xlink:type="simple" xlink:href="#_i8w17sfcsn8i" text:style-name="ListLabel_20_15" text:visited-style-name="ListLabel_20_15">Volver a´l Índice</text:a><text:span text:style-name="T26"> __________________________________________</text:span></text:p>
      <text:p text:style-name="P30"/>
      <text:h text:style-name="P29" text:outline-level="1"><text:bookmark text:name="_evcenxuav70k"/>OTROS COMANDOS DE LINUX</text:h>
      <text:list text:continue-list="list3727171909487" text:style-name="L2">
        <text:list-item>
          <text:h text:style-name="P57" text:outline-level="2"><text:bookmark text:name="_mfapgkwdrh8o"/><text:bookmark-start text:name="man"/><text:span text:style-name="T48">man</text:span><text:bookmark-end text:name="man"/><text:span text:style-name="T48"> ___ MANUALES</text:span><text:span text:style-name="T7"> </text:span><text:span text:style-name="T57">_________________________________________________________</text:span></text:h>
        </text:list-item>
      </text:list>
      <text:p text:style-name="P43">man ls</text:p>
      <text:p text:style-name="P34"><text:span text:style-name="T44"><text:tab/></text:span><text:span text:style-name="T24">Muestra por pantalla secciones del manual del usuario de “listar”.</text:span></text:p>
      <text:list text:continue-numbering="true" text:style-name="L2">
        <text:list-item>
          <text:h text:style-name="P57" text:outline-level="2"><text:bookmark text:name="_qa7bmbbxnqlh"/><text:bookmark-start text:name="mesq"/><text:span text:style-name="T48">mesq</text:span><text:bookmark-end text:name="mesq"/><text:span text:style-name="T48"> ___ COMUNICACIÓN USUARIOS</text:span><text:span text:style-name="T7"> _</text:span><text:span text:style-name="T67">___________________________________________</text:span></text:h>
        </text:list-item>
      </text:list>
      <text:p text:style-name="P43">mesg [n/y]</text:p>
      <text:p text:style-name="P54"><text:tab/>Habilita o deshabilita la comunicación entre usuarios por medio de write.</text:p>
      <text:list xml:id="list3727367235042" text:continue-numbering="true" text:style-name="L2">
        <text:list-item>
          <text:h text:style-name="P57" text:outline-level="2"><text:bookmark text:name="_n44rukcln4nj"/><text:bookmark-start text:name="ipr"/><text:span text:style-name="T48">ipr</text:span><text:bookmark-end text:name="ipr"/><text:span text:style-name="T48"> ___ IMPRIMIR</text:span><text:span text:style-name="T7"> _</text:span><text:span text:style-name="T67">___________________________________________________________</text:span></text:h>
        </text:list-item>
      </text:list>
      <text:p text:style-name="P43">lpr gerar.txt</text:p>
      <text:p text:style-name="P54"><text:tab/>Imprime el contenido de gerar.txt</text:p>
      <text:list text:continue-list="list3727375871505" text:style-name="L3">
        <text:list-item>
          <text:h text:style-name="P79" text:outline-level="3"><text:bookmark text:name="_95wshi27txkp"/>FORMATO</text:h>
        </text:list-item>
      </text:list>
      <text:p text:style-name="P43">lpr [Opción] Archivo</text:p>
      <text:list xml:id="list3726906132810" text:continue-numbering="true" text:style-name="L3">
        <text:list-item>
          <text:h text:style-name="P79" text:outline-level="3"><text:bookmark text:name="_74uousd6eqew"/>OPCIONES:</text:h>
        </text:list-item>
      </text:list>
      <text:p text:style-name="P34"><text:span text:style-name="T10">-P cola </text:span><text:span text:style-name="T24"><text:tab/><text:tab/>Indica la cola de impresión a utilizar.</text:span></text:p>
      <text:p text:style-name="P34"><text:span text:style-name="T10">-n&lt;número&gt;</text:span><text:span text:style-name="T24"><text:tab/>Indica la cantidad de copias a imprimir, por defecto siempre es 1.</text:span></text:p>
      <text:p text:style-name="P35"><text:span text:style-name="T10">-R<text:tab/></text:span><text:span text:style-name="T24"><text:tab/><text:tab/>Remueve el archivo después de realizada la impresión.</text:span></text:p>
      <text:p text:style-name="P160" loext:marker-style-name="T26"><text:soft-page-break/><text:span text:style-name="T26">__________ </text:span><text:a xlink:type="simple" xlink:href="#_i8w17sfcsn8i" text:style-name="ListLabel_20_15" text:visited-style-name="ListLabel_20_15">Volver a´l Índice</text:a><text:span text:style-name="T26"> __________________________________________</text:span></text:p>
      <text:list text:continue-list="list3727367235042" text:style-name="L2">
        <text:list-item>
          <text:h text:style-name="P57" text:outline-level="2"><text:bookmark text:name="_kipu4mh6e2wc"/><text:bookmark-start text:name="tree"/><text:span text:style-name="T48">tree</text:span><text:bookmark-end text:name="tree"/><text:span text:style-name="T48"> ___ LISTA DIRECTORIOS</text:span><text:span text:style-name="T7"> </text:span><text:span text:style-name="T67">__________________________________________________</text:span></text:h>
        </text:list-item>
      </text:list>
      <text:p text:style-name="P31"><text:span text:style-name="T10">tree</text:span><text:span text:style-name="T54"> </text:span></text:p>
      <text:p text:style-name="P54"><text:tab/>Lista todos los directorios a partir del directorio actual </text:p>
      <text:p text:style-name="P43">tree home</text:p>
      <text:p text:style-name="P54"><text:tab/>Lista todos los directorios a partir del directorio “home”.</text:p>
      <text:p text:style-name="P118" loext:marker-style-name="T56"><text:span text:style-name="T56"><text:s/></text:span></text:p>
      <text:list text:continue-numbering="true" text:style-name="L2">
        <text:list-item>
          <text:h text:style-name="P57" text:outline-level="2"><text:bookmark text:name="_ubqq0b7j9hfs"/><text:bookmark-start text:name="tty"/><text:span text:style-name="T48">tty</text:span><text:bookmark-end text:name="tty"/><text:span text:style-name="T48"> ___ MUESTRA TERMINAL</text:span><text:span text:style-name="T7"> </text:span><text:span text:style-name="T67">__________________________________________________</text:span></text:h>
        </text:list-item>
      </text:list>
      <text:p text:style-name="P45">tty</text:p>
      <text:p text:style-name="P54"><text:tab/>Muestra el número de la terminal donde está trabajando el usuario.</text:p>
      <text:p text:style-name="P158" loext:marker-style-name="T44"/>
      <text:list xml:id="list3726826149987" text:continue-numbering="true" text:style-name="L2">
        <text:list-item>
          <text:h text:style-name="P57" text:outline-level="2"><text:bookmark text:name="_lyq9nv1k8ldc"/><text:bookmark-start text:name="who"/><text:span text:style-name="T48">who</text:span><text:bookmark-end text:name="who"/><text:span text:style-name="T48"> ___ IDENTIFICAR USUARIO</text:span><text:span text:style-name="T7"> _</text:span><text:span text:style-name="T67">_____________________________________________</text:span></text:h>
        </text:list-item>
      </text:list>
      <text:p text:style-name="P187">who</text:p>
      <text:p text:style-name="P54"><text:tab/>muestra nombres de usuario, nº de terminal y horario conexión por cada usuario activo</text:p>
      <text:p text:style-name="P45">who am i</text:p>
      <text:p text:style-name="P54"><text:tab/>muestra con que nombre de usuario está conectado.</text:p>
      <text:list text:continue-list="list3726906132810" text:style-name="L3">
        <text:list-item>
          <text:h text:style-name="P79" text:outline-level="3"><text:bookmark text:name="_nwubs712s05a"/>PROP<text:span text:style-name="T82">O</text:span>SITO</text:h>
        </text:list-item>
      </text:list>
      <text:p text:style-name="P54">Visualiza los usuarios que están activos en el sistema, sin ningún tipo de argumento éste comando muestra los nombres de usuario, número de terminal y horario de conexión por cada usuario activo del sistema. </text:p>
      <text:list text:continue-numbering="true" text:style-name="L3">
        <text:list-item>
          <text:h text:style-name="P79" text:outline-level="3"><text:bookmark text:name="_u6sj8ze3oqhw"/>FORMATO</text:h>
        </text:list-item>
      </text:list>
      <text:p text:style-name="P45">who [Opción]</text:p>
      <text:list xml:id="list3727716694313" text:continue-numbering="true" text:style-name="L3">
        <text:list-item>
          <text:h text:style-name="P79" text:outline-level="3"><text:bookmark text:name="_pmj2vqevtu15"/>OPCIONES</text:h>
        </text:list-item>
      </text:list>
      <text:p text:style-name="P34"><text:span text:style-name="T10">am i</text:span><text:span text:style-name="T24"> <text:tab/>muestra con que nombre de usuario está usted conectado.</text:span></text:p>
      <text:p text:style-name="P160" loext:marker-style-name="T26"><text:span text:style-name="T26">__________ </text:span><text:a xlink:type="simple" xlink:href="#_i8w17sfcsn8i" text:style-name="ListLabel_20_15" text:visited-style-name="ListLabel_20_15">Volver a´l Índice</text:a><text:span text:style-name="T26"> __________________________________________</text:span></text:p>
      <text:p text:style-name="P159" loext:marker-style-name="T44"/>
      <text:list xml:id="list3727706175444" text:continue-list="list3726826149987" text:style-name="L2">
        <text:list-item>
          <text:h text:style-name="P61" text:outline-level="2"><text:bookmark text:name="_khtgyndiw22b"/><text:bookmark-start text:name="write"/><text:soft-page-break/>write<text:bookmark-end text:name="write"/> ___ ENVÍA MENSAJES</text:h>
        </text:list-item>
      </text:list>
      <text:list text:continue-list="list3727716694313" text:style-name="L3">
        <text:list-item>
          <text:h text:style-name="P79" text:outline-level="3"><text:bookmark text:name="_bzlu2d1wewx6"/>PROP<text:span text:style-name="T82">O</text:span>SITO</text:h>
        </text:list-item>
      </text:list>
      <text:p text:style-name="P55">Envía mensajes a otros usuarios hasta que se digite "Control D". La recepción de estos mensajes puede ser deshabilitada por el usuario utilizando el comando MESG.</text:p>
      <text:list xml:id="list3725866525774" text:continue-numbering="true" text:style-name="L3">
        <text:list-item>
          <text:h text:style-name="P79" text:outline-level="3"><text:bookmark text:name="_eb0f00nfwayc"/>FORMATO</text:h>
        </text:list-item>
      </text:list>
      <text:p text:style-name="P45">write Usuario Terminal</text:p>
      <text:p text:style-name="P158" loext:marker-style-name="T44"/>
      <text:list xml:id="list3726941837081" text:continue-list="list3727706175444" text:style-name="L2">
        <text:list-item>
          <text:h text:style-name="P57" text:outline-level="2"><text:bookmark text:name="_kgar94dgmogk"/><text:bookmark-start text:name="diff"/><text:span text:style-name="T48">diff</text:span><text:bookmark-end text:name="diff"/><text:span text:style-name="T48"> ___ COMPARAR ARCHIVOS (texto o Markdown) </text:span></text:h>
        </text:list-item>
      </text:list>
      <text:p text:style-name="P122" loext:marker-style-name="T36"><text:span text:style-name="T40">FUENTE: <text:s/></text:span><text:span text:style-name="T58"><text:s/></text:span><text:a xlink:type="simple" xlink:href="https://geekland.eu/comparar-directorios-y-archivos-comando-diff-linux/" text:style-name="ListLabel_20_16" text:visited-style-name="ListLabel_20_16"><text:span text:style-name="T33">https://geekland.eu/comparar-directorios-y-archivos-comando-diff-linux/</text:span></text:a><text:span text:style-name="T36"> </text:span></text:p>
      <text:p text:style-name="P199" loext:marker-style-name="T36"><draw:frame draw:style-name="fr1" draw:name="Imagen2 Copia 2" text:anchor-type="as-char" svg:width="0.951cm" svg:height="0.951cm" draw:z-index="53"><draw:image xlink:href="Pictures/100000010000010000000100A4495A58.png" xlink:type="simple" xlink:show="embed" xlink:actuate="onLoad" draw:mime-type="image/png"/></draw:frame></text:p>
      <text:p text:style-name="P43">diff '/home/joan/archivo_1.md' '/home/joan/archivo_2.md'</text:p>
      <text:p text:style-name="P54"><text:tab/>compara el contenido de los ficheros archivo_1.md y archivo_2.md</text:p>
      <text:p text:style-name="P178">9c9</text:p>
      <text:p text:style-name="P54"><text:tab/>Resultado de la comparación</text:p>
      <text:list xml:id="list3726763955836" text:continue-list="list3725866525774" text:style-name="L3">
        <text:list-item>
          <text:h text:style-name="P79" text:outline-level="3"><text:bookmark text:name="_edo59c5f7gf5"/>PROP<text:span text:style-name="T82">O</text:span>SITO</text:h>
        </text:list-item>
      </text:list>
      <text:p text:style-name="P54">Comparar las diferencias de contenido existentes entre 2 ficheros de texto o Markdown</text:p>
      <text:p text:style-name="P55">Si comparamos 2 ficheros de texto podemos incluso obtener el detalle de las diferencias existentes</text:p>
      <text:p text:style-name="P55">entre los 2 ficheros. </text:p>
      <text:p text:style-name="P160" loext:marker-style-name="T26"><text:span text:style-name="T26">__________ </text:span><text:a xlink:type="simple" xlink:href="#_i8w17sfcsn8i" text:style-name="ListLabel_20_15" text:visited-style-name="ListLabel_20_15">Volver a´l Índice</text:a><text:span text:style-name="T26"> __________________________________________</text:span></text:p>
      <text:list text:continue-list="list3726941837081" text:style-name="L2">
        <text:list-item>
          <text:h text:style-name="P57" text:outline-level="2"><text:bookmark text:name="_h90cmcsr3x6t"/><text:span text:style-name="T48">diff ___ COMPARAR DIRECTORIOS</text:span></text:h>
        </text:list-item>
      </text:list>
      <text:p text:style-name="P121" loext:marker-style-name="T36"><text:span text:style-name="T40">FUENTE: <text:s/></text:span><text:span text:style-name="T68"><text:s/></text:span><text:a xlink:type="simple" xlink:href="https://geekland.eu/comparar-directorios-y-archivos-comando-diff-linux/" text:style-name="ListLabel_20_16" text:visited-style-name="ListLabel_20_16"><text:span text:style-name="T33">https://geekland.eu/comparar-directorios-y-archivos-comando-diff-linux/</text:span></text:a><text:span text:style-name="T36"> </text:span></text:p>
      <text:p text:style-name="P200" loext:marker-style-name="T36"><draw:frame draw:style-name="fr1" draw:name="Imagen3" text:anchor-type="as-char" svg:width="0.951cm" svg:height="0.951cm" draw:z-index="48"><draw:image xlink:href="Pictures/100000010000010000000100A4495A58.png" xlink:type="simple" xlink:show="embed" xlink:actuate="onLoad" draw:mime-type="image/png"/></draw:frame></text:p>
      <text:p text:style-name="P43">diff -rq '/home/joan/Filerun/@Home' '/media/DATOS/copia nextcloud' </text:p>
      <text:p text:style-name="P54">compara todo el contenido de /home/joan/Filerun/@Home <text:s text:c="2"/>con <text:s text:c="3"/>/media/DATOS/copia nextcloud</text:p>
      <text:p text:style-name="P35"><draw:custom-shape text:anchor-type="char" draw:z-index="178" draw:name="Forma1" draw:style-name="gr1" draw:text-style-name="P210" svg:width="5.613cm" svg:height="6.298cm" svg:x="0.552cm" svg:y="0.58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text:span text:style-name="T24">Resultado de la comparación</text:span><text:span text:style-name="T38"> </text:span><text:span text:style-name="T66"><text:s/>☛</text:span></text:p>
      <text:list text:continue-list="list3726763955836" text:style-name="L3">
        <text:list-item>
          <text:h text:style-name="P79" text:outline-level="3"><text:bookmark text:name="_xspj39juu6v4"/>DESCRIPCI<text:span text:style-name="T82">O</text:span>N</text:h>
        </text:list-item>
      </text:list>
      <text:p text:style-name="P150" loext:marker-style-name="T44"><text:span text:style-name="T44">Es la utilidad para comparar directorios entre si o ficheros entre sí.</text:span></text:p>
      <text:list text:continue-numbering="true" text:style-name="L3">
        <text:list-item>
          <text:h text:style-name="P79" text:outline-level="3"><text:bookmark text:name="_pno5te3h6q4f"/>FORMATO</text:h>
        </text:list-item>
      </text:list>
      <text:p text:style-name="P43">diff -r -q 'directorio 1' 'directorio 2'</text:p>
      <text:p text:style-name="P54"><text:soft-page-break/>directorio 1: Es la ruta del primer directorio o fichero a comparar.</text:p>
      <text:p text:style-name="P55">directorio 2: Es la ruta del segundo directorio o fichero a comparar.</text:p>
      <text:list text:continue-numbering="true" text:style-name="L3">
        <text:list-item>
          <text:h text:style-name="P79" text:outline-level="3"><text:bookmark text:name="_n5yvdxcilj45"/>Opciones</text:h>
        </text:list-item>
      </text:list>
      <text:p text:style-name="P168" loext:marker-style-name="T44"><text:span text:style-name="T10">-r </text:span><text:span text:style-name="T44"><text:tab/>Para indicar que 2 directorios se comparen de forma recursiva, es decir <text:s/>también los subdirectorios de dentro </text:span></text:p>
      <text:p text:style-name="P151" loext:marker-style-name="T44"><text:span text:style-name="T10">-q </text:span><text:span text:style-name="T44"><text:tab/>Para que solo salgan en pantalla los ficheros que difieren de un directorio a otro.</text:span></text:p>
      <text:p text:style-name="P196">El resultado obtenido en la comparación de ejemplo será similar a:</text:p>
      <text:p text:style-name="P173">Sólo en /media/DATOS/copia nextcloud: 2019</text:p>
      <text:p text:style-name="P173">Sólo en /media/DATOS/copia nextcloud/Docker/ttrss-docker: .git</text:p>
      <text:p text:style-name="P175">Sólo en /media/DATOS/copia nextcloud/Docker/ttrss-docker-traefik: .git</text:p>
      <text:p text:style-name="P175">Los ficheros /home/joan/Filerun/@Home/folder.png y /media/DATOS/copia nextcloud/folder.png son distintos</text:p>
      <text:p text:style-name="P175">Sólo en /media/DATOS/copia nextcloud: Nextcloud Manual.pdf</text:p>
      <text:p text:style-name="P175">Sólo en /media/DATOS/copia nextcloud/raspi/WireGuard: .git</text:p>
      <text:p text:style-name="P176">Sólo en /home/joan/Filerun/@Home/Wordpress/Copias de seguridad/Shareaholic </text:p>
      <text:p text:style-name="P177">Logo: sharing-caring.png.upload.temp</text:p>
      <text:p text:style-name="P176">Sólo en /media/DATOS/copia nextcloud/Wordpress/Post publicados/Crear un </text:p>
      <text:p text:style-name="P177">servidor sftp: Originales</text:p>
      <text:p text:style-name="P176">Sólo en /media/DATOS/copia nextcloud/Wordpress/Post publicados/historico </text:p>
      <text:p text:style-name="P177">de comandos en linux: .~lock.Como usar el históritco de comandos history.odt#</text:p>
      <text:p text:style-name="P56"><text:span text:style-name="T44">etc …………………………………</text:span>………………………….</text:p>
      <text:p text:style-name="Standard"><text:span text:style-name="Heading_20_2_20_Char"/></text:p>
      <text:p text:style-name="Standard"><text:span text:style-name="Heading_20_2_20_Ch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GRESSIVE" svg:font-family="AGRESSIVE" style:font-pitch="variable"/>
    <style:font-face style:name="Aptos" svg:font-family="Aptos" style:font-pitch="variable"/>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wiss" style:font-pitch="variable"/>
    <style:font-face style:name="Aptos3" svg:font-family="Aptos" style:font-family-generic="system" style:font-pitch="variable"/>
    <style:font-face style:name="Architects Daughter" svg:font-family="'Architects Daughter'" style:font-family-generic="system" style:font-pitch="variable"/>
    <style:font-face style:name="Arial" svg:font-family="Arial"/>
    <style:font-face style:name="Arial Nova" svg:font-family="'Arial Nova'" style:font-pitch="variable"/>
    <style:font-face style:name="Arial1" svg:font-family="Arial" style:font-family-generic="system" style:font-pitch="variable"/>
    <style:font-face style:name="Calibri" svg:font-family="Calibri"/>
    <style:font-face style:name="Calibri1" svg:font-family="Calibri" style:font-family-generic="roman"/>
    <style:font-face style:name="Comic Sans MS" svg:font-family="'Comic Sans MS'"/>
    <style:font-face style:name="Comic Sans MS1" svg:font-family="'Comic Sans MS'" style:font-family-generic="system" style:font-pitch="variable"/>
    <style:font-face style:name="Consolas" svg:font-family="Consolas" style:font-family-generic="swiss" style:font-pitch="fixed"/>
    <style:font-face style:name="Courier New" svg:font-family="'Courier New'"/>
    <style:font-face style:name="Courier New1" svg:font-family="'Courier New'" style:font-family-generic="modern" style:font-pitch="fixed"/>
    <style:font-face style:name="D050000L" svg:font-family="D050000L" style:font-adornments="Regular"/>
    <style:font-face style:name="Datacron" svg:font-family="Datacron" style:font-pitch="variable"/>
    <style:font-face style:name="Designer Block" svg:font-family="'Designer Block'" style:font-pitch="variable"/>
    <style:font-face style:name="Ethnocentric Rg" svg:font-family="'Ethnocentric Rg'" style:font-pitch="variable"/>
    <style:font-face style:name="Ink Free" svg:font-family="'Ink Free'" style:font-adornments="Negrita" style:font-pitch="variable"/>
    <style:font-face style:name="Jupiter" svg:font-family="Jupiter" style:font-pitch="variable"/>
    <style:font-face style:name="League Spartan Medium" svg:font-family="'League Spartan Medium'" style:font-adornments="Normal" style:font-pitch="variable"/>
    <style:font-face style:name="Liberation Mono" svg:font-family="'Liberation Mono'" style:font-family-generic="modern" style:font-pitch="fixed"/>
    <style:font-face style:name="MV Boli" svg:font-family="'MV Boli'" style:font-pitch="variable"/>
    <style:font-face style:name="Montserrat" svg:font-family="Montserrat"/>
    <style:font-face style:name="Montserrat Medium" svg:font-family="'Montserrat Medium'"/>
    <style:font-face style:name="Montserrat Medium1" svg:font-family="'Montserrat Medium'" style:font-family-generic="system" style:font-pitch="variable"/>
    <style:font-face style:name="Montserrat SemiBold" svg:font-family="'Montserrat SemiBold'"/>
    <style:font-face style:name="Montserrat SemiBold1" svg:font-family="'Montserrat SemiBold'" style:font-family-generic="system" style:font-pitch="variable"/>
    <style:font-face style:name="Montserrat1" svg:font-family="Montserrat" style:font-family-generic="system" style:font-pitch="variable"/>
    <style:font-face style:name="Noto Mono" svg:font-family="'Noto Mono'" style:font-pitch="fixed"/>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OpenSymbol1" svg:font-family="OpenSymbol" style:font-adornments="Regular"/>
    <style:font-face style:name="SF Alien Encounters" svg:font-family="'SF Alien Encounters'" style:font-pitch="variable"/>
    <style:font-face style:name="Symbol" svg:font-family="Symbol" style:font-charset="x-symbol"/>
    <style:font-face style:name="Ubuntu" svg:font-family="Ubuntu"/>
    <style:font-face style:name="Ubuntu Sans" svg:font-family="'Ubuntu Sans'" style:font-family-generic="swiss"/>
    <style:font-face style:name="Ubuntu Sans Mono" svg:font-family="'Ubuntu Sans Mono'" style:font-family-generic="swiss" style:font-pitch="fixed"/>
    <style:font-face style:name="Ubuntu Sans1" svg:font-family="'Ubuntu Sans'" style:font-family-generic="swiss" style:font-pitch="variable"/>
    <style:font-face style:name="Ubuntu1" svg:font-family="Ubuntu" style:font-pitch="variable"/>
    <style:font-face style:name="Wingdings" svg:font-family="Wingdings" style:font-charset="x-symbol"/>
  </office:font-face-decls>
  <office:styles>
    <draw:marker draw:name="msArrowEnd_20_5" draw:display-name="msArrowEnd 5" svg:viewBox="0 0 300 300" svg:d="M150 0l150 300h-300z"/>
    <draw:stroke-dash draw:name="Long_20_Dot" draw:display-name="Long Dot"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Ubuntu" fo:font-size="11pt" fo:language="es" fo:country="ES" style:letter-kerning="false" style:font-name-asian="Aptos3" style:font-size-asian="12pt" style:language-asian="en" style:country-asian="US" style:font-name-complex="Noto Sans Arabic"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Ubuntu" fo:font-size="11pt" fo:language="es" fo:country="ES" style:letter-kerning="false" style:font-name-asian="Aptos3" style:font-size-asian="12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true" fo:line-height="100%" fo:text-align="start" style:justify-single-word="false" fo:orphans="0" fo:widows="0" fo:text-indent="0cm" style:auto-text-indent="false"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Ubuntu Sans" fo:font-family="'Ubuntu Sans'" style:font-family-generic="swiss" fo:font-size="13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1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9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left="-0.476cm" fo:margin-right="0cm" fo:margin-top="0.423cm" fo:margin-bottom="0cm" style:contextual-spacing="false" fo:line-height="116%" fo:text-align="start" style:justify-single-word="false" fo:keep-together="always" fo:keep-with-next="always" text:number-lines="true" text:line-number="0" style:writing-mode="lr-tb"/>
      <style:text-properties fo:color="#023f62" loext:opacity="100%" style:font-name="Ubuntu Sans1" fo:font-family="'Ubuntu Sans'" style:font-family-generic="swiss" style:font-pitch="variable" fo:font-size="16pt" fo:font-weight="bold" style:font-name-asian="Aptos3" style:font-family-asian="Aptos" style:font-family-generic-asian="system" style:font-pitch-asian="variable" style:font-size-asian="16pt" style:font-weight-asian="bold" style:font-name-complex="Noto Sans Arabic" style:font-family-complex="'Noto Sans Arabic'" style:font-family-generic-complex="system" style:font-pitch-complex="variable" style:font-size-complex="16pt" style:font-weight-complex="bold"/>
    </style:style>
    <style:style style:name="Heading_20_3" style:display-name="Heading 3" style:family="paragraph" style:parent-style-name="Standard" style:next-style-name="Standard" loext:linked-style-name="Heading_20_3_20_Char" style:default-outline-level="3" style:list-style-name="" style:class="text">
      <loext:graphic-properties draw:fill="none" draw:fill-color="#729fcf"/>
      <style:paragraph-properties fo:margin-left="-0.4cm" fo:margin-right="-2.3cm" fo:margin-top="0.101cm" fo:margin-bottom="0.101cm" style:contextual-spacing="false" fo:line-height="115%" fo:text-align="start" style:justify-single-word="false" fo:keep-together="always" fo:orphans="0" fo:widows="0" fo:text-indent="-1cm" style:auto-text-indent="false" fo:background-color="transparent" fo:keep-with-next="always" style:writing-mode="lr-tb">
        <style:tab-stops>
          <style:tab-stop style:position="0.811cm"/>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1f4d78" loext:opacity="100%" style:font-name="Jupiter" fo:font-family="Jupiter" style:font-pitch="variable" fo:font-size="18pt" fo:letter-spacing="0.035cm" fo:font-weight="bold" officeooo:rsid="0054c181" style:font-name-asian="Aptos3" style:font-family-asian="Aptos" style:font-family-generic-asian="system" style:font-pitch-asian="variable" style:font-size-asian="12pt" style:font-weight-asian="bold" style:font-name-complex="Noto Sans Arabic" style:font-family-complex="'Noto Sans Arabic'" style:font-family-generic-complex="system" style:font-pitch-complex="variable" style:font-size-complex="12pt" style:font-weight-complex="bold"/>
    </style:style>
    <style:style style:name="List_20_Paragraph" style:display-name="List Paragraph" style:family="paragraph" style:parent-style-name="Standard" style:list-style-name="WWNum3" style:list-level="1">
      <loext:graphic-properties draw:fill="none" draw:fill-color="#729fcf"/>
      <style:paragraph-properties fo:margin-left="0.774cm" fo:margin-right="0cm" fo:margin-top="0.101cm" fo:margin-bottom="0.101cm" style:contextual-spacing="true" fo:line-height="0.6cm" fo:text-align="start" style:justify-single-word="false" fo:orphans="2" fo:widows="2" fo:text-indent="-0.624cm" style:auto-text-indent="false" fo:background-color="transparent" style:writing-mode="lr-tb">
        <style:tab-stops>
          <style:tab-stop style:position="0.265cm"/>
        </style:tab-stops>
      </style:paragraph-properties>
      <style:text-properties style:font-name="Ubuntu1" fo:font-family="Ubuntu" style:font-pitch="variable" fo:font-weight="normal" style:font-weight-asian="normal" style:font-weight-complex="normal"/>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71cm" fo:margin-bottom="0cm" style:contextual-spacing="false" fo:line-height="150%" fo:keep-together="always" fo:keep-with-next="always"/>
      <style:text-properties fo:color="#0369a3" loext:opacity="100%" style:font-name="Ubuntu1" fo:font-family="Ubuntu" style:font-pitch="variable" fo:font-style="normal" fo:font-weight="bold" officeooo:rsid="0010b2c9" style:font-name-asian="Aptos3" style:font-family-asian="Aptos" style:font-family-generic-asian="system" style:font-pitch-asian="variable" style:font-style-asian="normal" style:font-weight-asian="bold" style:font-name-complex="Noto Sans Arabic" style:font-family-complex="'Noto Sans Arabic'" style:font-family-generic-complex="system" style:font-pitch-complex="variable" style:font-style-complex="normal" style:font-weight-complex="bold"/>
    </style:style>
    <style:style style:name="Heading_20_2" style:display-name="Heading 2" style:family="paragraph" style:parent-style-name="Standard" style:next-style-name="Standard" loext:linked-style-name="Heading_20_2_20_Char" style:default-outline-level="2" style:list-style-name="" style:class="text">
      <loext:graphic-properties draw:fill="none" draw:fill-color="#729fcf"/>
      <style:paragraph-properties fo:margin-left="-0.199cm" fo:margin-right="0cm" fo:margin-top="0.171cm" fo:margin-bottom="0.101cm" style:contextual-spacing="false" fo:line-height="115%" fo:text-align="start" style:justify-single-word="false" fo:keep-together="always" fo:orphans="2" fo:widows="2" fo:text-indent="0cm" style:auto-text-indent="false" fo:background-color="transparent" fo:keep-with-next="always" style:writing-mode="lr-tb"/>
      <style:text-properties fo:color="#023f62" loext:opacity="100%" style:font-name="Ubuntu Sans1" fo:font-family="'Ubuntu Sans'" style:font-family-generic="swiss" style:font-pitch="variable" fo:font-size="12pt" fo:font-weight="bold" style:font-name-asian="Aptos3" style:font-family-asian="Aptos" style:font-family-generic-asian="system" style:font-pitch-asian="variable" style:font-size-asian="12pt" style:font-weight-asian="bold" style:font-name-complex="Noto Sans Arabic" style:font-family-complex="'Noto Sans Arabic'" style:font-family-generic-complex="system" style:font-pitch-complex="variable" style:font-size-complex="12pt" style:font-weight-complex="bold"/>
    </style:style>
    <style:style style:name="Parrf_20_Sin_20_Espacio_2c__20_Sep_20_1_2c_15" style:display-name="Parrf Sin Espacio, Sep 1,15" style:family="paragraph" style:parent-style-name="Standard">
      <loext:graphic-properties draw:fill="none" draw:fill-color="#729fcf"/>
      <style:paragraph-properties fo:margin-left="0cm" fo:margin-right="0cm" fo:margin-top="0.101cm" fo:margin-bottom="0.101cm" style:contextual-spacing="false" fo:line-height="100%" fo:text-align="start" style:justify-single-word="false" fo:orphans="0" fo:widows="0" fo:text-indent="0cm" style:auto-text-indent="false" fo:background-color="transparent" style:writing-mode="lr-tb"/>
    </style:style>
    <style:style style:name="Parrf_20_1_2c_15_2c__20_Sep_20_1_2c_15" style:display-name="Parrf 1,15, Sep 1,15" style:family="paragraph" style:parent-style-name="Parrf_20_Sin_20_Espacio_2c__20_Sep_20_1_2c_15">
      <style:paragraph-properties fo:line-height="115%"/>
    </style:style>
    <style:style style:name="Parraf_20_1_2c_15_20_Sep_20_1_2c_30" style:display-name="Parraf 1,15 Sep 1,30" style:family="paragraph" style:parent-style-name="Parrf_20_1_2c_15_2c__20_Sep_20_1_2c_15">
      <style:paragraph-properties fo:margin-top="0.199cm" fo:margin-bottom="0.199cm" style:contextual-spacing="false"/>
    </style:style>
    <style:style style:name="Parraf_20_1_2c_30_20_Sep_20_1_2c_30" style:display-name="Parraf 1,30 Sep 1,30" style:family="paragraph" style:parent-style-name="Parraf_20_1_2c_15_20_Sep_20_1_2c_30">
      <style:paragraph-properties fo:line-height="0.6cm"/>
    </style:style>
    <style:style style:name="Parraf_20_1_2c_30_20_Sep_20_1_2c_15" style:display-name="Parraf 1,30 Sep 1,15" style:family="paragraph" style:parent-style-name="Parraf_20_1_2c_30_20_Sep_20_1_2c_30">
      <style:paragraph-properties fo:margin-top="0.101cm" fo:margin-bottom="0.101cm" style:contextual-spacing="false"/>
    </style:style>
    <style:style style:name="Parrf_20_Sin_20_Espacio_2c__20_Sin_20_Sep_20_" style:display-name="Parrf Sin Espacio, Sin Sep " style:family="paragraph" style:parent-style-name="Standard"/>
    <style:style style:name="List_20_Flech_20_1_2c_15_2c__20_Sin_20_Esp" style:display-name="List Flech 1,15, Sin Esp" style:family="paragraph" style:parent-style-name="Text_20_body">
      <loext:graphic-properties draw:fill="none" draw:fill-color="#729fcf"/>
      <style:paragraph-properties fo:margin-left="0cm" fo:margin-right="0cm" fo:margin-top="0cm" fo:margin-bottom="0cm" style:contextual-spacing="false" fo:line-height="115%" fo:text-align="start" style:justify-single-word="false" fo:orphans="0" fo:widows="0" fo:text-indent="0cm" style:auto-text-indent="false" fo:background-color="transparent" style:writing-mode="lr-tb"/>
    </style:style>
    <style:style style:name="List_20_Flech_20_1_2c_15_2c__20_Esp_20_1_2c_15" style:display-name="List Flech 1,15, Esp 1,15" style:family="paragraph" style:parent-style-name="List_20_Flech_20_1_2c_15_2c__20_Sin_20_Esp" style:list-style-name="List_20_4" style:master-page-name="">
      <style:paragraph-properties fo:margin-top="0.101cm" fo:margin-bottom="0.101cm" style:contextual-spacing="false" style:page-number="auto"/>
    </style:style>
    <style:style style:name="Tit_20_2_2c__20_Sans-14" style:display-name="Tit 2, Sans-14" style:family="paragraph" style:parent-style-name="Heading_20_2" style:default-outline-level="2" style:list-style-name="">
      <loext:graphic-properties draw:fill="none" draw:fill-color="#729fcf"/>
      <style:paragraph-properties fo:margin-left="-0.499cm" fo:margin-right="0cm" fo:margin-top="0.171cm" fo:margin-bottom="0.101cm" style:contextual-spacing="false" fo:line-height="115%" fo:text-align="start" style:justify-single-word="false" fo:keep-together="always" fo:orphans="2" fo:widows="2" fo:text-indent="0cm" style:auto-text-indent="false" fo:background-color="transparent" fo:keep-with-next="always" style:writing-mode="lr-tb"/>
      <style:text-properties style:font-name="Ubuntu1" fo:font-family="Ubuntu" style:font-pitch="variable" fo:font-size="12pt" style:font-size-asian="12pt" style:font-size-complex="12pt"/>
    </style:style>
    <style:style style:name="Tit_20_1_2c__20_Sans-16" style:display-name="Tit 1, Sans-16" style:family="paragraph" style:parent-style-name="Heading_20_1"/>
    <style:style style:name="Tit_20_4_2c__20_Ubunt-11" style:display-name="Tit 4, Ubunt-11" style:family="paragraph" style:parent-style-name="Heading_20_4"/>
    <style:style style:name="Tit_20_3_2c__20_Sans-12" style:display-name="Tit 3, Sans-12" style:family="paragraph" style:parent-style-name="Heading_20_3" style:default-outline-level="3" style:list-style-name="">
      <loext:graphic-properties draw:fill="none" draw:fill-color="#729fcf"/>
      <style:paragraph-properties fo:margin-left="-0.499cm" fo:margin-right="0cm" fo:margin-top="0.199cm" fo:margin-bottom="0.101cm" style:contextual-spacing="false" fo:line-height="115%" fo:text-align="start" style:justify-single-word="false" fo:keep-together="always" fo:orphans="2" fo:widows="2" fo:text-indent="0cm" style:auto-text-indent="false" fo:background-color="transparent" fo:keep-with-next="always" style:writing-mode="lr-tb"/>
      <style:text-properties style:use-window-font-color="true" loext:opacity="0%" style:font-name="Ubuntu1" fo:font-family="Ubuntu" style:font-pitch="variable" fo:font-size="10pt" fo:font-weight="normal" style:font-size-asian="12pt" style:font-weight-asian="normal" style:font-size-complex="12pt" style:font-weight-complex="normal"/>
    </style:style>
    <style:style style:name="Codigo" style:family="paragraph" style:parent-style-name="Parrf_20_1_2c_15_2c__20_Sep_20_1_2c_15">
      <style:paragraph-properties fo:text-align="justify" style:justify-single-word="false"/>
      <style:text-properties fo:color="#156082" loext:opacity="100%" style:font-name="Noto Mono" fo:font-family="'Noto Mono'" style:font-pitch="fixed" fo:font-size="11pt" fo:font-weight="bold" style:font-size-asian="11pt" style:font-weight-asian="bold" style:font-size-complex="11pt" style:font-weight-complex="bold">
        <loext:char-complex-color loext:theme-type="accent1" loext:color-type="theme">
          <loext:transformation loext:type="lumoff" loext:value="0"/>
        </loext:char-complex-color>
      </style:text-properties>
    </style:style>
    <style:style style:name="Enlace" style:family="paragraph" style:parent-style-name="Standard">
      <style:paragraph-properties fo:line-height="115%"/>
      <style:text-properties fo:color="#4e95d9" loext:opacity="100%" style:font-name="League Spartan Medium" fo:font-family="'League Spartan Medium'" style:font-style-name="Normal" style:font-pitch="variable" fo:font-size="9pt" fo:font-weight="normal">
        <loext:char-complex-color loext:theme-type="dark2" loext:color-type="theme">
          <loext:transformation loext:type="lummod" loext:value="5000"/>
          <loext:transformation loext:type="lumoff" loext:value="5000"/>
        </loext:char-complex-color>
      </style:text-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it_20_5_2c__20_Ubunt-10" style:display-name="Tit 5, Ubunt-10" style:family="paragraph" style:parent-style-name="Heading_20_5" style:default-outline-level="" style:list-style-name="">
      <style:text-properties fo:color="#0369a3" loext:opacity="100%" style:font-name="Ubuntu1" fo:font-family="Ubuntu" style:font-pitch="variable" fo:font-size="10pt" fo:letter-spacing="-0.018cm" fo:font-weight="bold" fo:background-color="transparent" style:font-size-asian="10pt" style:font-weight-asian="bold" style:font-size-complex="10pt" style:font-weight-complex="bold">
        <loext:char-complex-color loext:theme-type="light2" loext:color-type="theme">
          <loext:transformation loext:type="lumoff" loext:value="0"/>
        </loext:char-complex-color>
      </style:text-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igo_20_Resp" style:display-name="Codigo Resp" style:family="paragraph" style:parent-style-name="Codigo">
      <loext:graphic-properties draw:fill="none" draw:fill-color="#729fcf"/>
      <style:paragraph-properties fo:margin-left="0.651cm" fo:margin-right="0cm" fo:margin-top="0cm" fo:margin-bottom="0.349cm" style:contextual-spacing="true" fo:line-height="90%" fo:text-align="start" style:justify-single-word="false" fo:orphans="0" fo:widows="0" fo:text-indent="0cm" style:auto-text-indent="false" fo:background-color="transparent" style:writing-mode="lr-tb"/>
      <style:text-properties fo:color="#4caf50" loext:opacity="100%" fo:font-size="10.5pt" fo:letter-spacing="-0.018cm" fo:font-weight="normal" style:font-size-asian="10.5pt" style:font-weight-asian="normal" style:font-size-complex="10.5pt" style:font-weight-complex="normal"/>
    </style:style>
    <style:style style:name="Path" style:family="paragraph" style:parent-style-name="Standard">
      <style:paragraph-properties fo:margin-left="0cm" fo:margin-right="0cm" fo:margin-top="0.101cm" fo:margin-bottom="0.199cm" style:contextual-spacing="true" fo:line-height="100%" fo:text-indent="0cm" style:auto-text-indent="false"/>
      <style:text-properties fo:color="#3f51b5" loext:opacity="100%" style:font-name="Ubuntu Sans Mono" fo:font-family="'Ubuntu Sans Mono'" style:font-family-generic="swiss" style:font-pitch="fixed" fo:font-size="12pt" fo:font-weight="bold" style:font-size-asian="12pt" style:language-asian="es" style:country-asian="ES" style:font-weight-asian="bold" style:font-size-complex="12pt" style:font-weight-complex="bold"/>
    </style:style>
    <style:style style:name="Link" style:family="paragraph" style:parent-style-name="Standard" style:master-page-name="">
      <loext:graphic-properties draw:fill="none" draw:fill-color="#729fcf"/>
      <style:paragraph-properties fo:margin-left="0cm" fo:margin-right="0cm" fo:margin-top="0cm" fo:margin-bottom="0.199cm" style:contextual-spacing="true" fo:line-height="100%" fo:text-align="start" style:justify-single-word="false" fo:orphans="2" fo:widows="2" fo:text-indent="0cm" style:auto-text-indent="false" style:page-number="auto" fo:background-color="transparent" style:writing-mode="lr-tb"/>
      <style:text-properties fo:color="#3f51b5" loext:opacity="100%" style:font-name="Ink Free" fo:font-family="'Ink Free'" style:font-style-name="Negrita" style:font-pitch="variable" fo:font-size="10.5pt" fo:letter-spacing="-0.035cm" fo:font-weight="bold" officeooo:rsid="00111e9c" style:language-asian="es" style:country-asian="ES"/>
    </style:style>
    <style:style style:name="normal" style:family="paragraph">
      <style:paragraph-properties fo:margin-top="0cm" fo:margin-bottom="0cm" style:contextual-spacing="false" fo:text-align="start" style:justify-single-word="false" fo:orphans="2" fo:widows="2" style:writing-mode="lr-tb"/>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Aptos Display" fo:font-family="'Aptos Display'" style:font-family-generic="roman" style:font-pitch="variable" fo:font-size="16pt" style:font-name-asian="Aptos3"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style:text-properties fo:color="#1f4d78" loext:opacity="100%" style:font-name="Aptos Display" fo:font-family="'Aptos Display'" style:font-family-generic="roman" style:font-pitch="variable" fo:font-size="12pt" style:font-name-asian="Aptos3" style:font-family-asian="Aptos" style:font-family-generic-asian="system" style:font-pitch-asian="variable" style:font-size-asian="12pt" style:font-name-complex="Noto Sans Arabic" style:font-family-complex="'Noto Sans Arabic'"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Heading_20_4_20_Char" style:display-name="Heading 4 Char" style:family="text" style:parent-style-name="Default_20_Paragraph_20_Font">
      <style:text-properties fo:color="#2e74b5" loext:opacity="100%" style:font-name="Aptos Display" fo:font-family="'Aptos Display'" style:font-family-generic="roman" style:font-pitch="variable" fo:font-style="italic" style:font-name-asian="Aptos3"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2e74b5" loext:opacity="100%" style:font-name="Aptos Display" fo:font-family="'Aptos Display'" style:font-family-generic="roman" style:font-pitch="variable" fo:font-size="13pt" style:font-name-asian="Aptos3" style:font-family-asian="Aptos" style:font-family-generic-asian="system" style:font-pitch-asian="variable" style:font-size-asian="13pt" style:font-name-complex="Noto Sans Arabic" style:font-family-complex="'Noto Sans Arabic'" style:font-family-generic-complex="system" style:font-pitch-complex="variable" style:font-size-complex="13pt">
        <loext:char-complex-color loext:theme-type="accent1" loext:color-type="theme">
          <loext:transformation loext:type="shade" loext:value="2509"/>
        </loext:char-complex-color>
      </style:text-properties>
    </style:style>
    <style:style style:name="ListLabel_20_1" style:display-name="ListLabel 1" style:family="text">
      <style:text-properties fo:color="#8e03a3" loext:opacity="100%" style:font-name="Ubuntu1" fo:font-family="Ubuntu" style:font-pitch="variable" fo:font-size="11pt" fo:font-weight="bold" style:font-size-asian="10.5pt" style:font-weight-asian="bold" style:font-size-complex="12pt" style:font-weight-complex="bold"/>
    </style:style>
    <style:style style:name="ListLabel_20_2" style:display-name="ListLabel 2" style:family="text">
      <style:text-properties style:font-name="Aptos" fo:font-family="Aptos" style:font-pitch="variable"/>
    </style:style>
    <style:style style:name="ListLabel_20_3" style:display-name="ListLabel 3" style:family="text">
      <style:text-properties style:font-name="Aptos" fo:font-family="Aptos" style:font-pitch="variable"/>
    </style:style>
    <style:style style:name="ListLabel_20_4" style:display-name="ListLabel 4" style:family="text">
      <style:text-properties style:font-name="Aptos1" fo:font-family="Aptos" style:font-family-generic="roman" style:font-pitch="variable"/>
    </style:style>
    <style:style style:name="ListLabel_20_5" style:display-name="ListLabel 5" style:family="text">
      <style:text-properties style:font-name="Aptos" fo:font-family="Aptos" style:font-pitch="variable"/>
    </style:style>
    <style:style style:name="ListLabel_20_6" style:display-name="ListLabel 6" style:family="text">
      <style:text-properties style:font-name="Aptos" fo:font-family="Aptos" style:font-pitch="variable"/>
    </style:style>
    <style:style style:name="ListLabel_20_7" style:display-name="ListLabel 7" style:family="text">
      <style:text-properties style:font-name="Aptos1" fo:font-family="Aptos" style:font-family-generic="roman" style:font-pitch="variable"/>
    </style:style>
    <style:style style:name="ListLabel_20_8" style:display-name="ListLabel 8" style:family="text">
      <style:text-properties style:font-name="Aptos" fo:font-family="Aptos" style:font-pitch="variable"/>
    </style:style>
    <style:style style:name="ListLabel_20_9" style:display-name="ListLabel 9" style:family="text">
      <style:text-properties style:font-name="Aptos" fo:font-family="Aptos" style:font-pitch="variable"/>
    </style:style>
    <style:style style:name="ListLabel_20_10" style:display-name="ListLabel 10" style:family="text">
      <style:text-properties style:font-name="Aptos1" fo:font-family="Aptos" style:font-family-generic="roman" style:font-pitch="variable"/>
    </style:style>
    <style:style style:name="ListLabel_20_11" style:display-name="ListLabel 11" style:family="text">
      <style:text-properties style:font-name="Aptos" fo:font-family="Aptos" style:font-pitch="variable"/>
    </style:style>
    <style:style style:name="ListLabel_20_12" style:display-name="ListLabel 12" style:family="text">
      <style:text-properties style:font-name="Aptos" fo:font-family="Aptos" style:font-pitch="variable"/>
    </style:style>
    <style:style style:name="ListLabel_20_13" style:display-name="ListLabel 13" style:family="text">
      <style:text-properties style:font-name="Aptos1" fo:font-family="Aptos" style:font-family-generic="roman" style:font-pitch="variable"/>
    </style:style>
    <style:style style:name="ListLabel_20_14" style:display-name="ListLabel 14" style:family="text">
      <style:text-properties style:font-name="Aptos" fo:font-family="Aptos" style:font-pitch="variable"/>
    </style:style>
    <style:style style:name="ListLabel_20_15" style:display-name="ListLabel 15" style:family="text">
      <style:text-properties style:font-name="Aptos" fo:font-family="Aptos" style:font-pitch="variable"/>
    </style:style>
    <style:style style:name="ListLabel_20_16" style:display-name="ListLabel 16" style:family="text">
      <style:text-properties style:font-name="Aptos1" fo:font-family="Aptos" style:font-family-generic="roman" style:font-pitch="variable"/>
    </style:style>
    <style:style style:name="ListLabel_20_17" style:display-name="ListLabel 17" style:family="text">
      <style:text-properties style:font-name="Aptos" fo:font-family="Aptos" style:font-pitch="variable"/>
    </style:style>
    <style:style style:name="ListLabel_20_18" style:display-name="ListLabel 18" style:family="text">
      <style:text-properties style:font-name="Aptos" fo:font-family="Aptos" style:font-pitch="variable"/>
    </style:style>
    <style:style style:name="ListLabel_20_19" style:display-name="ListLabel 19" style:family="text">
      <style:text-properties style:font-name="Aptos" fo:font-family="Aptos" style:font-pitch="variable"/>
    </style:style>
    <style:style style:name="ListLabel_20_20" style:display-name="ListLabel 20" style:family="text">
      <style:text-properties style:font-name="Aptos" fo:font-family="Aptos" style:font-pitch="variable"/>
    </style:style>
    <style:style style:name="ListLabel_20_21" style:display-name="ListLabel 21" style:family="text">
      <style:text-properties style:font-name="Aptos" fo:font-family="Aptos" style:font-pitch="variable"/>
    </style:style>
    <style:style style:name="ListLabel_20_22" style:display-name="ListLabel 22" style:family="text">
      <style:text-properties style:font-name="Aptos1" fo:font-family="Aptos" style:font-family-generic="roman" style:font-pitch="variable"/>
    </style:style>
    <style:style style:name="ListLabel_20_23" style:display-name="ListLabel 23" style:family="text">
      <style:text-properties style:font-name="Aptos" fo:font-family="Aptos" style:font-pitch="variable"/>
    </style:style>
    <style:style style:name="ListLabel_20_24" style:display-name="ListLabel 24" style:family="text">
      <style:text-properties style:font-name="Aptos" fo:font-family="Aptos" style:font-pitch="variable"/>
    </style:style>
    <style:style style:name="ListLabel_20_25" style:display-name="ListLabel 25" style:family="text">
      <style:text-properties style:font-name="Aptos1" fo:font-family="Aptos" style:font-family-generic="roman" style:font-pitch="variable"/>
    </style:style>
    <style:style style:name="ListLabel_20_26" style:display-name="ListLabel 26" style:family="text">
      <style:text-properties style:font-name="Aptos" fo:font-family="Aptos" style:font-pitch="variable"/>
    </style:style>
    <style:style style:name="ListLabel_20_27" style:display-name="ListLabel 27" style:family="text">
      <style:text-properties style:font-name="Aptos" fo:font-family="Aptos" style:font-pitch="variable"/>
    </style:style>
    <style:style style:name="ListLabel_20_28" style:display-name="ListLabel 28" style:family="text">
      <style:text-properties style:font-name="Aptos2" fo:font-family="Aptos" style:font-family-generic="swiss" style:font-pitch="variable" fo:language="en" fo:country="US" style:text-underline-style="none" style:font-name-asian="Aptos3" style:font-family-asian="Aptos" style:font-family-generic-asian="system" style:font-pitch-asian="variable" style:font-name-complex="Aptos3" style:font-family-complex="Aptos" style:font-family-generic-complex="system" style:font-pitch-complex="variable"/>
    </style:style>
    <style:style style:name="ListLabel_20_29" style:display-name="ListLabel 29" style:family="text">
      <style:text-properties style:text-line-through-style="none" style:text-line-through-type="none" style:font-name="Aptos2" fo:font-family="Aptos" style:font-family-generic="swiss" style:font-pitch="variable" fo:font-size="12pt" fo:language="es" fo:country="ES" style:text-underline-style="none" fo:font-weight="bold" style:font-name-asian="Aptos3" style:font-family-asian="Aptos" style:font-family-generic-asian="system" style:font-pitch-asian="variable" style:font-size-asian="12pt" style:font-weight-asian="bold" style:font-name-complex="Aptos3" style:font-family-complex="Aptos" style:font-family-generic-complex="system" style:font-pitch-complex="variable" style:font-size-complex="12pt" style:font-weight-complex="bold"/>
    </style:style>
    <style:style style:name="Numbering_20_Symbols" style:display-name="Numbering Symbols" style:family="text">
      <style:text-properties fo:color="#1f4d78" loext:opacity="100%" style:font-name="Consolas" fo:font-family="Consolas" style:font-family-generic="swiss" style:font-pitch="fixed" fo:font-size="17pt" officeooo:rsid="0052d9fb" style:font-size-asian="15pt" style:font-size-complex="15pt"/>
    </style:style>
    <style:style style:name="Bullet_20_Symbols" style:display-name="Bullet Symbols" style:family="text">
      <style:text-properties fo:color="#1f4d78" loext:opacity="100%" style:font-name="OpenSymbol" fo:font-family="OpenSymbol" style:font-charset="x-symbol" fo:font-size="10pt" fo:font-weight="normal" style:font-name-asian="OpenSymbol" style:font-family-asian="OpenSymbol" style:font-charset-asian="x-symbol" style:font-size-asian="9.5pt" style:font-weight-asian="normal" style:font-name-complex="OpenSymbol" style:font-family-complex="OpenSymbol" style:font-charset-complex="x-symbol" style:font-size-complex="10.8999996185303pt" style:font-weight-complex="normal"/>
    </style:style>
    <style:style style:name="Visited_20_Internet_20_Link" style:display-name="Visited Internet Link" style:family="text" style:parent-style-name="Default_20_Paragraph_20_Font">
      <style:text-properties fo:color="#0563c1" loext:opacity="100%" style:text-underline-style="solid" style:text-underline-width="auto" style:text-underline-color="font-color">
        <loext:char-complex-color loext:theme-type="followed-hyperlink" loext:color-type="theme"/>
      </style:text-properties>
    </style:style>
    <style:style style:name="Bullet_20_Symbols_20__28_user_29_" style:display-name="Bullet Symbols (user)" style:family="text"/>
    <style:style style:name="ListLabel_20_85" style:display-name="ListLabel 85" style:family="text">
      <style:text-properties style:font-name="Calibri" fo:font-family="Calibri" style:font-name-complex="Courier New" style:font-family-complex="'Courier New'"/>
    </style:style>
    <style:style style:name="ListLabel_20_86" style:display-name="ListLabel 86" style:family="text">
      <style:text-properties style:font-name="Calibri" fo:font-family="Calibri"/>
    </style:style>
    <style:style style:name="ListLabel_20_87" style:display-name="ListLabel 87" style:family="text">
      <style:text-properties style:font-name="Calibri1" fo:font-family="Calibri" style:font-family-generic="roman"/>
    </style:style>
    <style:style style:name="ListLabel_20_88" style:display-name="ListLabel 88" style:family="text">
      <style:text-properties style:font-name="Calibri" fo:font-family="Calibri" style:font-name-complex="Courier New" style:font-family-complex="'Courier New'"/>
    </style:style>
    <style:style style:name="ListLabel_20_89" style:display-name="ListLabel 89" style:family="text">
      <style:text-properties style:font-name="Calibri" fo:font-family="Calibri"/>
    </style:style>
    <style:style style:name="ListLabel_20_90" style:display-name="ListLabel 90" style:family="text">
      <style:text-properties style:font-name="Calibri1" fo:font-family="Calibri" style:font-family-generic="roman"/>
    </style:style>
    <style:style style:name="ListLabel_20_91" style:display-name="ListLabel 91" style:family="text">
      <style:text-properties style:font-name="Calibri" fo:font-family="Calibri" style:font-name-complex="Courier New" style:font-family-complex="'Courier New'"/>
    </style:style>
    <style:style style:name="ListLabel_20_92" style:display-name="ListLabel 92" style:family="text">
      <style:text-properties style:font-name="Calibri" fo:font-family="Calibri"/>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4" style:display-name="List 4">
      <text:list-level-style-bullet text:level="1" text:style-name="Bullet_20_Symbols" loext:num-list-format="%1%"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Num3">
      <text:list-level-style-bullet text:level="1" loext:num-list-format="%1%" text:bullet-char="Ü">
        <style:list-level-properties text:list-level-position-and-space-mode="label-alignment">
          <style:list-level-label-alignment text:label-followed-by="listtab" fo:text-indent="-0.635cm" fo:margin-left="0.953cm"/>
        </style:list-level-properties>
        <style:text-properties style:font-name="D050000L"/>
      </text:list-level-style-bullet>
      <text:list-level-style-bullet text:level="2" loext:num-list-format="" style:num-suffix="" text:bullet-char="Ù">
        <style:list-level-properties text:list-level-position-and-space-mode="label-alignment">
          <style:list-level-label-alignment text:label-followed-by="listtab" fo:text-indent="-0.635cm" fo:margin-left="2.223cm"/>
        </style:list-level-properties>
        <style:text-properties style:font-name="D050000L"/>
      </text:list-level-style-bullet>
      <text:list-level-style-bullet text:level="3" loext:num-list-format="" style:num-suffix="" text:bullet-char="Ý">
        <style:list-level-properties text:list-level-position-and-space-mode="label-alignment">
          <style:list-level-label-alignment text:label-followed-by="listtab" fo:text-indent="-0.635cm" fo:margin-left="3.493cm"/>
        </style:list-level-properties>
        <style:text-properties style:font-name="D050000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763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033cm"/>
        </style:list-level-properties>
        <style:text-properties style:font-name="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303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573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843cm"/>
        </style:list-level-properties>
        <style:text-properties style:font-name="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11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953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223cm"/>
        </style:list-level-properties>
        <style:text-properties style:font-name="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493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763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033cm"/>
        </style:list-level-properties>
        <style:text-properties style:font-name="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303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573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843cm"/>
        </style:list-level-properties>
        <style:text-properties style:font-name="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11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image text:level="1" xlink:href="Pictures/1000000100000103000001165C9B26D2.png" xlink:type="simple" xlink:show="embed" xlink:actuate="onLoad">
        <style:list-level-properties text:list-level-position-and-space-mode="label-alignment" style:vertical-pos="middle" style:vertical-rel="line" fo:width="0.349cm" fo:height="0.45cm">
          <style:list-level-label-alignment text:label-followed-by="listtab" fo:text-indent="-0.635cm" fo:margin-left="1.771cm"/>
        </style:list-level-properties>
      </text:list-level-style-image>
      <text:list-level-style-bullet text:level="2" text:style-name="ListLabel_20_85" loext:num-list-format="o" style:num-suffix="o" text:bullet-char="o">
        <style:list-level-properties text:list-level-position-and-space-mode="label-alignment">
          <style:list-level-label-alignment text:label-followed-by="listtab" fo:text-indent="-0.635cm" fo:margin-left="3.041cm"/>
        </style:list-level-properties>
        <style:text-properties style:font-name="Courier New"/>
      </text:list-level-style-bullet>
      <text:list-level-style-bullet text:level="3" text:style-name="ListLabel_20_86"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ListLabel_20_87"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88" loext:num-list-format="o" style:num-suffix="o" text:bullet-char="o">
        <style:list-level-properties text:list-level-position-and-space-mode="label-alignment">
          <style:list-level-label-alignment text:label-followed-by="listtab" fo:text-indent="-0.635cm" fo:margin-left="6.851cm"/>
        </style:list-level-properties>
        <style:text-properties style:font-name="Courier New"/>
      </text:list-level-style-bullet>
      <text:list-level-style-bullet text:level="6" text:style-name="ListLabel_20_89"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ListLabel_20_90"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91" loext:num-list-format="o" style:num-suffix="o" text:bullet-char="o">
        <style:list-level-properties text:list-level-position-and-space-mode="label-alignment">
          <style:list-level-label-alignment text:label-followed-by="listtab" fo:text-indent="-0.635cm" fo:margin-left="10.661cm"/>
        </style:list-level-properties>
        <style:text-properties style:font-name="Courier New"/>
      </text:list-level-style-bullet>
      <text:list-level-style-bullet text:level="9" text:style-name="ListLabel_20_92"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a1" style:family="table">
      <style:table-properties style:width="25.121cm" fo:margin-left="-4.219cm" table:align="left" style:writing-mode="lr-tb"/>
    </style:style>
    <style:style style:name="Tabla1.A" style:family="table-column">
      <style:table-column-properties style:column-width="1.302cm"/>
    </style:style>
    <style:style style:name="Tabla1.B" style:family="table-column">
      <style:table-column-properties style:column-width="10.583cm"/>
    </style:style>
    <style:style style:name="Tabla1.C" style:family="table-column">
      <style:table-column-properties style:column-width="1cm"/>
    </style:style>
    <style:style style:name="Tabla1.D" style:family="table-column">
      <style:table-column-properties style:column-width="2.499cm"/>
    </style:style>
    <style:style style:name="Tabla1.F" style:family="table-column">
      <style:table-column-properties style:column-width="0.549cm"/>
    </style:style>
    <style:style style:name="Tabla1.G" style:family="table-column">
      <style:table-column-properties style:column-width="1.251cm"/>
    </style:style>
    <style:style style:name="Tabla1.H" style:family="table-column">
      <style:table-column-properties style:column-width="0.9cm"/>
    </style:style>
    <style:style style:name="Tabla1.I" style:family="table-column">
      <style:table-column-properties style:column-width="0.048cm"/>
    </style:style>
    <style:style style:name="Tabla1.J" style:family="table-column">
      <style:table-column-properties style:column-width="2.605cm"/>
    </style:style>
    <style:style style:name="Tabla1.K" style:family="table-column">
      <style:table-column-properties style:column-width="3.385cm"/>
    </style:style>
    <style:style style:name="Tabla1.1" style:family="table-row">
      <style:table-row-properties style:row-height="0.199cm"/>
    </style:style>
    <style:style style:name="Tabla1.A1" style:family="table-cell">
      <style:table-cell-properties fo:background-color="#e0e0e0" fo:padding="0.097cm" fo:border="none">
        <style:background-image/>
      </style:table-cell-properties>
    </style:style>
    <style:style style:name="Tabla1.2" style:family="table-row">
      <style:table-row-properties style:row-height="0.69cm"/>
    </style:style>
    <style:style style:name="Tabla1.A2" style:family="table-cell">
      <style:table-cell-properties style:vertical-align="middle" fo:background-color="#e0e0e0" fo:padding="0.097cm" fo:border-left="none" fo:border-right="none" fo:border-top="none" fo:border-bottom="0.75pt solid #1f4d78">
        <style:background-image/>
      </style:table-cell-properties>
    </style:style>
    <style:style style:name="Tabla1.B2" style:family="table-cell">
      <style:table-cell-properties style:vertical-align="middle" fo:background-color="#e0e0e0" fo:padding="0.097cm" fo:border-left="none" fo:border-right="none" fo:border-top="none" fo:border-bottom="0.5pt solid #1f4d78">
        <style:background-image/>
      </style:table-cell-properties>
    </style:style>
    <style:style style:name="Tabla1.C2" style:family="table-cell">
      <style:table-cell-properties style:vertical-align="middle" fo:background-color="#e0e0e0" fo:padding="0.097cm" fo:border="none">
        <style:background-image/>
      </style:table-cell-properties>
    </style:style>
    <style:style style:name="Tabla1.D2" style:family="table-cell">
      <style:table-cell-properties style:vertical-align="bottom" fo:background-color="#e0e0e0" fo:padding="0.097cm" fo:border-left="0.5pt solid #1f4d78" fo:border-right="none" fo:border-top="0.5pt solid #1f4d78" fo:border-bottom="0.5pt solid #1f4d78">
        <style:background-image/>
      </style:table-cell-properties>
    </style:style>
    <style:style style:name="Tabla1.E2" style:family="table-cell">
      <style:table-cell-properties style:vertical-align="middle" fo:background-color="#e0e0e0" fo:padding="0.097cm" fo:border-left="none" fo:border-right="0.5pt solid #1f4d78" fo:border-top="0.5pt solid #1f4d78" fo:border-bottom="0.5pt solid #1f4d78">
        <style:background-image/>
      </style:table-cell-properties>
    </style:style>
    <style:style style:name="Tabla1.3" style:family="table-row">
      <style:table-row-properties style:min-row-height="0.011cm"/>
    </style:style>
    <style:style style:name="Tabla1.D3" style:family="table-cell">
      <style:table-cell-properties fo:background-color="#e0e0e0" fo:padding="0.097cm" fo:border-left="0.5pt solid #1f4d78" fo:border-right="none" fo:border-top="none" fo:border-bottom="none">
        <style:background-image/>
      </style:table-cell-properties>
    </style:style>
    <style:style style:name="Tabla1.E3" style:family="table-cell">
      <style:table-cell-properties style:vertical-align="middle" fo:background-color="#e0e0e0" fo:padding="0.097cm" fo:border-left="none" fo:border-right="none" fo:border-top="none" fo:border-bottom="0.75pt dotted #023f62">
        <style:background-image/>
      </style:table-cell-properties>
    </style:style>
    <style:style style:name="Tabla1.F3" style:family="table-cell">
      <style:table-cell-properties style:vertical-align="bottom" fo:background-color="#e0e0e0" fo:padding="0.097cm" fo:border-left="none" fo:border-right="none" fo:border-top="none" fo:border-bottom="0.75pt dotted #023f62">
        <style:background-image/>
      </style:table-cell-properties>
    </style:style>
    <style:style style:name="Tabla1.I3" style:family="table-cell">
      <style:table-cell-properties style:vertical-align="bottom" fo:background-color="#e0e0e0" fo:padding="0.097cm" fo:border-left="none" fo:border-right="0.75pt dotted #023f62" fo:border-top="none" fo:border-bottom="0.75pt dotted #023f62">
        <style:background-image/>
      </style:table-cell-properties>
    </style:style>
    <style:style style:name="Tabla1.4" style:family="table-row">
      <style:table-row-properties style:min-row-height="0.589cm"/>
    </style:style>
    <style:style style:name="Tabla1.A4" style:family="table-cell">
      <style:table-cell-properties style:vertical-align="" fo:background-color="#e0e0e0" fo:padding="0.097cm" fo:border="none">
        <style:background-image/>
      </style:table-cell-properties>
    </style:style>
    <style:style style:name="Tabla1.D4" style:family="table-cell">
      <style:table-cell-properties fo:background-color="#e0e0e0" fo:padding="0.097cm" fo:border-left="0.5pt solid #1f4d78" fo:border-right="none" fo:border-top="none" fo:border-bottom="none">
        <style:background-image/>
      </style:table-cell-properties>
    </style:style>
    <style:style style:name="Tabla1.5" style:family="table-row">
      <style:table-row-properties style:min-row-height="0.7cm"/>
    </style:style>
    <style:style style:name="Tabla1.D5" style:family="table-cell">
      <style:table-cell-properties fo:background-color="#e0e0e0" fo:padding="0.097cm" fo:border-left="0.5pt solid #1f4d78" fo:border-right="none" fo:border-top="none" fo:border-bottom="0.5pt solid #1f4d78">
        <style:background-image/>
      </style:table-cell-properties>
    </style:style>
    <style:style style:name="Tabla1.F5" style:family="table-cell">
      <style:table-cell-properties style:vertical-align="bottom" fo:background-color="#e0e0e0" fo:padding="0.097cm" fo:border-left="none" fo:border-right="none" fo:border-top="none" fo:border-bottom="0.5pt solid #1f4d78">
        <style:background-image/>
      </style:table-cell-properties>
    </style:style>
    <style:style style:name="Tabla1.H5" style:family="table-cell">
      <style:table-cell-properties style:vertical-align="" fo:background-color="#e0e0e0" fo:padding="0.097cm" fo:border-left="none" fo:border-right="none" fo:border-top="none" fo:border-bottom="0.5pt solid #1f4d78">
        <style:background-image/>
      </style:table-cell-properties>
    </style:style>
    <style:style style:name="Tabla1.I5" style:family="table-cell">
      <style:table-cell-properties style:vertical-align="bottom" fo:background-color="#e0e0e0" fo:padding="0.097cm" fo:border-left="none" fo:border-right="0.5pt solid #1f4d78" fo:border-top="none" fo:border-bottom="0.5pt solid #1f4d78">
        <style:background-image/>
      </style:table-cell-properties>
    </style:style>
    <style:style style:name="Tabla2" style:family="table">
      <style:table-properties style:width="20.89cm" fo:margin-left="-2.249cm" table:align="left" style:writing-mode="lr-tb"/>
    </style:style>
    <style:style style:name="Tabla2.A" style:family="table-column">
      <style:table-column-properties style:column-width="1.476cm"/>
    </style:style>
    <style:style style:name="Tabla2.B" style:family="table-column">
      <style:table-column-properties style:column-width="5.821cm"/>
    </style:style>
    <style:style style:name="Tabla2.C" style:family="table-column">
      <style:table-column-properties style:column-width="7.38cm"/>
    </style:style>
    <style:style style:name="Tabla2.D" style:family="table-column">
      <style:table-column-properties style:column-width="4.706cm"/>
    </style:style>
    <style:style style:name="Tabla2.E" style:family="table-column">
      <style:table-column-properties style:column-width="1.506cm"/>
    </style:style>
    <style:style style:name="Tabla2.1" style:family="table-row">
      <style:table-row-properties style:min-row-height="0.975cm"/>
    </style:style>
    <style:style style:name="Tabla2.A1" style:family="table-cell">
      <style:table-cell-properties style:vertical-align="bottom" fo:background-color="#e0e0e0" fo:padding="0.097cm" fo:border="none">
        <style:background-image/>
      </style:table-cell-properties>
    </style:style>
    <style:style style:name="Tabla2.B1" style:family="table-cell">
      <style:table-cell-properties style:vertical-align="middle" fo:background-color="#e0e0e0" fo:padding="0.097cm" fo:border="none">
        <style:background-image/>
      </style:table-cell-properties>
    </style:style>
    <style:style style:name="Tabla2.2" style:family="table-row">
      <style:table-row-properties style:min-row-height="0.473cm"/>
    </style:style>
    <style:style style:name="MP1" style:family="paragraph" style:parent-style-name="Table_20_Contents">
      <style:text-properties fo:font-size="4pt" style:font-size-asian="6pt" style:font-size-complex="6pt"/>
    </style:style>
    <style:style style:name="MP2" style:family="paragraph" style:parent-style-name="Table_20_Contents">
      <style:paragraph-properties fo:text-align="center" style:justify-single-word="false"/>
      <style:text-properties fo:color="#156082" loext:opacity="100%" style:font-name="SF Alien Encounters" officeooo:rsid="0046524e" officeooo:paragraph-rsid="0046524e"/>
    </style:style>
    <style:style style:name="MP3" style:family="paragraph" style:parent-style-name="Table_20_Contents">
      <loext:graphic-properties draw:fill="none"/>
      <style:paragraph-properties fo:margin-left="0.3cm" fo:margin-right="0cm" fo:margin-top="0cm" fo:margin-bottom="0cm" style:contextual-spacing="true" fo:line-height="100%" fo:text-align="start" style:justify-single-word="false" fo:orphans="0" fo:widows="0" fo:text-indent="0.101cm" style:auto-text-indent="false" fo:background-color="transparent" text:number-lines="false" text:line-number="0" style:writing-mode="lr-tb"/>
      <style:text-properties fo:color="#156082" loext:opacity="100%" style:font-name="SF Alien Encounters" fo:font-size="13pt" fo:letter-spacing="-0.035cm" fo:font-weight="bold" officeooo:rsid="0046524e" officeooo:paragraph-rsid="0046524e" style:font-size-asian="13pt" style:font-weight-asian="bold" style:font-size-complex="13pt" style:font-weight-complex="bold"/>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margin-top="0cm" fo:margin-bottom="0cm" style:contextual-spacing="false" fo:text-align="center" style:justify-single-word="false"/>
    </style:style>
    <style:style style:name="MP6" style:family="paragraph" style:parent-style-name="Standard">
      <style:paragraph-properties fo:margin-top="0cm" fo:margin-bottom="0cm" style:contextual-spacing="false" fo:line-height="100%" style:register-true="true"/>
      <style:text-properties fo:color="#44546a" loext:opacity="100%" style:font-name="AGRESSIVE" fo:font-size="13pt" fo:letter-spacing="-0.025cm" fo:text-shadow="none" style:text-underline-style="none" fo:font-weight="bold" officeooo:rsid="0038adf5" officeooo:paragraph-rsid="00447873" style:font-size-asian="13pt" style:font-weight-asian="bold" style:font-size-complex="13pt" style:font-weight-complex="bold"/>
    </style:style>
    <style:style style:name="MP7" style:family="paragraph" style:parent-style-name="Standard">
      <style:paragraph-properties fo:margin-top="0cm" fo:margin-bottom="0cm" style:contextual-spacing="false" fo:line-height="100%" fo:text-align="center" style:justify-single-word="false" style:register-true="false"/>
      <style:text-properties style:text-underline-style="none"/>
    </style:style>
    <style:style style:name="MP8" style:family="paragraph" style:parent-style-name="Standard">
      <loext:graphic-properties draw:fill="none"/>
      <style:paragraph-properties fo:margin-left="0.025cm" fo:margin-right="0cm" fo:margin-top="0cm" fo:margin-bottom="0cm" style:contextual-spacing="false" fo:line-height="100%" fo:text-align="start" style:justify-single-word="false" fo:orphans="0" fo:widows="0" fo:text-indent="0cm" style:auto-text-indent="false" fo:background-color="transparent" style:writing-mode="lr-tb"/>
      <style:text-properties fo:color="#0563c1" loext:opacity="100%" style:font-name="Jupiter" fo:font-size="10.5pt" fo:letter-spacing="0.018cm" style:text-underline-style="none" fo:font-weight="bold" style:font-size-asian="10.5pt" style:font-weight-asian="bold" style:font-size-complex="10.5pt" style:font-weight-complex="bold"/>
    </style:style>
    <style:style style:name="MP9" style:family="paragraph" style:parent-style-name="Table_20_Contents">
      <style:paragraph-properties fo:text-align="center" style:justify-single-word="false"/>
      <style:text-properties style:text-underline-style="none"/>
    </style:style>
    <style:style style:name="MP10" style:family="paragraph" style:parent-style-name="Standard">
      <loext:graphic-properties draw:fill="none"/>
      <style:paragraph-properties fo:margin-left="0.025cm" fo:margin-right="0.4cm" fo:margin-top="0cm" fo:margin-bottom="0cm" style:contextual-spacing="false" fo:line-height="100%" fo:text-align="start" style:justify-single-word="false" fo:orphans="0" fo:widows="0" fo:text-indent="0cm" style:auto-text-indent="false" fo:background-color="transparent" style:writing-mode="lr-tb"/>
    </style:style>
    <style:style style:name="MP11" style:family="paragraph" style:parent-style-name="Table_20_Contents">
      <style:paragraph-properties fo:text-align="center" style:justify-single-word="false"/>
      <style:text-properties style:font-name="Arial Nova" fo:font-size="6pt" style:font-size-asian="5.25pt" style:font-size-complex="6pt"/>
    </style:style>
    <style:style style:name="MP12" style:family="paragraph" style:parent-style-name="Table_20_Contents">
      <style:paragraph-properties fo:text-align="center" style:justify-single-word="false"/>
    </style:style>
    <style:style style:name="MP13" style:family="paragraph" style:parent-style-name="Standard">
      <loext:graphic-properties draw:fill="none"/>
      <style:paragraph-properties fo:margin-left="0cm" fo:margin-right="0cm" fo:margin-top="0cm" fo:margin-bottom="0cm" style:contextual-spacing="false" fo:line-height="95%" fo:text-align="start" style:justify-single-word="false" fo:orphans="2" fo:widows="2" fo:text-indent="0.199cm" style:auto-text-indent="false" fo:background-color="transparent" style:writing-mode="lr-tb"/>
      <style:text-properties fo:color="#475d9e" loext:opacity="100%" style:font-name="MV Boli" fo:font-size="8pt" fo:letter-spacing="-0.053cm" officeooo:rsid="003e090f" officeooo:paragraph-rsid="003e090f" style:font-size-asian="7pt" style:font-size-complex="8pt"/>
    </style:style>
    <style:style style:name="MP14" style:family="paragraph" style:parent-style-name="Standard">
      <style:paragraph-properties fo:margin-top="0cm" fo:margin-bottom="0cm" style:contextual-spacing="false" fo:line-height="100%" fo:text-align="center" style:justify-single-word="false"/>
      <style:text-properties style:text-underline-style="none"/>
    </style:style>
    <style:style style:name="MP15" style:family="paragraph" style:parent-style-name="Standard">
      <loext:graphic-properties draw:fill="none"/>
      <style:paragraph-properties fo:margin-left="0.025cm" fo:margin-right="0cm" fo:margin-top="0cm" fo:margin-bottom="0cm" style:contextual-spacing="false" fo:line-height="100%" fo:text-align="start" style:justify-single-word="false" fo:orphans="0" fo:widows="0" fo:text-indent="0cm" style:auto-text-indent="false" fo:background-color="transparent" style:writing-mode="lr-tb"/>
    </style:style>
    <style:style style:name="MP16" style:family="paragraph" style:parent-style-name="Table_20_Contents">
      <style:paragraph-properties fo:margin-top="0cm" fo:margin-bottom="0cm" style:contextual-spacing="false" fo:text-align="center" style:justify-single-word="false"/>
      <style:text-properties style:text-underline-style="none"/>
    </style:style>
    <style:style style:name="MP17" style:family="paragraph" style:parent-style-name="Standard">
      <loext:graphic-properties draw:fill="none"/>
      <style:paragraph-properties fo:margin-left="0.025cm" fo:margin-right="0.4cm" fo:margin-top="0cm" fo:margin-bottom="0cm" style:contextual-spacing="false" fo:line-height="100%" fo:text-align="start" style:justify-single-word="false" fo:orphans="0" fo:widows="0" fo:text-indent="0cm" style:auto-text-indent="false" fo:background-color="transparent" style:writing-mode="lr-tb"/>
      <style:text-properties fo:color="#0563c1" loext:opacity="100%" style:font-name="Jupiter" fo:font-size="10.5pt" fo:letter-spacing="0.018cm" style:text-underline-style="none" fo:font-weight="bold" style:font-size-asian="10.5pt" style:font-weight-asian="bold" style:font-size-complex="10.5pt" style:font-weight-complex="bold"/>
    </style:style>
    <style:style style:name="MP18" style:family="paragraph" style:parent-style-name="Header">
      <style:paragraph-properties fo:text-align="start" style:justify-single-word="false"/>
    </style:style>
    <style:style style:name="MP19" style:family="paragraph">
      <loext:graphic-properties draw:fill="none"/>
      <style:paragraph-properties fo:text-align="start"/>
      <style:text-properties fo:font-size="18pt"/>
    </style:style>
    <style:style style:name="MP20" style:family="paragraph">
      <loext:graphic-properties draw:fill="none" draw:fill-color="#e0e0e0"/>
      <style:paragraph-properties style:writing-mode="lr-tb"/>
      <style:text-properties fo:font-size="11pt"/>
    </style:style>
    <style:style style:name="MP21" style:family="paragraph" style:parent-style-name="Table_20_Contents">
      <loext:graphic-properties draw:fill="none"/>
      <style:paragraph-properties fo:margin-left="0cm" fo:margin-right="0cm" fo:margin-top="0cm" fo:margin-bottom="0cm" style:contextual-spacing="true" fo:line-height="100%" fo:text-align="center" style:justify-single-word="false" fo:orphans="0" fo:widows="0" fo:text-indent="0cm" style:auto-text-indent="false" fo:background-color="transparent" text:number-lines="false" text:line-number="0" style:writing-mode="lr-tb">
        <style:tab-stops>
          <style:tab-stop style:position="0.307cm"/>
        </style:tab-stops>
      </style:paragraph-properties>
    </style:style>
    <style:style style:name="MP22" style:family="paragraph" style:parent-style-name="Table_20_Contents">
      <loext:graphic-properties draw:fill="none"/>
      <style:paragraph-properties fo:margin-left="0.101cm" fo:margin-right="0cm" fo:margin-top="0cm" fo:margin-bottom="0cm" style:contextual-spacing="true" fo:line-height="100%" fo:text-align="start" style:justify-single-word="false" fo:orphans="0" fo:widows="0" fo:text-indent="0cm" style:auto-text-indent="false" fo:background-color="transparent" text:number-lines="false" text:line-number="0" style:writing-mode="lr-tb"/>
      <style:text-properties fo:color="#156082" loext:opacity="100%" style:font-name="SF Alien Encounters" fo:font-size="13pt" officeooo:rsid="0046524e" officeooo:paragraph-rsid="0046524e"/>
    </style:style>
    <style:style style:name="MP23" style:family="paragraph" style:parent-style-name="Table_20_Contents">
      <style:paragraph-properties fo:margin-left="0.101cm" fo:margin-right="0cm" fo:margin-top="0cm" fo:margin-bottom="0cm" style:contextual-spacing="true" fo:line-height="100%" fo:text-align="end" style:justify-single-word="false" fo:text-indent="0cm" style:auto-text-indent="false" style:writing-mode="lr-tb"/>
      <style:text-properties fo:color="#156082" loext:opacity="100%" style:font-name="SF Alien Encounters" fo:font-size="13pt" officeooo:rsid="00499787" officeooo:paragraph-rsid="00499787"/>
    </style:style>
    <style:style style:name="MP24" style:family="paragraph" style:parent-style-name="Table_20_Contents">
      <loext:graphic-properties draw:fill="none"/>
      <style:paragraph-properties fo:margin-left="0cm" fo:margin-right="0cm" fo:margin-top="0cm" fo:margin-bottom="0cm" style:contextual-spacing="true" fo:line-height="100%" fo:text-align="center" style:justify-single-word="false" fo:orphans="0" fo:widows="0" fo:text-indent="0cm" style:auto-text-indent="false" fo:background-color="transparent" text:number-lines="false" text:line-number="0" style:writing-mode="lr-tb"/>
      <style:text-properties style:font-name="Arial Nova" fo:font-size="4pt" style:font-size-asian="6pt" style:font-size-complex="6pt"/>
    </style:style>
    <style:style style:name="MP25" style:family="paragraph" style:parent-style-name="Table_20_Contents">
      <loext:graphic-properties draw:fill="none"/>
      <style:paragraph-properties fo:margin-left="0.101cm" fo:margin-right="0cm" fo:margin-top="0cm" fo:margin-bottom="0cm" style:contextual-spacing="true" fo:line-height="100%" fo:text-align="start" style:justify-single-word="false" fo:orphans="0" fo:widows="0" fo:text-indent="0cm" style:auto-text-indent="false" fo:background-color="transparent" text:number-lines="false" text:line-number="0" style:writing-mode="lr-tb"/>
      <style:text-properties fo:color="#156082" loext:opacity="100%" style:font-name="Arial Nova" fo:font-size="4pt" officeooo:rsid="0046524e" officeooo:paragraph-rsid="0046524e" style:font-size-asian="6pt" style:font-size-complex="6pt"/>
    </style:style>
    <style:style style:name="MP26" style:family="paragraph" style:parent-style-name="Table_20_Contents">
      <style:paragraph-properties fo:text-align="center" style:justify-single-word="false"/>
      <style:text-properties style:font-name="Arial Nova" fo:font-size="4pt" style:font-size-asian="6pt" style:font-size-complex="6pt"/>
    </style:style>
    <style:style style:name="MP27" style:family="paragraph" style:parent-style-name="Table_20_Contents">
      <style:paragraph-properties fo:margin-left="0.101cm" fo:margin-right="0cm" fo:margin-top="0cm" fo:margin-bottom="0cm" style:contextual-spacing="true" fo:line-height="100%" fo:text-align="end" style:justify-single-word="false" fo:text-indent="0cm" style:auto-text-indent="false" style:writing-mode="lr-tb"/>
      <style:text-properties fo:color="#156082" loext:opacity="100%" style:font-name="Arial Nova" fo:font-size="4pt" officeooo:rsid="00499787" officeooo:paragraph-rsid="00499787" style:font-size-asian="6pt" style:font-size-complex="6pt"/>
    </style:style>
    <style:style style:name="MP28" style:family="paragraph" style:parent-style-name="Footer">
      <style:paragraph-properties fo:text-align="center" style:justify-single-word="false"/>
      <style:text-properties style:font-name="Arial Nova" fo:font-size="2pt" style:font-size-asian="5.25pt" style:font-size-complex="6pt"/>
    </style:style>
    <style:style style:name="MT1" style:family="text">
      <style:text-properties fo:color="#0563c1" loext:opacity="100%" style:font-name="Jupiter" fo:font-size="10.5pt" fo:letter-spacing="0.018cm" style:text-underline-style="none" fo:font-weight="bold" style:font-size-asian="10.5pt" style:font-weight-asian="bold" style:font-size-complex="10.5pt" style:font-weight-complex="bold"/>
    </style:style>
    <style:style style:name="MT2" style:family="text">
      <style:text-properties fo:color="#1f4d78" loext:opacity="100%" style:font-name="Arial Nova" fo:font-size="10.5pt" fo:font-weight="bold" style:font-size-asian="10.5pt" style:font-weight-asian="bold" style:font-size-complex="10.5pt" style:font-weight-complex="bold"/>
    </style:style>
    <style:style style:name="MT3" style:family="text">
      <style:text-properties fo:color="#1f4d78" loext:opacity="100%" style:font-name="Arial Nova" fo:font-size="10pt" fo:font-weight="normal" style:font-size-asian="10pt" style:font-weight-asian="normal" style:font-size-complex="10pt" style:font-weight-complex="normal"/>
    </style:style>
    <style:style style:name="MT4" style:family="text">
      <style:text-properties fo:color="#156082" loext:opacity="100%" style:font-name="Arial Nova" fo:font-size="10pt" fo:font-weight="normal" style:font-size-asian="10pt" style:font-weight-asian="normal" style:font-size-complex="10pt" style:font-weight-complex="normal"/>
    </style:style>
    <style:style style:name="MT5" style:family="text">
      <style:text-properties fo:letter-spacing="-0.053cm"/>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049cm" svg:stroke-color="#808080" draw:marker-start-width="0.427cm" draw:marker-end-width="0.427cm" draw:fill="none" draw:fill-color="#e0e0e0" draw:textarea-horizontal-align="justify" draw:textarea-vertical-align="middle" draw:auto-grow-height="false" fo:min-height="0.06cm" fo:min-width="21.154cm" fo:padding-top="0.025cm" fo:padding-bottom="0.025cm" fo:padding-left="0.025cm" fo:padding-right="0.025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0cm" fo:margin-bottom="0cm" fo:margin-left="2.36cm" fo:margin-right="0.93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3.9cm" fo:margin-left="1.9cm" fo:margin-right="0cm" fo:margin-bottom="3.799cm" fo:background-color="transparent" style:dynamic-spacing="true" draw:fill="none" draw:fill-color="#729fcf"/>
      </style:header-style>
      <style:footer-style>
        <style:header-footer-properties fo:min-height="1.3cm" fo:margin-left="0cm" fo:margin-right="0cm" fo:margin-top="1.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1" table:style-name="Tabla1">
          <table:table-column table:style-name="Tabla1.A"/>
          <table:table-column table:style-name="Tabla1.B"/>
          <table:table-column table:style-name="Tabla1.C"/>
          <table:table-column table:style-name="Tabla1.D"/>
          <table:table-column table:style-name="Tabla1.C"/>
          <table:table-column table:style-name="Tabla1.F"/>
          <table:table-column table:style-name="Tabla1.G"/>
          <table:table-column table:style-name="Tabla1.H"/>
          <table:table-column table:style-name="Tabla1.I"/>
          <table:table-column table:style-name="Tabla1.J"/>
          <table:table-column table:style-name="Tabla1.K"/>
          <table:table-row table:style-name="Tabla1.1">
            <table:table-cell table:style-name="Tabla1.A1" office:value-type="string">
              <text:p text:style-name="MP1"/>
            </table:table-cell>
            <table:table-cell table:style-name="Tabla1.A1" office:value-type="string">
              <text:p text:style-name="MP1"/>
            </table:table-cell>
            <table:table-cell table:style-name="Tabla1.A1" table:number-columns-spanned="4" office:value-type="string">
              <text:p text:style-name="MP1"/>
            </table:table-cell>
            <table:covered-table-cell/>
            <table:covered-table-cell/>
            <table:covered-table-cell/>
            <table:table-cell table:style-name="Tabla1.A1" table:number-columns-spanned="3" office:value-type="string">
              <text:p text:style-name="MP1"/>
            </table:table-cell>
            <table:covered-table-cell/>
            <table:covered-table-cell/>
            <table:table-cell table:style-name="Tabla1.A1" office:value-type="string">
              <text:p text:style-name="MP1"/>
            </table:table-cell>
            <table:table-cell table:style-name="Tabla1.A1" office:value-type="string">
              <text:p text:style-name="MP1"/>
            </table:table-cell>
          </table:table-row>
          <table:table-row table:style-name="Tabla1.2">
            <table:table-cell table:style-name="Tabla1.A2" table:number-rows-spanned="2" office:value-type="string">
              <text:p text:style-name="MP2">DOC:</text:p>
            </table:table-cell>
            <table:table-cell table:style-name="Tabla1.B2" table:number-rows-spanned="2" office:value-type="string">
              <text:p text:style-name="MP3"><text:chapter text:display="name" text:outline-level="1">OTROS COMANDOS DE LINUX</text:chapter></text:p>
            </table:table-cell>
            <table:table-cell table:style-name="Tabla1.C2" table:number-rows-spanned="4" office:value-type="string">
              <text:p text:style-name="MP4"/>
            </table:table-cell>
            <table:table-cell table:style-name="Tabla1.D2" table:number-rows-spanned="4" office:value-type="string">
              <text:p text:style-name="MP5"><draw:frame draw:style-name="Mfr1" draw:name="Imagen3 Copia 1 Copia 1" text:anchor-type="as-char" svg:y="-1.438cm" svg:width="1.803cm" svg:height="1.928cm" draw:z-index="129"><draw:image xlink:href="Pictures/1000000100000103000000F0B9DA922C.png" xlink:type="simple" xlink:show="embed" xlink:actuate="onLoad" draw:mime-type="image/png"/></draw:frame></text:p>
            </table:table-cell>
            <table:table-cell table:style-name="Tabla1.E2" table:number-columns-spanned="7" office:value-type="string">
              <text:p text:style-name="MP6">GERARDO <text:s/>MTNZ.</text:p>
            </table:table-cell>
            <table:covered-table-cell/>
            <table:covered-table-cell/>
            <table:covered-table-cell/>
            <table:covered-table-cell/>
            <table:covered-table-cell/>
            <table:covered-table-cell/>
          </table:table-row>
          <table:table-row table:style-name="Tabla1.3">
            <table:covered-table-cell table:style-name="Tabla1.A2"/>
            <table:covered-table-cell table:style-name="Tabla1.B2"/>
            <table:covered-table-cell table:style-name="Tabla1.C2"/>
            <table:covered-table-cell table:style-name="Tabla1.D3"/>
            <table:table-cell table:style-name="Tabla1.E3" table:number-rows-spanned="2" office:value-type="string">
              <text:p text:style-name="MP7"><text:a xlink:type="simple" xlink:href="mailto:dev.gmartinez@gmail.com" text:style-name="Internet_20_link" text:visited-style-name="Visited_20_Internet_20_Link"><draw:frame draw:style-name="Mfr2" draw:name="Imagen1" text:anchor-type="as-char" svg:width="0.543cm" svg:height="0.543cm" draw:z-index="81"><draw:image xlink:href="Pictures/100000010000010000000100697BCBA2.png" xlink:type="simple" xlink:show="embed" xlink:actuate="onLoad" draw:mime-type="image/png"/></draw:frame></text:a></text:p>
            </table:table-cell>
            <table:table-cell table:style-name="Tabla1.F3" table:number-rows-spanned="2" table:number-columns-spanned="2" office:value-type="string">
              <text:p text:style-name="MP8"><text:a xlink:type="simple" xlink:href="mailto:dev.gmartinez@gmail.com" text:style-name="Internet_20_link" text:visited-style-name="Visited_20_Internet_20_Link">G-Mail</text:a></text:p>
            </table:table-cell>
            <table:covered-table-cell/>
            <table:table-cell table:style-name="Tabla1.E3" table:number-rows-spanned="2" office:value-type="string">
              <text:p text:style-name="MP9"><draw:frame draw:style-name="Mfr2" draw:name="Imagen1 Copia 1" text:anchor-type="as-char" svg:width="0.543cm" svg:height="0.543cm" draw:z-index="97"><draw:image xlink:href="Pictures/100000010000010000000100246102AC.png" xlink:type="simple" xlink:show="embed" xlink:actuate="onLoad" draw:mime-type="image/png"/></draw:frame></text:p>
            </table:table-cell>
            <table:table-cell table:style-name="Tabla1.I3" table:number-rows-spanned="2" table:number-columns-spanned="3" office:value-type="string">
              <text:p text:style-name="MP10"><text:a xlink:type="simple" xlink:href="http://www.linkedin.com/in/gerardo-martinez-orbegozo" text:style-name="Internet_20_link" text:visited-style-name="Visited_20_Internet_20_Link"><text:span text:style-name="MT1">Linkedin</text:span></text:a></text:p>
            </table:table-cell>
            <table:covered-table-cell/>
            <table:covered-table-cell/>
          </table:table-row>
          <table:table-row table:style-name="Tabla1.4">
            <table:table-cell table:style-name="Tabla1.A4" table:number-rows-spanned="2" office:value-type="string">
              <text:p text:style-name="MP11"/>
              <text:p text:style-name="MP12"><draw:frame draw:style-name="Mfr3" draw:name="Imagen7 Copia 1" text:anchor-type="as-char" svg:y="-0.84cm" svg:width="0.961cm" svg:height="0.921cm" draw:z-index="113"><draw:image xlink:href="Pictures/100000010000010000000100D51511BB.png" xlink:type="simple" xlink:show="embed" xlink:actuate="onLoad" draw:mime-type="image/png"/></draw:frame></text:p>
            </table:table-cell>
            <table:table-cell table:style-name="Tabla1.A4" table:number-rows-spanned="2" office:value-type="string">
              <text:p text:style-name="MP13"/>
              <text:p text:style-name="MP13">https://</text:p>
            </table:table-cell>
            <table:covered-table-cell table:style-name="Tabla1.C2"/>
            <table:covered-table-cell table:style-name="Tabla1.D4"/>
            <table:covered-table-cell table:style-name="Tabla1.E3"/>
            <table:covered-table-cell table:style-name="Tabla1.E3"/>
            <table:covered-table-cell/>
            <table:covered-table-cell table:style-name="Tabla1.I3"/>
            <table:covered-table-cell table:style-name="Tabla1.I3"/>
            <table:covered-table-cell/>
            <table:covered-table-cell/>
          </table:table-row>
          <table:table-row table:style-name="Tabla1.5">
            <table:covered-table-cell table:style-name="Tabla1.A4"/>
            <table:covered-table-cell table:style-name="Tabla1.A4"/>
            <table:covered-table-cell table:style-name="Tabla1.C2"/>
            <table:covered-table-cell table:style-name="Tabla1.D5"/>
            <table:table-cell table:style-name="Tabla1.B2" office:value-type="string">
              <text:p text:style-name="MP14"><text:a xlink:type="simple" xlink:href="https://linktr.ee/gerardo.m" text:style-name="Internet_20_link" text:visited-style-name="Visited_20_Internet_20_Link"><draw:a xlink:type="simple" xlink:href="https://linktr.ee/gerardo.m"><draw:frame draw:style-name="Mfr4" draw:name="HTTPS://LINKTR.EE/GERARDO.M Copia 1" text:anchor-type="as-char" svg:width="0.513cm" svg:height="0.513cm" draw:z-index="15"><draw:image xlink:href="Pictures/100000010000010000000100212B5436.png" xlink:type="simple" xlink:show="embed" xlink:actuate="onLoad" draw:mime-type="image/png"/></draw:frame></draw:a></text:a></text:p>
            </table:table-cell>
            <table:table-cell table:style-name="Tabla1.F5" table:number-columns-spanned="2" office:value-type="string">
              <text:p text:style-name="MP15"><text:a xlink:type="simple" xlink:href="https://linktr.ee/gerardo.m" text:style-name="Internet_20_link" text:visited-style-name="Visited_20_Internet_20_Link"><text:span text:style-name="MT1">Linktree</text:span></text:a></text:p>
            </table:table-cell>
            <table:covered-table-cell/>
            <table:table-cell table:style-name="Tabla1.H5" office:value-type="string">
              <text:p text:style-name="MP16"><draw:frame draw:style-name="Mfr2" draw:name="Imagen1 Copia 2" text:anchor-type="as-char" svg:width="0.543cm" svg:height="0.543cm" draw:z-index="31"><draw:image xlink:href="Pictures/1000000100000100000001009E26EBA6.png" xlink:type="simple" xlink:show="embed" xlink:actuate="onLoad" draw:mime-type="image/png"/></draw:frame></text:p>
            </table:table-cell>
            <table:table-cell table:style-name="Tabla1.I5" table:number-columns-spanned="3" office:value-type="string">
              <text:p text:style-name="MP17">Mi Web</text:p>
            </table:table-cell>
            <table:covered-table-cell/>
            <table:covered-table-cell/>
          </table:table-row>
        </table:table>
        <text:p text:style-name="MP18"><draw:frame text:anchor-type="char" draw:z-index="145" draw:name="Imagen 4" draw:style-name="Mgr1" draw:text-style-name="MP19" svg:width="0.399cm" svg:height="0.399cm" draw:transform="rotate (-0.149051118120316) translate (17.8051944444444cm 30.1272222222222cm)"><draw:image xlink:href="Pictures/100000010000010000000100BA7411A2.png" xlink:type="simple" xlink:show="embed" xlink:actuate="onLoad" draw:mime-type="image/png"><text:p/></draw:image></draw:frame><draw:custom-shape text:anchor-type="char" draw:z-index="161" draw:name="Forma 2" draw:style-name="Mgr2" draw:text-style-name="MP20" svg:width="21.155cm" svg:height="0.061cm" svg:x="-4.415cm" svg:y="0.092cm"><text:p/><draw:enhanced-geometry svg:viewBox="0 0 21600 21600" draw:type="rectangle" draw:enhanced-path="M 0 0 L 21600 0 21600 21600 0 21600 0 0 Z N"/></draw:custom-shape></text:p>
        <text:p text:style-name="MP18"/>
      </style:header>
      <style:footer>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MP21"><draw:custom-shape text:anchor-type="char" draw:z-index="177" draw:name="Forma 1" draw:style-name="Mgr2" draw:text-style-name="MP20" svg:width="21.155cm" svg:height="0.061cm" svg:x="-0.155cm" svg:y="-0.139cm"><text:p/><draw:enhanced-geometry svg:viewBox="0 0 21600 21600" draw:type="rectangle" draw:enhanced-path="M 0 0 L 21600 0 21600 21600 0 21600 0 0 Z N"/></draw:custom-shape><draw:frame draw:style-name="Mfr2" draw:name="Imagen2" text:anchor-type="as-char" svg:width="1.004cm" svg:height="1.004cm" draw:z-index="47"><draw:image xlink:href="Pictures/100000010000012C0000012C13779555.png" xlink:type="simple" xlink:show="embed" xlink:actuate="onLoad" draw:mime-type="image/png"/></draw:frame><text:s/></text:p>
            </table:table-cell>
            <table:table-cell table:style-name="Tabla2.B1" office:value-type="string">
              <text:p text:style-name="MP22">Linux Docs</text:p>
            </table:table-cell>
            <table:table-cell table:style-name="Tabla2.A1" office:value-type="string">
              <text:p text:style-name="MP12"><text:span text:style-name="MT2"><text:page-number text:select-page="current">16</text:page-number></text:span><text:span text:style-name="MT2"><text:s/>/</text:span><text:span text:style-name="MT3"> </text:span><text:span text:style-name="MT4"><text:page-count>16</text:page-count></text:span></text:p>
            </table:table-cell>
            <table:table-cell table:style-name="Tabla2.B1" office:value-type="string">
              <text:p text:style-name="MP23">Kubuntu <text:span text:style-name="MT5">22,04 </text:span></text:p>
            </table:table-cell>
            <table:table-cell table:style-name="Tabla2.A1" office:value-type="string">
              <text:p text:style-name="MP12"><draw:frame draw:style-name="Mfr2" draw:name="Imagen2 Copia 1" text:anchor-type="as-char" svg:width="1.004cm" svg:height="1.004cm" draw:z-index="65"><draw:image xlink:href="Pictures/100000010000012C0000012C23150FFD.png" xlink:type="simple" xlink:show="embed" xlink:actuate="onLoad" draw:mime-type="image/png"/></draw:frame></text:p>
            </table:table-cell>
          </table:table-row>
          <table:table-row table:style-name="Tabla2.2">
            <table:table-cell table:style-name="Tabla2.A1" office:value-type="string">
              <text:p text:style-name="MP24"/>
            </table:table-cell>
            <table:table-cell table:style-name="Tabla2.B1" office:value-type="string">
              <text:p text:style-name="MP25"/>
            </table:table-cell>
            <table:table-cell table:style-name="Tabla2.A1" office:value-type="string">
              <text:p text:style-name="MP26"/>
            </table:table-cell>
            <table:table-cell table:style-name="Tabla2.B1" office:value-type="string">
              <text:p text:style-name="MP27"/>
            </table:table-cell>
            <table:table-cell table:style-name="Tabla2.A1" office:value-type="string">
              <text:p text:style-name="MP26"/>
            </table:table-cell>
          </table:table-row>
        </table:table>
        <text:p text:style-name="MP28"><text:bookmark text:name="PageNumWizard_FOOTER_Estilo de página predeterminado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2T22:05:53.543318031</meta:creation-date>
    <meta:generator>LibreOffice/24.2.7.2$Linux_X86_64 LibreOffice_project/420$Build-2</meta:generator>
    <meta:editing-duration>PT21M52S</meta:editing-duration>
    <meta:editing-cycles>8</meta:editing-cycles>
    <dc:date>2025-03-13T00:37:25.448124329</dc:date>
    <meta:print-date>2025-03-13T00:37:20.225792535</meta:print-date>
    <meta:printed-by>Archivos PDF</meta:printed-by>
    <meta:document-statistic meta:table-count="7" meta:image-count="12" meta:object-count="0" meta:page-count="16" meta:paragraph-count="518" meta:word-count="3029" meta:character-count="19504" meta:non-whitespace-character-count="16833"/>
    <meta:user-defined meta:name="AppVersion">16.0000</meta:user-defined>
    <meta:template xlink:type="simple" xlink:actuate="onRequest" xlink:title="Plantilla Dev OK" xlink:href="../../../../../../.config/libreoffice/4/user/template/Plantilla%20Dev%20OK.ott" meta:date="2025-03-12T22:05:53.006748444"/>
  </office:meta>
</office:document-meta>
</file>